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48.22mm"/>
    </style:style>
    <style:style style:name="co8" style:family="table-column">
      <style:table-column-properties fo:break-before="auto" style:column-width="77.96mm"/>
    </style:style>
    <style:style style:name="co9" style:family="table-column">
      <style:table-column-properties fo:break-before="auto" style:column-width="60.8mm"/>
    </style:style>
    <style:style style:name="co10" style:family="table-column">
      <style:table-column-properties fo:break-before="auto" style:column-width="37.92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61mm"/>
    </style:style>
    <style:style style:name="co14" style:family="table-column">
      <style:table-column-properties fo:break-before="auto" style:column-width="83.54mm"/>
    </style:style>
    <style:style style:name="co15" style:family="table-column">
      <style:table-column-properties fo:break-before="auto" style:column-width="61.93mm"/>
    </style:style>
    <style:style style:name="co16" style:family="table-column">
      <style:table-column-properties fo:break-before="auto" style:column-width="4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dbh2_engli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E_DBH2_L1</text:p>
          </table:table-cell>
          <table:table-cell office:value-type="string" calcext:value-type="string">
            <text:p>E_DBH2_L2</text:p>
          </table:table-cell>
          <table:table-cell office:value-type="string" calcext:value-type="string">
            <text:p>E_DBH2_L3</text:p>
          </table:table-cell>
          <table:table-cell office:value-type="string" calcext:value-type="string">
            <text:p>E_DBH2_L4</text:p>
          </table:table-cell>
          <table:table-cell office:value-type="string" calcext:value-type="string">
            <text:p>E_DBH2_L5</text:p>
          </table:table-cell>
          <table:table-cell office:value-type="string" calcext:value-type="string">
            <text:p>E_DBH2_L6</text:p>
          </table:table-cell>
          <table:table-cell office:value-type="string" calcext:value-type="string">
            <text:p>E_DBH2_L7</text:p>
          </table:table-cell>
          <table:table-cell office:value-type="string" calcext:value-type="string">
            <text:p>E_DBH2_L8</text:p>
          </table:table-cell>
          <table:table-cell office:value-type="string" calcext:value-type="string">
            <text:p>E_DBH2_L9</text:p>
          </table:table-cell>
          <table:table-cell office:value-type="string" calcext:value-type="string">
            <text:p>E_DBH2_L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AVERAGE([.D2:.M2])" office:value-type="float" office:value="9.3" calcext:value-type="float">
            <text:p>9,3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([.D3:.M3])" office:value-type="float" office:value="28.6" calcext:value-type="float">
            <text:p>28,6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358" calcext:value-type="float">
            <text:p>358</text:p>
          </table:table-cell>
          <table:table-cell office:value-type="float" office:value="245" calcext:value-type="float">
            <text:p>245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346" calcext:value-type="float">
            <text:p>346</text:p>
          </table:table-cell>
          <table:table-cell office:value-type="float" office:value="462" calcext:value-type="float">
            <text:p>462</text:p>
          </table:table-cell>
          <table:table-cell office:value-type="float" office:value="275" calcext:value-type="float">
            <text:p>27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432" calcext:value-type="float">
            <text:p>432</text:p>
          </table:table-cell>
          <table:table-cell table:formula="of:=AVERAGE([.D4:.M4])" office:value-type="float" office:value="345.1" calcext:value-type="float">
            <text:p>345,1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2.667" calcext:value-type="float">
            <text:p>2,667</text:p>
          </table:table-cell>
          <table:table-cell office:value-type="float" office:value="2.556" calcext:value-type="float">
            <text:p>2,556</text:p>
          </table:table-cell>
          <table:table-cell office:value-type="float" office:value="6.8" calcext:value-type="float">
            <text:p>6,8</text:p>
          </table:table-cell>
          <table:table-cell office:value-type="float" office:value="5.2" calcext:value-type="float">
            <text:p>5,2</text:p>
          </table:table-cell>
          <table:table-cell office:value-type="float" office:value="3.2" calcext:value-type="float">
            <text:p>3,2</text:p>
          </table:table-cell>
          <table:table-cell office:value-type="float" office:value="2.429" calcext:value-type="float">
            <text:p>2,429</text:p>
          </table:table-cell>
          <table:table-cell office:value-type="float" office:value="2.364" calcext:value-type="float">
            <text:p>2,3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909" calcext:value-type="float">
            <text:p>2,909</text:p>
          </table:table-cell>
          <table:table-cell table:formula="of:=AVERAGE([.D5:.M5])" office:value-type="float" office:value="3.4034" calcext:value-type="float">
            <text:p>3,4034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1.557" calcext:value-type="float">
            <text:p>1,557</text:p>
          </table:table-cell>
          <table:table-cell office:value-type="float" office:value="1.878" calcext:value-type="float">
            <text:p>1,878</text:p>
          </table:table-cell>
          <table:table-cell office:value-type="float" office:value="5.404" calcext:value-type="float">
            <text:p>5,404</text:p>
          </table:table-cell>
          <table:table-cell office:value-type="float" office:value="3.899" calcext:value-type="float">
            <text:p>3,899</text:p>
          </table:table-cell>
          <table:table-cell office:value-type="float" office:value="3.521" calcext:value-type="float">
            <text:p>3,521</text:p>
          </table:table-cell>
          <table:table-cell office:value-type="float" office:value="2.472" calcext:value-type="float">
            <text:p>2,472</text:p>
          </table:table-cell>
          <table:table-cell office:value-type="float" office:value="1.629" calcext:value-type="float">
            <text:p>1,629</text:p>
          </table:table-cell>
          <table:table-cell office:value-type="float" office:value="1.581" calcext:value-type="float">
            <text:p>1,581</text:p>
          </table:table-cell>
          <table:table-cell table:number-columns-repeated="2" office:value-type="float" office:value="2.7" calcext:value-type="float">
            <text:p>2,7</text:p>
          </table:table-cell>
          <table:table-cell table:formula="of:=AVERAGE([.D6:.M6])" office:value-type="float" office:value="2.7341" calcext:value-type="float">
            <text:p>2,7341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11.188" calcext:value-type="float">
            <text:p>11,188</text:p>
          </table:table-cell>
          <table:table-cell office:value-type="float" office:value="10.652" calcext:value-type="float">
            <text:p>10,652</text:p>
          </table:table-cell>
          <table:table-cell office:value-type="float" office:value="10.824" calcext:value-type="float">
            <text:p>10,824</text:p>
          </table:table-cell>
          <table:table-cell office:value-type="float" office:value="14.269" calcext:value-type="float">
            <text:p>14,269</text:p>
          </table:table-cell>
          <table:table-cell office:value-type="float" office:value="10.813" calcext:value-type="float">
            <text:p>10,813</text:p>
          </table:table-cell>
          <table:table-cell office:value-type="float" office:value="13.588" calcext:value-type="float">
            <text:p>13,588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13.5" calcext:value-type="float">
            <text:p>13,5</text:p>
          </table:table-cell>
          <table:table-cell table:formula="of:=AVERAGE([.D7:.M7])" office:value-type="float" office:value="11.9711" calcext:value-type="float">
            <text:p>11,9711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5.307" calcext:value-type="float">
            <text:p>5,307</text:p>
          </table:table-cell>
          <table:table-cell office:value-type="float" office:value="6.332" calcext:value-type="float">
            <text:p>6,332</text:p>
          </table:table-cell>
          <table:table-cell office:value-type="float" office:value="5.306" calcext:value-type="float">
            <text:p>5,306</text:p>
          </table:table-cell>
          <table:table-cell office:value-type="float" office:value="5.514" calcext:value-type="float">
            <text:p>5,514</text:p>
          </table:table-cell>
          <table:table-cell office:value-type="float" office:value="6.112" calcext:value-type="float">
            <text:p>6,112</text:p>
          </table:table-cell>
          <table:table-cell office:value-type="float" office:value="7.36" calcext:value-type="float">
            <text:p>7,36</text:p>
          </table:table-cell>
          <table:table-cell office:value-type="float" office:value="5.535" calcext:value-type="float">
            <text:p>5,535</text:p>
          </table:table-cell>
          <table:table-cell office:value-type="float" office:value="5.612" calcext:value-type="float">
            <text:p>5,612</text:p>
          </table:table-cell>
          <table:table-cell table:number-columns-repeated="2" office:value-type="float" office:value="7.749" calcext:value-type="float">
            <text:p>7,749</text:p>
          </table:table-cell>
          <table:table-cell table:formula="of:=AVERAGE([.D8:.M8])" office:value-type="float" office:value="6.2576" calcext:value-type="float">
            <text:p>6,2576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355" calcext:value-type="float">
            <text:p>1,355</text:p>
          </table:table-cell>
          <table:table-cell office:value-type="float" office:value="1.445" calcext:value-type="float">
            <text:p>1,445</text:p>
          </table:table-cell>
          <table:table-cell office:value-type="float" office:value="1.38" calcext:value-type="float">
            <text:p>1,38</text:p>
          </table:table-cell>
          <table:table-cell office:value-type="float" office:value="1.437" calcext:value-type="float">
            <text:p>1,437</text:p>
          </table:table-cell>
          <table:table-cell office:value-type="float" office:value="1.451" calcext:value-type="float">
            <text:p>1,451</text:p>
          </table:table-cell>
          <table:table-cell office:value-type="float" office:value="1.517" calcext:value-type="float">
            <text:p>1,517</text:p>
          </table:table-cell>
          <table:table-cell office:value-type="float" office:value="1.425" calcext:value-type="float">
            <text:p>1,42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.47" calcext:value-type="float">
            <text:p>1,47</text:p>
          </table:table-cell>
          <table:table-cell table:formula="of:=AVERAGE([.D9:.M9])" office:value-type="float" office:value="1.445" calcext:value-type="float">
            <text:p>1,445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622" calcext:value-type="float">
            <text:p>0,622</text:p>
          </table:table-cell>
          <table:table-cell office:value-type="float" office:value="0.78" calcext:value-type="float">
            <text:p>0,78</text:p>
          </table:table-cell>
          <table:table-cell office:value-type="float" office:value="0.67" calcext:value-type="float">
            <text:p>0,67</text:p>
          </table:table-cell>
          <table:table-cell office:value-type="float" office:value="0.77" calcext:value-type="float">
            <text:p>0,77</text:p>
          </table:table-cell>
          <table:table-cell office:value-type="float" office:value="0.878" calcext:value-type="float">
            <text:p>0,878</text:p>
          </table:table-cell>
          <table:table-cell office:value-type="float" office:value="0.795" calcext:value-type="float">
            <text:p>0,795</text:p>
          </table:table-cell>
          <table:table-cell office:value-type="float" office:value="0.809" calcext:value-type="float">
            <text:p>0,809</text:p>
          </table:table-cell>
          <table:table-cell office:value-type="float" office:value="0.893" calcext:value-type="float">
            <text:p>0,893</text:p>
          </table:table-cell>
          <table:table-cell table:number-columns-repeated="2" office:value-type="float" office:value="0.794" calcext:value-type="float">
            <text:p>0,794</text:p>
          </table:table-cell>
          <table:table-cell table:formula="of:=AVERAGE([.D10:.M10])" office:value-type="float" office:value="0.7805" calcext:value-type="float">
            <text:p>0,7805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198" calcext:value-type="float">
            <text:p>4,198</text:p>
          </table:table-cell>
          <table:table-cell office:value-type="float" office:value="4.469" calcext:value-type="float">
            <text:p>4,469</text:p>
          </table:table-cell>
          <table:table-cell office:value-type="float" office:value="4.106" calcext:value-type="float">
            <text:p>4,106</text:p>
          </table:table-cell>
          <table:table-cell office:value-type="float" office:value="4.418" calcext:value-type="float">
            <text:p>4,418</text:p>
          </table:table-cell>
          <table:table-cell office:value-type="float" office:value="4.477" calcext:value-type="float">
            <text:p>4,477</text:p>
          </table:table-cell>
          <table:table-cell office:value-type="float" office:value="4.738" calcext:value-type="float">
            <text:p>4,738</text:p>
          </table:table-cell>
          <table:table-cell office:value-type="float" office:value="4.465" calcext:value-type="float">
            <text:p>4,465</text:p>
          </table:table-cell>
          <table:table-cell office:value-type="float" office:value="4.438" calcext:value-type="float">
            <text:p>4,438</text:p>
          </table:table-cell>
          <table:table-cell table:number-columns-repeated="2" office:value-type="float" office:value="4.495" calcext:value-type="float">
            <text:p>4,495</text:p>
          </table:table-cell>
          <table:table-cell table:formula="of:=AVERAGE([.D11:.M11])" office:value-type="float" office:value="4.4299" calcext:value-type="float">
            <text:p>4,4299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1.968" calcext:value-type="float">
            <text:p>1,968</text:p>
          </table:table-cell>
          <table:table-cell office:value-type="float" office:value="2.248" calcext:value-type="float">
            <text:p>2,248</text:p>
          </table:table-cell>
          <table:table-cell office:value-type="float" office:value="2.356" calcext:value-type="float">
            <text:p>2,356</text:p>
          </table:table-cell>
          <table:table-cell office:value-type="float" office:value="2.257" calcext:value-type="float">
            <text:p>2,257</text:p>
          </table:table-cell>
          <table:table-cell office:value-type="float" office:value="2.45" calcext:value-type="float">
            <text:p>2,45</text:p>
          </table:table-cell>
          <table:table-cell office:value-type="float" office:value="2.414" calcext:value-type="float">
            <text:p>2,414</text:p>
          </table:table-cell>
          <table:table-cell office:value-type="float" office:value="2.335" calcext:value-type="float">
            <text:p>2,335</text:p>
          </table:table-cell>
          <table:table-cell office:value-type="float" office:value="2.268" calcext:value-type="float">
            <text:p>2,268</text:p>
          </table:table-cell>
          <table:table-cell table:number-columns-repeated="2" office:value-type="float" office:value="2.387" calcext:value-type="float">
            <text:p>2,387</text:p>
          </table:table-cell>
          <table:table-cell table:formula="of:=AVERAGE([.D12:.M12])" office:value-type="float" office:value="2.307" calcext:value-type="float">
            <text:p>2,307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0.581" calcext:value-type="float">
            <text:p>0,581</text:p>
          </table:table-cell>
          <table:table-cell office:value-type="float" office:value="0.235" calcext:value-type="float">
            <text:p>0,235</text:p>
          </table:table-cell>
          <table:table-cell office:value-type="float" office:value="0.746" calcext:value-type="float">
            <text:p>0,746</text:p>
          </table:table-cell>
          <table:table-cell office:value-type="float" office:value="0.143" calcext:value-type="float">
            <text:p>0,143</text:p>
          </table:table-cell>
          <table:table-cell office:value-type="float" office:value="0.214" calcext:value-type="float">
            <text:p>0,214</text:p>
          </table:table-cell>
          <table:table-cell office:value-type="float" office:value="-0.302" calcext:value-type="float">
            <text:p>-0,302</text:p>
          </table:table-cell>
          <table:table-cell office:value-type="float" office:value="-0.437" calcext:value-type="float">
            <text:p>-0,437</text:p>
          </table:table-cell>
          <table:table-cell office:value-type="float" office:value="-0.012" calcext:value-type="float">
            <text:p>-0,012</text:p>
          </table:table-cell>
          <table:table-cell table:number-columns-repeated="2" office:value-type="float" office:value="-0.103" calcext:value-type="float">
            <text:p>-0,103</text:p>
          </table:table-cell>
          <table:table-cell table:formula="of:=AVERAGE([.D13:.M13])" office:value-type="float" office:value="0.0962" calcext:value-type="float">
            <text:p>0,0962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71.9" calcext:value-type="float">
            <text:p>71,9</text:p>
          </table:table-cell>
          <table:table-cell office:value-type="float" office:value="59.1" calcext:value-type="float">
            <text:p>59,1</text:p>
          </table:table-cell>
          <table:table-cell office:value-type="float" office:value="77.04" calcext:value-type="float">
            <text:p>77,04</text:p>
          </table:table-cell>
          <table:table-cell office:value-type="float" office:value="55.57" calcext:value-type="float">
            <text:p>55,57</text:p>
          </table:table-cell>
          <table:table-cell office:value-type="float" office:value="58.32" calcext:value-type="float">
            <text:p>58,32</text:p>
          </table:table-cell>
          <table:table-cell office:value-type="float" office:value="38.21" calcext:value-type="float">
            <text:p>38,21</text:p>
          </table:table-cell>
          <table:table-cell office:value-type="float" office:value="33.36" calcext:value-type="float">
            <text:p>33,36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46.02" calcext:value-type="float">
            <text:p>46,02</text:p>
          </table:table-cell>
          <table:table-cell table:formula="of:=AVERAGE([.D14:.M14])" office:value-type="float" office:value="53.514" calcext:value-type="float">
            <text:p>53,514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0.739" calcext:value-type="float">
            <text:p>0,739</text:p>
          </table:table-cell>
          <table:table-cell office:value-type="float" office:value="0.981" calcext:value-type="float">
            <text:p>0,981</text:p>
          </table:table-cell>
          <table:table-cell office:value-type="float" office:value="0.462" calcext:value-type="float">
            <text:p>0,462</text:p>
          </table:table-cell>
          <table:table-cell office:value-type="float" office:value="0.451" calcext:value-type="float">
            <text:p>0,451</text:p>
          </table:table-cell>
          <table:table-cell office:value-type="float" office:value="0.484" calcext:value-type="float">
            <text:p>0,484</text:p>
          </table:table-cell>
          <table:table-cell office:value-type="float" office:value="0.631" calcext:value-type="float">
            <text:p>0,631</text:p>
          </table:table-cell>
          <table:table-cell office:value-type="float" office:value="0.734" calcext:value-type="float">
            <text:p>0,734</text:p>
          </table:table-cell>
          <table:table-cell office:value-type="float" office:value="1.391" calcext:value-type="float">
            <text:p>1,391</text:p>
          </table:table-cell>
          <table:table-cell office:value-type="float" office:value="0.412" calcext:value-type="float">
            <text:p>0,412</text:p>
          </table:table-cell>
          <table:table-cell office:value-type="float" office:value="0.413" calcext:value-type="float">
            <text:p>0,413</text:p>
          </table:table-cell>
          <table:table-cell table:formula="of:=AVERAGE([.D15:.M15])" office:value-type="float" office:value="0.6698" calcext:value-type="float">
            <text:p>0,6698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76.73" calcext:value-type="float">
            <text:p>76,73</text:p>
          </table:table-cell>
          <table:table-cell office:value-type="float" office:value="83.65" calcext:value-type="float">
            <text:p>83,65</text:p>
          </table:table-cell>
          <table:table-cell office:value-type="float" office:value="67.72" calcext:value-type="float">
            <text:p>67,72</text:p>
          </table:table-cell>
          <table:table-cell office:value-type="float" office:value="67.36" calcext:value-type="float">
            <text:p>67,36</text:p>
          </table:table-cell>
          <table:table-cell office:value-type="float" office:value="68.44" calcext:value-type="float">
            <text:p>68,44</text:p>
          </table:table-cell>
          <table:table-cell office:value-type="float" office:value="73.57" calcext:value-type="float">
            <text:p>73,57</text:p>
          </table:table-cell>
          <table:table-cell office:value-type="float" office:value="76.73" calcext:value-type="float">
            <text:p>76,73</text:p>
          </table:table-cell>
          <table:table-cell office:value-type="float" office:value="91.77" calcext:value-type="float">
            <text:p>91,77</text:p>
          </table:table-cell>
          <table:table-cell table:number-columns-repeated="2" office:value-type="float" office:value="65.91" calcext:value-type="float">
            <text:p>65,91</text:p>
          </table:table-cell>
          <table:table-cell table:formula="of:=AVERAGE([.D16:.M16])" office:value-type="float" office:value="73.779" calcext:value-type="float">
            <text:p>73,779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1.834" calcext:value-type="float">
            <text:p>1,834</text:p>
          </table:table-cell>
          <table:table-cell office:value-type="float" office:value="-0.006" calcext:value-type="float">
            <text:p>-0,006</text:p>
          </table:table-cell>
          <table:table-cell office:value-type="float" office:value="1.939" calcext:value-type="float">
            <text:p>1,939</text:p>
          </table:table-cell>
          <table:table-cell office:value-type="float" office:value="0.406" calcext:value-type="float">
            <text:p>0,406</text:p>
          </table:table-cell>
          <table:table-cell office:value-type="float" office:value="2.101" calcext:value-type="float">
            <text:p>2,101</text:p>
          </table:table-cell>
          <table:table-cell office:value-type="float" office:value="1.741" calcext:value-type="float">
            <text:p>1,741</text:p>
          </table:table-cell>
          <table:table-cell office:value-type="float" office:value="1.479" calcext:value-type="float">
            <text:p>1,479</text:p>
          </table:table-cell>
          <table:table-cell office:value-type="float" office:value="1.157" calcext:value-type="float">
            <text:p>1,157</text:p>
          </table:table-cell>
          <table:table-cell table:number-columns-repeated="2" office:value-type="float" office:value="0.485" calcext:value-type="float">
            <text:p>0,485</text:p>
          </table:table-cell>
          <table:table-cell table:formula="of:=AVERAGE([.D17:.M17])" office:value-type="float" office:value="1.1621" calcext:value-type="float">
            <text:p>1,1621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96.64" calcext:value-type="float">
            <text:p>96,64</text:p>
          </table:table-cell>
          <table:table-cell office:value-type="float" office:value="50" calcext:value-type="float">
            <text:p>50</text:p>
          </table:table-cell>
          <table:table-cell office:value-type="float" office:value="97.32" calcext:value-type="float">
            <text:p>97,32</text:p>
          </table:table-cell>
          <table:table-cell office:value-type="float" office:value="65.54" calcext:value-type="float">
            <text:p>65,54</text:p>
          </table:table-cell>
          <table:table-cell office:value-type="float" office:value="98.21" calcext:value-type="float">
            <text:p>98,21</text:p>
          </table:table-cell>
          <table:table-cell office:value-type="float" office:value="95.91" calcext:value-type="float">
            <text:p>95,91</text:p>
          </table:table-cell>
          <table:table-cell office:value-type="float" office:value="92.92" calcext:value-type="float">
            <text:p>92,92</text:p>
          </table:table-cell>
          <table:table-cell office:value-type="float" office:value="87.49" calcext:value-type="float">
            <text:p>87,49</text:p>
          </table:table-cell>
          <table:table-cell table:number-columns-repeated="2" office:value-type="float" office:value="68.44" calcext:value-type="float">
            <text:p>68,44</text:p>
          </table:table-cell>
          <table:table-cell table:formula="of:=AVERAGE([.D18:.M18])" office:value-type="float" office:value="82.091" calcext:value-type="float">
            <text:p>82,091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0.68" calcext:value-type="float">
            <text:p>0,68</text:p>
          </table:table-cell>
          <table:table-cell office:value-type="float" office:value="-1.27" calcext:value-type="float">
            <text:p>-1,27</text:p>
          </table:table-cell>
          <table:table-cell office:value-type="float" office:value="-0.5" calcext:value-type="float">
            <text:p>-0,5</text:p>
          </table:table-cell>
          <table:table-cell office:value-type="float" office:value="-0.843" calcext:value-type="float">
            <text:p>-0,843</text:p>
          </table:table-cell>
          <table:table-cell office:value-type="float" office:value="-0.32" calcext:value-type="float">
            <text:p>-0,32</text:p>
          </table:table-cell>
          <table:table-cell office:value-type="float" office:value="-0.322" calcext:value-type="float">
            <text:p>-0,322</text:p>
          </table:table-cell>
          <table:table-cell office:value-type="float" office:value="-1.247" calcext:value-type="float">
            <text:p>-1,247</text:p>
          </table:table-cell>
          <table:table-cell office:value-type="float" office:value="-1.143" calcext:value-type="float">
            <text:p>-1,143</text:p>
          </table:table-cell>
          <table:table-cell office:value-type="float" office:value="-0.371" calcext:value-type="float">
            <text:p>-0,371</text:p>
          </table:table-cell>
          <table:table-cell office:value-type="float" office:value="-0.377" calcext:value-type="float">
            <text:p>-0,377</text:p>
          </table:table-cell>
          <table:table-cell table:formula="of:=AVERAGE([.D19:.M19])" office:value-type="float" office:value="-0.5713" calcext:value-type="float">
            <text:p>-0,5713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75.17" calcext:value-type="float">
            <text:p>75,17</text:p>
          </table:table-cell>
          <table:table-cell office:value-type="float" office:value="10.2" calcext:value-type="float">
            <text:p>10,2</text:p>
          </table:table-cell>
          <table:table-cell office:value-type="float" office:value="30.85" calcext:value-type="float">
            <text:p>30,85</text:p>
          </table:table-cell>
          <table:table-cell office:value-type="float" office:value="20.05" calcext:value-type="float">
            <text:p>20,05</text:p>
          </table:table-cell>
          <table:table-cell table:number-columns-repeated="2" office:value-type="float" office:value="37.45" calcext:value-type="float">
            <text:p>37,45</text:p>
          </table:table-cell>
          <table:table-cell office:value-type="float" office:value="10.75" calcext:value-type="float">
            <text:p>10,75</text:p>
          </table:table-cell>
          <table:table-cell office:value-type="float" office:value="12.71" calcext:value-type="float">
            <text:p>12,71</text:p>
          </table:table-cell>
          <table:table-cell table:number-columns-repeated="2" office:value-type="float" office:value="35.57" calcext:value-type="float">
            <text:p>35,57</text:p>
          </table:table-cell>
          <table:table-cell table:formula="of:=AVERAGE([.D20:.M20])" office:value-type="float" office:value="30.577" calcext:value-type="float">
            <text:p>30,577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1.146" calcext:value-type="float">
            <text:p>1,146</text:p>
          </table:table-cell>
          <table:table-cell office:value-type="float" office:value="-0.196" calcext:value-type="float">
            <text:p>-0,196</text:p>
          </table:table-cell>
          <table:table-cell office:value-type="float" office:value="-1.138" calcext:value-type="float">
            <text:p>-1,138</text:p>
          </table:table-cell>
          <table:table-cell office:value-type="float" office:value="1.513" calcext:value-type="float">
            <text:p>1,513</text:p>
          </table:table-cell>
          <table:table-cell office:value-type="float" office:value="-0.591" calcext:value-type="float">
            <text:p>-0,591</text:p>
          </table:table-cell>
          <table:table-cell office:value-type="float" office:value="0.94" calcext:value-type="float">
            <text:p>0,94</text:p>
          </table:table-cell>
          <table:table-cell office:value-type="float" office:value="0.34" calcext:value-type="float">
            <text:p>0,34</text:p>
          </table:table-cell>
          <table:table-cell office:value-type="float" office:value="-0.649" calcext:value-type="float">
            <text:p>-0,649</text:p>
          </table:table-cell>
          <table:table-cell office:value-type="float" office:value="-0.412" calcext:value-type="float">
            <text:p>-0,412</text:p>
          </table:table-cell>
          <table:table-cell office:value-type="float" office:value="-0.409" calcext:value-type="float">
            <text:p>-0,409</text:p>
          </table:table-cell>
          <table:table-cell table:formula="of:=AVERAGE([.D21:.M21])" office:value-type="float" office:value="0.0544" calcext:value-type="float">
            <text:p>0,0544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87.29" calcext:value-type="float">
            <text:p>87,29</text:p>
          </table:table-cell>
          <table:table-cell office:value-type="float" office:value="42.47" calcext:value-type="float">
            <text:p>42,47</text:p>
          </table:table-cell>
          <table:table-cell office:value-type="float" office:value="12.92" calcext:value-type="float">
            <text:p>12,92</text:p>
          </table:table-cell>
          <table:table-cell office:value-type="float" office:value="93.45" calcext:value-type="float">
            <text:p>93,45</text:p>
          </table:table-cell>
          <table:table-cell office:value-type="float" office:value="27.76" calcext:value-type="float">
            <text:p>27,76</text:p>
          </table:table-cell>
          <table:table-cell office:value-type="float" office:value="82.38" calcext:value-type="float">
            <text:p>82,38</text:p>
          </table:table-cell>
          <table:table-cell office:value-type="float" office:value="63.31" calcext:value-type="float">
            <text:p>63,31</text:p>
          </table:table-cell>
          <table:table-cell office:value-type="float" office:value="25.78" calcext:value-type="float">
            <text:p>25,78</text:p>
          </table:table-cell>
          <table:table-cell table:number-columns-repeated="2" office:value-type="float" office:value="34.09" calcext:value-type="float">
            <text:p>34,09</text:p>
          </table:table-cell>
          <table:table-cell table:formula="of:=AVERAGE([.D22:.M22])" office:value-type="float" office:value="50.354" calcext:value-type="float">
            <text:p>50,354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-1.187" calcext:value-type="float">
            <text:p>-1,187</text:p>
          </table:table-cell>
          <table:table-cell office:value-type="float" office:value="-0.28" calcext:value-type="float">
            <text:p>-0,28</text:p>
          </table:table-cell>
          <table:table-cell office:value-type="float" office:value="-0.184" calcext:value-type="float">
            <text:p>-0,184</text:p>
          </table:table-cell>
          <table:table-cell office:value-type="float" office:value="0.854" calcext:value-type="float">
            <text:p>0,854</text:p>
          </table:table-cell>
          <table:table-cell office:value-type="float" office:value="0.657" calcext:value-type="float">
            <text:p>0,657</text:p>
          </table:table-cell>
          <table:table-cell office:value-type="float" office:value="-0.944" calcext:value-type="float">
            <text:p>-0,944</text:p>
          </table:table-cell>
          <table:table-cell office:value-type="float" office:value="-0.221" calcext:value-type="float">
            <text:p>-0,221</text:p>
          </table:table-cell>
          <table:table-cell office:value-type="float" office:value="0.997" calcext:value-type="float">
            <text:p>0,997</text:p>
          </table:table-cell>
          <table:table-cell office:value-type="float" office:value="-0.556" calcext:value-type="float">
            <text:p>-0,556</text:p>
          </table:table-cell>
          <table:table-cell office:value-type="float" office:value="-0.562" calcext:value-type="float">
            <text:p>-0,562</text:p>
          </table:table-cell>
          <table:table-cell table:formula="of:=AVERAGE([.D23:.M23])" office:value-type="float" office:value="-0.1426" calcext:value-type="float">
            <text:p>-0,1426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11.9" calcext:value-type="float">
            <text:p>11,9</text:p>
          </table:table-cell>
          <table:table-cell office:value-type="float" office:value="38.97" calcext:value-type="float">
            <text:p>38,97</text:p>
          </table:table-cell>
          <table:table-cell office:value-type="float" office:value="42.86" calcext:value-type="float">
            <text:p>42,86</text:p>
          </table:table-cell>
          <table:table-cell office:value-type="float" office:value="80.23" calcext:value-type="float">
            <text:p>80,23</text:p>
          </table:table-cell>
          <table:table-cell office:value-type="float" office:value="74.22" calcext:value-type="float">
            <text:p>74,22</text:p>
          </table:table-cell>
          <table:table-cell office:value-type="float" office:value="17.36" calcext:value-type="float">
            <text:p>17,36</text:p>
          </table:table-cell>
          <table:table-cell office:value-type="float" office:value="41.29" calcext:value-type="float">
            <text:p>41,29</text:p>
          </table:table-cell>
          <table:table-cell office:value-type="float" office:value="83.89" calcext:value-type="float">
            <text:p>83,89</text:p>
          </table:table-cell>
          <table:table-cell office:value-type="float" office:value="29.12" calcext:value-type="float">
            <text:p>29,12</text:p>
          </table:table-cell>
          <table:table-cell office:value-type="float" office:value="28.77" calcext:value-type="float">
            <text:p>28,77</text:p>
          </table:table-cell>
          <table:table-cell table:formula="of:=AVERAGE([.D24:.M24])" office:value-type="float" office:value="44.861" calcext:value-type="float">
            <text:p>44,861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4.541" calcext:value-type="float">
            <text:p>-4,541</text:p>
          </table:table-cell>
          <table:table-cell office:value-type="float" office:value="-2.394" calcext:value-type="float">
            <text:p>-2,394</text:p>
          </table:table-cell>
          <table:table-cell office:value-type="float" office:value="-3.443" calcext:value-type="float">
            <text:p>-3,443</text:p>
          </table:table-cell>
          <table:table-cell office:value-type="float" office:value="-3.382" calcext:value-type="float">
            <text:p>-3,382</text:p>
          </table:table-cell>
          <table:table-cell office:value-type="float" office:value="-3.625" calcext:value-type="float">
            <text:p>-3,625</text:p>
          </table:table-cell>
          <table:table-cell office:value-type="float" office:value="-2.797" calcext:value-type="float">
            <text:p>-2,797</text:p>
          </table:table-cell>
          <table:table-cell office:value-type="float" office:value="-3.972" calcext:value-type="float">
            <text:p>-3,972</text:p>
          </table:table-cell>
          <table:table-cell office:value-type="float" office:value="-5.81" calcext:value-type="float">
            <text:p>-5,81</text:p>
          </table:table-cell>
          <table:table-cell office:value-type="float" office:value="-4.61" calcext:value-type="float">
            <text:p>-4,61</text:p>
          </table:table-cell>
          <table:table-cell office:value-type="float" office:value="-4.613" calcext:value-type="float">
            <text:p>-4,613</text:p>
          </table:table-cell>
          <table:table-cell table:formula="of:=AVERAGE([.D25:.M25])" office:value-type="float" office:value="-3.9187" calcext:value-type="float">
            <text:p>-3,9187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D26:.M26])" office:value-type="float" office:value="0.117" calcext:value-type="float">
            <text:p>0,117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-0.955" calcext:value-type="float">
            <text:p>-0,955</text:p>
          </table:table-cell>
          <table:table-cell office:value-type="float" office:value="0.908" calcext:value-type="float">
            <text:p>0,908</text:p>
          </table:table-cell>
          <table:table-cell office:value-type="float" office:value="0.409" calcext:value-type="float">
            <text:p>0,409</text:p>
          </table:table-cell>
          <table:table-cell office:value-type="float" office:value="-0.98" calcext:value-type="float">
            <text:p>-0,98</text:p>
          </table:table-cell>
          <table:table-cell office:value-type="float" office:value="0.683" calcext:value-type="float">
            <text:p>0,683</text:p>
          </table:table-cell>
          <table:table-cell office:value-type="float" office:value="-0.26" calcext:value-type="float">
            <text:p>-0,26</text:p>
          </table:table-cell>
          <table:table-cell office:value-type="float" office:value="-0.104" calcext:value-type="float">
            <text:p>-0,104</text:p>
          </table:table-cell>
          <table:table-cell office:value-type="float" office:value="-0.343" calcext:value-type="float">
            <text:p>-0,343</text:p>
          </table:table-cell>
          <table:table-cell office:value-type="float" office:value="0.603" calcext:value-type="float">
            <text:p>0,603</text:p>
          </table:table-cell>
          <table:table-cell office:value-type="float" office:value="0.6" calcext:value-type="float">
            <text:p>0,6</text:p>
          </table:table-cell>
          <table:table-cell table:formula="of:=AVERAGE([.D27:.M27])" office:value-type="float" office:value="0.0561" calcext:value-type="float">
            <text:p>0,0561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17.11" calcext:value-type="float">
            <text:p>17,11</text:p>
          </table:table-cell>
          <table:table-cell office:value-type="float" office:value="81.59" calcext:value-type="float">
            <text:p>81,59</text:p>
          </table:table-cell>
          <table:table-cell office:value-type="float" office:value="65.54" calcext:value-type="float">
            <text:p>65,54</text:p>
          </table:table-cell>
          <table:table-cell office:value-type="float" office:value="16.35" calcext:value-type="float">
            <text:p>16,35</text:p>
          </table:table-cell>
          <table:table-cell office:value-type="float" office:value="75.17" calcext:value-type="float">
            <text:p>75,17</text:p>
          </table:table-cell>
          <table:table-cell office:value-type="float" office:value="39.74" calcext:value-type="float">
            <text:p>39,74</text:p>
          </table:table-cell>
          <table:table-cell office:value-type="float" office:value="46.02" calcext:value-type="float">
            <text:p>46,02</text:p>
          </table:table-cell>
          <table:table-cell office:value-type="float" office:value="36.69" calcext:value-type="float">
            <text:p>36,69</text:p>
          </table:table-cell>
          <table:table-cell office:value-type="float" office:value="72.57" calcext:value-type="float">
            <text:p>72,57</text:p>
          </table:table-cell>
          <table:table-cell office:value-type="float" office:value="72.24" calcext:value-type="float">
            <text:p>72,24</text:p>
          </table:table-cell>
          <table:table-cell table:formula="of:=AVERAGE([.D28:.M28])" office:value-type="float" office:value="52.302" calcext:value-type="float">
            <text:p>52,302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452" calcext:value-type="float">
            <text:p>0,452</text:p>
          </table:table-cell>
          <table:table-cell office:value-type="float" office:value="0.091" calcext:value-type="float">
            <text:p>0,091</text:p>
          </table:table-cell>
          <table:table-cell office:value-type="float" office:value="0.152" calcext:value-type="float">
            <text:p>0,152</text:p>
          </table:table-cell>
          <table:table-cell office:value-type="float" office:value="0.24" calcext:value-type="float">
            <text:p>0,24</text:p>
          </table:table-cell>
          <table:table-cell office:value-type="float" office:value="0.323" calcext:value-type="float">
            <text:p>0,323</text:p>
          </table:table-cell>
          <table:table-cell office:value-type="float" office:value="0.485" calcext:value-type="float">
            <text:p>0,485</text:p>
          </table:table-cell>
          <table:table-cell office:value-type="float" office:value="0.32" calcext:value-type="float">
            <text:p>0,32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.258" calcext:value-type="float">
            <text:p>0,258</text:p>
          </table:table-cell>
          <table:table-cell table:formula="of:=AVERAGE([.D29:.M29])" office:value-type="float" office:value="0.2722" calcext:value-type="float">
            <text:p>0,2722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677" calcext:value-type="float">
            <text:p>0,677</text:p>
          </table:table-cell>
          <table:table-cell office:value-type="float" office:value="0.136" calcext:value-type="float">
            <text:p>0,136</text:p>
          </table:table-cell>
          <table:table-cell office:value-type="float" office:value="0.424" calcext:value-type="float">
            <text:p>0,424</text:p>
          </table:table-cell>
          <table:table-cell office:value-type="float" office:value="0.36" calcext:value-type="float">
            <text:p>0,36</text:p>
          </table:table-cell>
          <table:table-cell office:value-type="float" office:value="0.452" calcext:value-type="float">
            <text:p>0,452</text:p>
          </table:table-cell>
          <table:table-cell office:value-type="float" office:value="0.576" calcext:value-type="float">
            <text:p>0,576</text:p>
          </table:table-cell>
          <table:table-cell office:value-type="float" office:value="0.36" calcext:value-type="float">
            <text:p>0,36</text:p>
          </table:table-cell>
          <table:table-cell office:value-type="float" office:value="0.214" calcext:value-type="float">
            <text:p>0,214</text:p>
          </table:table-cell>
          <table:table-cell table:number-columns-repeated="2" office:value-type="float" office:value="0.484" calcext:value-type="float">
            <text:p>0,484</text:p>
          </table:table-cell>
          <table:table-cell table:formula="of:=AVERAGE([.D30:.M30])" office:value-type="float" office:value="0.4167" calcext:value-type="float">
            <text:p>0,4167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516" calcext:value-type="float">
            <text:p>0,516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2" calcext:value-type="float">
            <text:p>0,212</text:p>
          </table:table-cell>
          <table:table-cell office:value-type="float" office:value="0.32" calcext:value-type="float">
            <text:p>0,32</text:p>
          </table:table-cell>
          <table:table-cell office:value-type="float" office:value="0.452" calcext:value-type="float">
            <text:p>0,452</text:p>
          </table:table-cell>
          <table:table-cell office:value-type="float" office:value="0.545" calcext:value-type="float">
            <text:p>0,545</text:p>
          </table:table-cell>
          <table:table-cell office:value-type="float" office:value="0.4" calcext:value-type="float">
            <text:p>0,4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.387" calcext:value-type="float">
            <text:p>0,387</text:p>
          </table:table-cell>
          <table:table-cell table:formula="of:=AVERAGE([.D31:.M31])" office:value-type="float" office:value="0.3544" calcext:value-type="float">
            <text:p>0,3544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472" calcext:value-type="float">
            <text:p>0,472</text:p>
          </table:table-cell>
          <table:table-cell office:value-type="float" office:value="0.08" calcext:value-type="float">
            <text:p>0,08</text:p>
          </table:table-cell>
          <table:table-cell office:value-type="float" office:value="0.074" calcext:value-type="float">
            <text:p>0,074</text:p>
          </table:table-cell>
          <table:table-cell office:value-type="float" office:value="0.302" calcext:value-type="float">
            <text:p>0,302</text:p>
          </table:table-cell>
          <table:table-cell office:value-type="float" office:value="0.185" calcext:value-type="float">
            <text:p>0,185</text:p>
          </table:table-cell>
          <table:table-cell office:value-type="float" office:value="0.239" calcext:value-type="float">
            <text:p>0,239</text:p>
          </table:table-cell>
          <table:table-cell office:value-type="float" office:value="0.141" calcext:value-type="float">
            <text:p>0,141</text:p>
          </table:table-cell>
          <table:table-cell office:value-type="float" office:value="0.168" calcext:value-type="float">
            <text:p>0,168</text:p>
          </table:table-cell>
          <table:table-cell table:number-columns-repeated="2" office:value-type="float" office:value="0.177" calcext:value-type="float">
            <text:p>0,177</text:p>
          </table:table-cell>
          <table:table-cell table:formula="of:=AVERAGE([.D32:.M32])" office:value-type="float" office:value="0.2015" calcext:value-type="float">
            <text:p>0,2015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596" calcext:value-type="float">
            <text:p>0,596</text:p>
          </table:table-cell>
          <table:table-cell office:value-type="float" office:value="0.143" calcext:value-type="float">
            <text:p>0,143</text:p>
          </table:table-cell>
          <table:table-cell office:value-type="float" office:value="0.281" calcext:value-type="float">
            <text:p>0,281</text:p>
          </table:table-cell>
          <table:table-cell office:value-type="float" office:value="0.385" calcext:value-type="float">
            <text:p>0,385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1" calcext:value-type="float">
            <text:p>0,291</text:p>
          </table:table-cell>
          <table:table-cell office:value-type="float" office:value="0.195" calcext:value-type="float">
            <text:p>0,195</text:p>
          </table:table-cell>
          <table:table-cell office:value-type="float" office:value="0.211" calcext:value-type="float">
            <text:p>0,211</text:p>
          </table:table-cell>
          <table:table-cell table:number-columns-repeated="2" office:value-type="float" office:value="0.325" calcext:value-type="float">
            <text:p>0,325</text:p>
          </table:table-cell>
          <table:table-cell table:formula="of:=AVERAGE([.D33:.M33])" office:value-type="float" office:value="0.3073" calcext:value-type="float">
            <text:p>0,3073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525" calcext:value-type="float">
            <text:p>0,5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02" calcext:value-type="float">
            <text:p>0,102</text:p>
          </table:table-cell>
          <table:table-cell office:value-type="float" office:value="0.356" calcext:value-type="float">
            <text:p>0,356</text:p>
          </table:table-cell>
          <table:table-cell office:value-type="float" office:value="0.306" calcext:value-type="float">
            <text:p>0,306</text:p>
          </table:table-cell>
          <table:table-cell office:value-type="float" office:value="0.305" calcext:value-type="float">
            <text:p>0,305</text:p>
          </table:table-cell>
          <table:table-cell office:value-type="float" office:value="0.2" calcext:value-type="float">
            <text:p>0,2</text:p>
          </table:table-cell>
          <table:table-cell office:value-type="float" office:value="0.179" calcext:value-type="float">
            <text:p>0,179</text:p>
          </table:table-cell>
          <table:table-cell table:number-columns-repeated="2" office:value-type="float" office:value="0.238" calcext:value-type="float">
            <text:p>0,238</text:p>
          </table:table-cell>
          <table:table-cell table:formula="of:=AVERAGE([.D34:.M34])" office:value-type="float" office:value="0.2592" calcext:value-type="float">
            <text:p>0,2592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142" calcext:value-type="float">
            <text:p>0,142</text:p>
          </table:table-cell>
          <table:table-cell office:value-type="float" office:value="0.082" calcext:value-type="float">
            <text:p>0,082</text:p>
          </table:table-cell>
          <table:table-cell office:value-type="float" office:value="0.104" calcext:value-type="float">
            <text:p>0,104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6" calcext:value-type="float">
            <text:p>0,076</text:p>
          </table:table-cell>
          <table:table-cell office:value-type="float" office:value="0.122" calcext:value-type="float">
            <text:p>0,122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99" calcext:value-type="float">
            <text:p>0,099</text:p>
          </table:table-cell>
          <table:table-cell table:formula="of:=AVERAGE([.D35:.M35])" office:value-type="float" office:value="0.0932" calcext:value-type="float">
            <text:p>0,0932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3" calcext:value-type="float">
            <text:p>0,13</text:p>
          </table:table-cell>
          <table:table-cell office:value-type="float" office:value="0.118" calcext:value-type="float">
            <text:p>0,118</text:p>
          </table:table-cell>
          <table:table-cell office:value-type="float" office:value="0.128" calcext:value-type="float">
            <text:p>0,128</text:p>
          </table:table-cell>
          <table:table-cell office:value-type="float" office:value="0.103" calcext:value-type="float">
            <text:p>0,103</text:p>
          </table:table-cell>
          <table:table-cell office:value-type="float" office:value="0.113" calcext:value-type="float">
            <text:p>0,113</text:p>
          </table:table-cell>
          <table:table-cell office:value-type="float" office:value="0.144" calcext:value-type="float">
            <text:p>0,144</text:p>
          </table:table-cell>
          <table:table-cell office:value-type="float" office:value="0.088" calcext:value-type="float">
            <text:p>0,088</text:p>
          </table:table-cell>
          <table:table-cell office:value-type="float" office:value="0.142" calcext:value-type="float">
            <text:p>0,142</text:p>
          </table:table-cell>
          <table:table-cell table:number-columns-repeated="2" office:value-type="float" office:value="0.128" calcext:value-type="float">
            <text:p>0,128</text:p>
          </table:table-cell>
          <table:table-cell table:formula="of:=AVERAGE([.D36:.M36])" office:value-type="float" office:value="0.1222" calcext:value-type="float">
            <text:p>0,1222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119" calcext:value-type="float">
            <text:p>0,119</text:p>
          </table:table-cell>
          <table:table-cell office:value-type="float" office:value="0.042" calcext:value-type="float">
            <text:p>0,042</text:p>
          </table:table-cell>
          <table:table-cell office:value-type="float" office:value="0.06" calcext:value-type="float">
            <text:p>0,06</text:p>
          </table:table-cell>
          <table:table-cell office:value-type="float" office:value="0.066" calcext:value-type="float">
            <text:p>0,066</text:p>
          </table:table-cell>
          <table:table-cell office:value-type="float" office:value="0.05" calcext:value-type="float">
            <text:p>0,0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0.079" calcext:value-type="float">
            <text:p>0,079</text:p>
          </table:table-cell>
          <table:table-cell table:formula="of:=AVERAGE([.D37:.M37])" office:value-type="float" office:value="0.0652" calcext:value-type="float">
            <text:p>0,0652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22" calcext:value-type="float">
            <text:p>0,12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96" calcext:value-type="float">
            <text:p>0,096</text:p>
          </table:table-cell>
          <table:table-cell office:value-type="float" office:value="0.097" calcext:value-type="float">
            <text:p>0,097</text:p>
          </table:table-cell>
          <table:table-cell office:value-type="float" office:value="0.095" calcext:value-type="float">
            <text:p>0,095</text:p>
          </table:table-cell>
          <table:table-cell office:value-type="float" office:value="0.096" calcext:value-type="float">
            <text:p>0,096</text:p>
          </table:table-cell>
          <table:table-cell office:value-type="float" office:value="0.091" calcext:value-type="float">
            <text:p>0,091</text:p>
          </table:table-cell>
          <table:table-cell office:value-type="float" office:value="0.133" calcext:value-type="float">
            <text:p>0,133</text:p>
          </table:table-cell>
          <table:table-cell table:number-columns-repeated="2" office:value-type="float" office:value="0.117" calcext:value-type="float">
            <text:p>0,117</text:p>
          </table:table-cell>
          <table:table-cell table:formula="of:=AVERAGE([.D38:.M38])" office:value-type="float" office:value="0.1055" calcext:value-type="float">
            <text:p>0,1055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284" calcext:value-type="float">
            <text:p>0,284</text:p>
          </table:table-cell>
          <table:table-cell office:value-type="float" office:value="0.196" calcext:value-type="float">
            <text:p>0,196</text:p>
          </table:table-cell>
          <table:table-cell office:value-type="float" office:value="0.186" calcext:value-type="float">
            <text:p>0,186</text:p>
          </table:table-cell>
          <table:table-cell office:value-type="float" office:value="0.107" calcext:value-type="float">
            <text:p>0,107</text:p>
          </table:table-cell>
          <table:table-cell office:value-type="float" office:value="0.207" calcext:value-type="float">
            <text:p>0,207</text:p>
          </table:table-cell>
          <table:table-cell office:value-type="float" office:value="0.25" calcext:value-type="float">
            <text:p>0,25</text:p>
          </table:table-cell>
          <table:table-cell office:value-type="float" office:value="0.148" calcext:value-type="float">
            <text:p>0,148</text:p>
          </table:table-cell>
          <table:table-cell office:value-type="float" office:value="0.071" calcext:value-type="float">
            <text:p>0,071</text:p>
          </table:table-cell>
          <table:table-cell table:number-columns-repeated="2" office:value-type="float" office:value="0.242" calcext:value-type="float">
            <text:p>0,242</text:p>
          </table:table-cell>
          <table:table-cell table:formula="of:=AVERAGE([.D39:.M39])" office:value-type="float" office:value="0.1933" calcext:value-type="float">
            <text:p>0,1933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208" calcext:value-type="float">
            <text:p>0,208</text:p>
          </table:table-cell>
          <table:table-cell office:value-type="float" office:value="0.206" calcext:value-type="float">
            <text:p>0,206</text:p>
          </table:table-cell>
          <table:table-cell office:value-type="float" office:value="0.179" calcext:value-type="float">
            <text:p>0,179</text:p>
          </table:table-cell>
          <table:table-cell office:value-type="float" office:value="0.119" calcext:value-type="float">
            <text:p>0,119</text:p>
          </table:table-cell>
          <table:table-cell office:value-type="float" office:value="0.162" calcext:value-type="float">
            <text:p>0,162</text:p>
          </table:table-cell>
          <table:table-cell office:value-type="float" office:value="0.2" calcext:value-type="float">
            <text:p>0,2</text:p>
          </table:table-cell>
          <table:table-cell office:value-type="float" office:value="0.153" calcext:value-type="float">
            <text:p>0,153</text:p>
          </table:table-cell>
          <table:table-cell office:value-type="float" office:value="0.098" calcext:value-type="float">
            <text:p>0,098</text:p>
          </table:table-cell>
          <table:table-cell table:number-columns-repeated="2" office:value-type="float" office:value="0.218" calcext:value-type="float">
            <text:p>0,218</text:p>
          </table:table-cell>
          <table:table-cell table:formula="of:=AVERAGE([.D40:.M40])" office:value-type="float" office:value="0.1761" calcext:value-type="float">
            <text:p>0,1761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272" calcext:value-type="float">
            <text:p>0,272</text:p>
          </table:table-cell>
          <table:table-cell office:value-type="float" office:value="0.165" calcext:value-type="float">
            <text:p>0,165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1" calcext:value-type="float">
            <text:p>0,111</text:p>
          </table:table-cell>
          <table:table-cell office:value-type="float" office:value="0.169" calcext:value-type="float">
            <text:p>0,169</text:p>
          </table:table-cell>
          <table:table-cell office:value-type="float" office:value="0.218" calcext:value-type="float">
            <text:p>0,218</text:p>
          </table:table-cell>
          <table:table-cell office:value-type="float" office:value="0.16" calcext:value-type="float">
            <text:p>0,16</text:p>
          </table:table-cell>
          <table:table-cell office:value-type="float" office:value="0.097" calcext:value-type="float">
            <text:p>0,097</text:p>
          </table:table-cell>
          <table:table-cell table:number-columns-repeated="2" office:value-type="float" office:value="0.227" calcext:value-type="float">
            <text:p>0,227</text:p>
          </table:table-cell>
          <table:table-cell table:formula="of:=AVERAGE([.D41:.M41])" office:value-type="float" office:value="0.176" calcext:value-type="float">
            <text:p>0,176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222" calcext:value-type="float">
            <text:p>0,222</text:p>
          </table:table-cell>
          <table:table-cell office:value-type="float" office:value="0.163" calcext:value-type="float">
            <text:p>0,163</text:p>
          </table:table-cell>
          <table:table-cell office:value-type="float" office:value="0.149" calcext:value-type="float">
            <text:p>0,149</text:p>
          </table:table-cell>
          <table:table-cell office:value-type="float" office:value="0.123" calcext:value-type="float">
            <text:p>0,123</text:p>
          </table:table-cell>
          <table:table-cell office:value-type="float" office:value="0.143" calcext:value-type="float">
            <text:p>0,143</text:p>
          </table:table-cell>
          <table:table-cell office:value-type="float" office:value="0.17" calcext:value-type="float">
            <text:p>0,17</text:p>
          </table:table-cell>
          <table:table-cell office:value-type="float" office:value="0.131" calcext:value-type="float">
            <text:p>0,131</text:p>
          </table:table-cell>
          <table:table-cell office:value-type="float" office:value="0.081" calcext:value-type="float">
            <text:p>0,081</text:p>
          </table:table-cell>
          <table:table-cell table:number-columns-repeated="2" office:value-type="float" office:value="0.204" calcext:value-type="float">
            <text:p>0,204</text:p>
          </table:table-cell>
          <table:table-cell table:formula="of:=AVERAGE([.D42:.M42])" office:value-type="float" office:value="0.159" calcext:value-type="float">
            <text:p>0,15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469" calcext:value-type="float">
            <text:p>0,469</text:p>
          </table:table-cell>
          <table:table-cell office:value-type="float" office:value="0.14" calcext:value-type="float">
            <text:p>0,1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59" calcext:value-type="float">
            <text:p>0,259</text:p>
          </table:table-cell>
          <table:table-cell office:value-type="float" office:value="0.278" calcext:value-type="float">
            <text:p>0,278</text:p>
          </table:table-cell>
          <table:table-cell office:value-type="float" office:value="0.354" calcext:value-type="float">
            <text:p>0,354</text:p>
          </table:table-cell>
          <table:table-cell office:value-type="float" office:value="0.255" calcext:value-type="float">
            <text:p>0,255</text:p>
          </table:table-cell>
          <table:table-cell office:value-type="float" office:value="0.144" calcext:value-type="float">
            <text:p>0,144</text:p>
          </table:table-cell>
          <table:table-cell table:number-columns-repeated="2" office:value-type="float" office:value="0.337" calcext:value-type="float">
            <text:p>0,337</text:p>
          </table:table-cell>
          <table:table-cell table:formula="of:=AVERAGE([.D43:.M43])" office:value-type="float" office:value="0.2765" calcext:value-type="float">
            <text:p>0,2765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205" calcext:value-type="float">
            <text:p>0,205</text:p>
          </table:table-cell>
          <table:table-cell office:value-type="float" office:value="0.184" calcext:value-type="float">
            <text:p>0,184</text:p>
          </table:table-cell>
          <table:table-cell office:value-type="float" office:value="0.206" calcext:value-type="float">
            <text:p>0,206</text:p>
          </table:table-cell>
          <table:table-cell office:value-type="float" office:value="0.214" calcext:value-type="float">
            <text:p>0,214</text:p>
          </table:table-cell>
          <table:table-cell office:value-type="float" office:value="0.234" calcext:value-type="float">
            <text:p>0,234</text:p>
          </table:table-cell>
          <table:table-cell office:value-type="float" office:value="0.219" calcext:value-type="float">
            <text:p>0,219</text:p>
          </table:table-cell>
          <table:table-cell office:value-type="float" office:value="0.221" calcext:value-type="float">
            <text:p>0,221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.306" calcext:value-type="float">
            <text:p>0,306</text:p>
          </table:table-cell>
          <table:table-cell table:formula="of:=AVERAGE([.D44:.M44])" office:value-type="float" office:value="0.2259" calcext:value-type="float">
            <text:p>0,225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396" calcext:value-type="float">
            <text:p>0,396</text:p>
          </table:table-cell>
          <table:table-cell office:value-type="float" office:value="0.294" calcext:value-type="float">
            <text:p>0,294</text:p>
          </table:table-cell>
          <table:table-cell office:value-type="float" office:value="0.284" calcext:value-type="float">
            <text:p>0,284</text:p>
          </table:table-cell>
          <table:table-cell office:value-type="float" office:value="0.307" calcext:value-type="float">
            <text:p>0,307</text:p>
          </table:table-cell>
          <table:table-cell office:value-type="float" office:value="0.337" calcext:value-type="float">
            <text:p>0,337</text:p>
          </table:table-cell>
          <table:table-cell office:value-type="float" office:value="0.349" calcext:value-type="float">
            <text:p>0,349</text:p>
          </table:table-cell>
          <table:table-cell office:value-type="float" office:value="0.288" calcext:value-type="float">
            <text:p>0,288</text:p>
          </table:table-cell>
          <table:table-cell office:value-type="float" office:value="0.252" calcext:value-type="float">
            <text:p>0,252</text:p>
          </table:table-cell>
          <table:table-cell table:number-columns-repeated="2" office:value-type="float" office:value="0.347" calcext:value-type="float">
            <text:p>0,347</text:p>
          </table:table-cell>
          <table:table-cell table:formula="of:=AVERAGE([.D45:.M45])" office:value-type="float" office:value="0.3201" calcext:value-type="float">
            <text:p>0,3201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55" calcext:value-type="float">
            <text:p>0,155</text:p>
          </table:table-cell>
          <table:table-cell office:value-type="float" office:value="0.15" calcext:value-type="float">
            <text:p>0,15</text:p>
          </table:table-cell>
          <table:table-cell office:value-type="float" office:value="0.134" calcext:value-type="float">
            <text:p>0,134</text:p>
          </table:table-cell>
          <table:table-cell office:value-type="float" office:value="0.093" calcext:value-type="float">
            <text:p>0,093</text:p>
          </table:table-cell>
          <table:table-cell office:value-type="float" office:value="0.129" calcext:value-type="float">
            <text:p>0,129</text:p>
          </table:table-cell>
          <table:table-cell office:value-type="float" office:value="0.135" calcext:value-type="float">
            <text:p>0,135</text:p>
          </table:table-cell>
          <table:table-cell office:value-type="float" office:value="0.132" calcext:value-type="float">
            <text:p>0,132</text:p>
          </table:table-cell>
          <table:table-cell office:value-type="float" office:value="0.161" calcext:value-type="float">
            <text:p>0,161</text:p>
          </table:table-cell>
          <table:table-cell table:number-columns-repeated="2" office:value-type="float" office:value="0.166" calcext:value-type="float">
            <text:p>0,166</text:p>
          </table:table-cell>
          <table:table-cell table:formula="of:=AVERAGE([.D46:.M46])" office:value-type="float" office:value="0.1421" calcext:value-type="float">
            <text:p>0,1421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69" calcext:value-type="float">
            <text:p>0,69</text:p>
          </table:table-cell>
          <table:table-cell office:value-type="float" office:value="0.693" calcext:value-type="float">
            <text:p>0,693</text:p>
          </table:table-cell>
          <table:table-cell office:value-type="float" office:value="0.726" calcext:value-type="float">
            <text:p>0,72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36" calcext:value-type="float">
            <text:p>0,636</text:p>
          </table:table-cell>
          <table:table-cell office:value-type="float" office:value="0.661" calcext:value-type="float">
            <text:p>0,661</text:p>
          </table:table-cell>
          <table:table-cell office:value-type="float" office:value="0.766" calcext:value-type="float">
            <text:p>0,766</text:p>
          </table:table-cell>
          <table:table-cell office:value-type="float" office:value="0.772" calcext:value-type="float">
            <text:p>0,772</text:p>
          </table:table-cell>
          <table:table-cell table:number-columns-repeated="2" office:value-type="float" office:value="0.668" calcext:value-type="float">
            <text:p>0,668</text:p>
          </table:table-cell>
          <table:table-cell table:formula="of:=AVERAGE([.D47:.M47])" office:value-type="float" office:value="0.6928" calcext:value-type="float">
            <text:p>0,6928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496" calcext:value-type="float">
            <text:p>0,496</text:p>
          </table:table-cell>
          <table:table-cell office:value-type="float" office:value="0.549" calcext:value-type="float">
            <text:p>0,549</text:p>
          </table:table-cell>
          <table:table-cell office:value-type="float" office:value="0.496" calcext:value-type="float">
            <text:p>0,496</text:p>
          </table:table-cell>
          <table:table-cell office:value-type="float" office:value="0.495" calcext:value-type="float">
            <text:p>0,495</text:p>
          </table:table-cell>
          <table:table-cell office:value-type="float" office:value="0.455" calcext:value-type="float">
            <text:p>0,455</text:p>
          </table:table-cell>
          <table:table-cell office:value-type="float" office:value="0.472" calcext:value-type="float">
            <text:p>0,472</text:p>
          </table:table-cell>
          <table:table-cell office:value-type="float" office:value="0.563" calcext:value-type="float">
            <text:p>0,563</text:p>
          </table:table-cell>
          <table:table-cell office:value-type="float" office:value="0.604" calcext:value-type="float">
            <text:p>0,604</text:p>
          </table:table-cell>
          <table:table-cell table:number-columns-repeated="2" office:value-type="float" office:value="0.484" calcext:value-type="float">
            <text:p>0,484</text:p>
          </table:table-cell>
          <table:table-cell table:formula="of:=AVERAGE([.D48:.M48])" office:value-type="float" office:value="0.5098" calcext:value-type="float">
            <text:p>0,5098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77.132" calcext:value-type="float">
            <text:p>77,132</text:p>
          </table:table-cell>
          <table:table-cell office:value-type="float" office:value="71.019" calcext:value-type="float">
            <text:p>71,019</text:p>
          </table:table-cell>
          <table:table-cell office:value-type="float" office:value="73.086" calcext:value-type="float">
            <text:p>73,086</text:p>
          </table:table-cell>
          <table:table-cell office:value-type="float" office:value="87.4" calcext:value-type="float">
            <text:p>87,4</text:p>
          </table:table-cell>
          <table:table-cell office:value-type="float" office:value="70.4" calcext:value-type="float">
            <text:p>70,4</text:p>
          </table:table-cell>
          <table:table-cell office:value-type="float" office:value="85.067" calcext:value-type="float">
            <text:p>85,067</text:p>
          </table:table-cell>
          <table:table-cell office:value-type="float" office:value="92.333" calcext:value-type="float">
            <text:p>92,333</text:p>
          </table:table-cell>
          <table:table-cell office:value-type="float" office:value="75.212" calcext:value-type="float">
            <text:p>75,212</text:p>
          </table:table-cell>
          <table:table-cell table:number-columns-repeated="2" office:value-type="float" office:value="60.574" calcext:value-type="float">
            <text:p>60,574</text:p>
          </table:table-cell>
          <table:table-cell table:formula="of:=AVERAGE([.D49:.M49])" office:value-type="float" office:value="75.2797" calcext:value-type="float">
            <text:p>75,279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73.524" calcext:value-type="float">
            <text:p>73,524</text:p>
          </table:table-cell>
          <table:table-cell office:value-type="float" office:value="94.152" calcext:value-type="float">
            <text:p>94,152</text:p>
          </table:table-cell>
          <table:table-cell office:value-type="float" office:value="83.757" calcext:value-type="float">
            <text:p>83,757</text:p>
          </table:table-cell>
          <table:table-cell office:value-type="float" office:value="101.303" calcext:value-type="float">
            <text:p>101,303</text:p>
          </table:table-cell>
          <table:table-cell office:value-type="float" office:value="73.04" calcext:value-type="float">
            <text:p>73,04</text:p>
          </table:table-cell>
          <table:table-cell office:value-type="float" office:value="94.96" calcext:value-type="float">
            <text:p>94,96</text:p>
          </table:table-cell>
          <table:table-cell office:value-type="float" office:value="111.286" calcext:value-type="float">
            <text:p>111,286</text:p>
          </table:table-cell>
          <table:table-cell office:value-type="float" office:value="79.926" calcext:value-type="float">
            <text:p>79,926</text:p>
          </table:table-cell>
          <table:table-cell office:value-type="float" office:value="89.772" calcext:value-type="float">
            <text:p>89,772</text:p>
          </table:table-cell>
          <table:table-cell office:value-type="float" office:value="91.09" calcext:value-type="float">
            <text:p>91,09</text:p>
          </table:table-cell>
          <table:table-cell table:formula="of:=AVERAGE([.D50:.M50])" office:value-type="float" office:value="89.281" calcext:value-type="float">
            <text:p>89,281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114.525" calcext:value-type="float">
            <text:p>114,525</text:p>
          </table:table-cell>
          <table:table-cell office:value-type="float" office:value="57.143" calcext:value-type="float">
            <text:p>57,143</text:p>
          </table:table-cell>
          <table:table-cell office:value-type="float" office:value="81.522" calcext:value-type="float">
            <text:p>81,522</text:p>
          </table:table-cell>
          <table:table-cell office:value-type="float" office:value="102.426" calcext:value-type="float">
            <text:p>102,426</text:p>
          </table:table-cell>
          <table:table-cell office:value-type="float" office:value="75.145" calcext:value-type="float">
            <text:p>75,145</text:p>
          </table:table-cell>
          <table:table-cell office:value-type="float" office:value="103.896" calcext:value-type="float">
            <text:p>103,896</text:p>
          </table:table-cell>
          <table:table-cell office:value-type="float" office:value="87.273" calcext:value-type="float">
            <text:p>87,273</text:p>
          </table:table-cell>
          <table:table-cell office:value-type="float" office:value="98.765" calcext:value-type="float">
            <text:p>98,765</text:p>
          </table:table-cell>
          <table:table-cell table:number-columns-repeated="2" office:value-type="float" office:value="94.907" calcext:value-type="float">
            <text:p>94,907</text:p>
          </table:table-cell>
          <table:table-cell table:formula="of:=AVERAGE([.D51:.M51])" office:value-type="float" office:value="91.0509" calcext:value-type="float">
            <text:p>91,0509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33.52" calcext:value-type="float">
            <text:p>33,52</text:p>
          </table:table-cell>
          <table:table-cell office:value-type="float" office:value="20.408" calcext:value-type="float">
            <text:p>20,408</text:p>
          </table:table-cell>
          <table:table-cell office:value-type="float" office:value="13.587" calcext:value-type="float">
            <text:p>13,587</text:p>
          </table:table-cell>
          <table:table-cell office:value-type="float" office:value="40.431" calcext:value-type="float">
            <text:p>40,431</text:p>
          </table:table-cell>
          <table:table-cell office:value-type="float" office:value="14.451" calcext:value-type="float">
            <text:p>14,451</text:p>
          </table:table-cell>
          <table:table-cell office:value-type="float" office:value="17.316" calcext:value-type="float">
            <text:p>17,316</text:p>
          </table:table-cell>
          <table:table-cell office:value-type="float" office:value="25.455" calcext:value-type="float">
            <text:p>25,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259" calcext:value-type="float">
            <text:p>9,259</text:p>
          </table:table-cell>
          <table:table-cell table:formula="of:=AVERAGE([.D52:.M52])" office:value-type="float" office:value="18.3686" calcext:value-type="float">
            <text:p>18,3686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58.659" calcext:value-type="float">
            <text:p>58,659</text:p>
          </table:table-cell>
          <table:table-cell office:value-type="float" office:value="44.898" calcext:value-type="float">
            <text:p>44,898</text:p>
          </table:table-cell>
          <table:table-cell office:value-type="float" office:value="16.304" calcext:value-type="float">
            <text:p>16,304</text:p>
          </table:table-cell>
          <table:table-cell office:value-type="float" office:value="53.908" calcext:value-type="float">
            <text:p>53,908</text:p>
          </table:table-cell>
          <table:table-cell office:value-type="float" office:value="31.792" calcext:value-type="float">
            <text:p>31,792</text:p>
          </table:table-cell>
          <table:table-cell office:value-type="float" office:value="49.784" calcext:value-type="float">
            <text:p>49,784</text:p>
          </table:table-cell>
          <table:table-cell office:value-type="float" office:value="40" calcext:value-type="float">
            <text:p>40</text:p>
          </table:table-cell>
          <table:table-cell office:value-type="float" office:value="37.037" calcext:value-type="float">
            <text:p>37,037</text:p>
          </table:table-cell>
          <table:table-cell table:number-columns-repeated="2" office:value-type="float" office:value="46.296" calcext:value-type="float">
            <text:p>46,296</text:p>
          </table:table-cell>
          <table:table-cell table:formula="of:=AVERAGE([.D53:.M53])" office:value-type="float" office:value="42.4974" calcext:value-type="float">
            <text:p>42,4974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25.14" calcext:value-type="float">
            <text:p>25,14</text:p>
          </table:table-cell>
          <table:table-cell office:value-type="float" office:value="28.571" calcext:value-type="float">
            <text:p>28,571</text:p>
          </table:table-cell>
          <table:table-cell office:value-type="float" office:value="2.717" calcext:value-type="float">
            <text:p>2,717</text:p>
          </table:table-cell>
          <table:table-cell office:value-type="float" office:value="24.259" calcext:value-type="float">
            <text:p>24,259</text:p>
          </table:table-cell>
          <table:table-cell office:value-type="float" office:value="20.231" calcext:value-type="float">
            <text:p>20,231</text:p>
          </table:table-cell>
          <table:table-cell office:value-type="float" office:value="17.316" calcext:value-type="float">
            <text:p>17,316</text:p>
          </table:table-cell>
          <table:table-cell office:value-type="float" office:value="29.091" calcext:value-type="float">
            <text:p>29,091</text:p>
          </table:table-cell>
          <table:table-cell office:value-type="float" office:value="24.691" calcext:value-type="float">
            <text:p>24,691</text:p>
          </table:table-cell>
          <table:table-cell table:number-columns-repeated="2" office:value-type="float" office:value="25.463" calcext:value-type="float">
            <text:p>25,463</text:p>
          </table:table-cell>
          <table:table-cell table:formula="of:=AVERAGE([.D54:.M54])" office:value-type="float" office:value="22.2942" calcext:value-type="float">
            <text:p>22,2942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16.76" calcext:value-type="float">
            <text:p>16,76</text:p>
          </table:table-cell>
          <table:table-cell office:value-type="float" office:value="4.082" calcext:value-type="float">
            <text:p>4,082</text:p>
          </table:table-cell>
          <table:table-cell office:value-type="float" office:value="5.435" calcext:value-type="float">
            <text:p>5,435</text:p>
          </table:table-cell>
          <table:table-cell office:value-type="float" office:value="16.173" calcext:value-type="float">
            <text:p>16,173</text:p>
          </table:table-cell>
          <table:table-cell office:value-type="float" office:value="5.78" calcext:value-type="float">
            <text:p>5,78</text:p>
          </table:table-cell>
          <table:table-cell office:value-type="float" office:value="32.468" calcext:value-type="float">
            <text:p>32,468</text:p>
          </table:table-cell>
          <table:table-cell office:value-type="float" office:value="10.909" calcext:value-type="float">
            <text:p>10,909</text:p>
          </table:table-cell>
          <table:table-cell office:value-type="float" office:value="24.691" calcext:value-type="float">
            <text:p>24,691</text:p>
          </table:table-cell>
          <table:table-cell table:number-columns-repeated="2" office:value-type="float" office:value="16.204" calcext:value-type="float">
            <text:p>16,204</text:p>
          </table:table-cell>
          <table:table-cell table:formula="of:=AVERAGE([.D55:.M55])" office:value-type="float" office:value="14.8706" calcext:value-type="float">
            <text:p>14,8706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36.313" calcext:value-type="float">
            <text:p>36,313</text:p>
          </table:table-cell>
          <table:table-cell office:value-type="float" office:value="12.245" calcext:value-type="float">
            <text:p>12,245</text:p>
          </table:table-cell>
          <table:table-cell office:value-type="float" office:value="21.739" calcext:value-type="float">
            <text:p>21,739</text:p>
          </table:table-cell>
          <table:table-cell office:value-type="float" office:value="26.954" calcext:value-type="float">
            <text:p>26,954</text:p>
          </table:table-cell>
          <table:table-cell office:value-type="float" office:value="11.561" calcext:value-type="float">
            <text:p>11,561</text:p>
          </table:table-cell>
          <table:table-cell office:value-type="float" office:value="32.468" calcext:value-type="float">
            <text:p>32,468</text:p>
          </table:table-cell>
          <table:table-cell office:value-type="float" office:value="29.091" calcext:value-type="float">
            <text:p>29,091</text:p>
          </table:table-cell>
          <table:table-cell office:value-type="float" office:value="43.21" calcext:value-type="float">
            <text:p>43,21</text:p>
          </table:table-cell>
          <table:table-cell table:number-columns-repeated="2" office:value-type="float" office:value="16.204" calcext:value-type="float">
            <text:p>16,204</text:p>
          </table:table-cell>
          <table:table-cell table:formula="of:=AVERAGE([.D56:.M56])" office:value-type="float" office:value="24.5989" calcext:value-type="float">
            <text:p>24,5989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69.832" calcext:value-type="float">
            <text:p>69,832</text:p>
          </table:table-cell>
          <table:table-cell office:value-type="float" office:value="28.571" calcext:value-type="float">
            <text:p>28,571</text:p>
          </table:table-cell>
          <table:table-cell office:value-type="float" office:value="67.935" calcext:value-type="float">
            <text:p>67,935</text:p>
          </table:table-cell>
          <table:table-cell office:value-type="float" office:value="56.604" calcext:value-type="float">
            <text:p>56,604</text:p>
          </table:table-cell>
          <table:table-cell office:value-type="float" office:value="57.803" calcext:value-type="float">
            <text:p>57,803</text:p>
          </table:table-cell>
          <table:table-cell office:value-type="float" office:value="49.784" calcext:value-type="float">
            <text:p>49,784</text:p>
          </table:table-cell>
          <table:table-cell office:value-type="float" office:value="54.545" calcext:value-type="float">
            <text:p>54,545</text:p>
          </table:table-cell>
          <table:table-cell office:value-type="float" office:value="86.42" calcext:value-type="float">
            <text:p>86,42</text:p>
          </table:table-cell>
          <table:table-cell table:number-columns-repeated="2" office:value-type="float" office:value="76.389" calcext:value-type="float">
            <text:p>76,389</text:p>
          </table:table-cell>
          <table:table-cell table:formula="of:=AVERAGE([.D57:.M57])" office:value-type="float" office:value="62.4272" calcext:value-type="float">
            <text:p>62,4272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([.D58:.M58])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([.D59:.M59])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39.106" calcext:value-type="float">
            <text:p>39,106</text:p>
          </table:table-cell>
          <table:table-cell office:value-type="float" office:value="53.061" calcext:value-type="float">
            <text:p>53,061</text:p>
          </table:table-cell>
          <table:table-cell office:value-type="float" office:value="35.326" calcext:value-type="float">
            <text:p>35,326</text:p>
          </table:table-cell>
          <table:table-cell office:value-type="float" office:value="32.345" calcext:value-type="float">
            <text:p>32,345</text:p>
          </table:table-cell>
          <table:table-cell office:value-type="float" office:value="37.572" calcext:value-type="float">
            <text:p>37,572</text:p>
          </table:table-cell>
          <table:table-cell office:value-type="float" office:value="45.455" calcext:value-type="float">
            <text:p>45,455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037" calcext:value-type="float">
            <text:p>37,037</text:p>
          </table:table-cell>
          <table:table-cell table:number-columns-repeated="2" office:value-type="float" office:value="18.519" calcext:value-type="float">
            <text:p>18,519</text:p>
          </table:table-cell>
          <table:table-cell table:formula="of:=AVERAGE([.D60:.M60])" office:value-type="float" office:value="35.3304" calcext:value-type="float">
            <text:p>35,3304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47.486" calcext:value-type="float">
            <text:p>47,486</text:p>
          </table:table-cell>
          <table:table-cell office:value-type="float" office:value="69.388" calcext:value-type="float">
            <text:p>69,388</text:p>
          </table:table-cell>
          <table:table-cell office:value-type="float" office:value="38.043" calcext:value-type="float">
            <text:p>38,043</text:p>
          </table:table-cell>
          <table:table-cell office:value-type="float" office:value="53.908" calcext:value-type="float">
            <text:p>53,908</text:p>
          </table:table-cell>
          <table:table-cell office:value-type="float" office:value="46.243" calcext:value-type="float">
            <text:p>46,243</text:p>
          </table:table-cell>
          <table:table-cell office:value-type="float" office:value="51.948" calcext:value-type="float">
            <text:p>51,948</text:p>
          </table:table-cell>
          <table:table-cell office:value-type="float" office:value="47.273" calcext:value-type="float">
            <text:p>47,273</text:p>
          </table:table-cell>
          <table:table-cell office:value-type="float" office:value="37.037" calcext:value-type="float">
            <text:p>37,037</text:p>
          </table:table-cell>
          <table:table-cell table:number-columns-repeated="2" office:value-type="float" office:value="18.519" calcext:value-type="float">
            <text:p>18,519</text:p>
          </table:table-cell>
          <table:table-cell table:formula="of:=AVERAGE([.D61:.M61])" office:value-type="float" office:value="42.8364" calcext:value-type="float">
            <text:p>42,8364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27.933" calcext:value-type="float">
            <text:p>27,933</text:p>
          </table:table-cell>
          <table:table-cell office:value-type="float" office:value="12.245" calcext:value-type="float">
            <text:p>12,245</text:p>
          </table:table-cell>
          <table:table-cell office:value-type="float" office:value="35.326" calcext:value-type="float">
            <text:p>35,326</text:p>
          </table:table-cell>
          <table:table-cell office:value-type="float" office:value="18.868" calcext:value-type="float">
            <text:p>18,868</text:p>
          </table:table-cell>
          <table:table-cell office:value-type="float" office:value="31.792" calcext:value-type="float">
            <text:p>31,792</text:p>
          </table:table-cell>
          <table:table-cell office:value-type="float" office:value="17.316" calcext:value-type="float">
            <text:p>17,316</text:p>
          </table:table-cell>
          <table:table-cell office:value-type="float" office:value="18.182" calcext:value-type="float">
            <text:p>18,182</text:p>
          </table:table-cell>
          <table:table-cell office:value-type="float" office:value="49.383" calcext:value-type="float">
            <text:p>49,383</text:p>
          </table:table-cell>
          <table:table-cell table:number-columns-repeated="2" office:value-type="float" office:value="23.148" calcext:value-type="float">
            <text:p>23,148</text:p>
          </table:table-cell>
          <table:table-cell table:formula="of:=AVERAGE([.D62:.M62])" office:value-type="float" office:value="25.7341" calcext:value-type="float">
            <text:p>25,7341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office:value-type="float" office:value="0.2" calcext:value-type="float">
            <text:p>0,2</text:p>
          </table:table-cell>
          <table:table-cell office:value-type="float" office:value="0.286" calcext:value-type="float">
            <text:p>0,286</text:p>
          </table:table-cell>
          <table:table-cell office:value-type="float" office:value="0.071" calcext:value-type="float">
            <text:p>0,071</text:p>
          </table:table-cell>
          <table:table-cell office:value-type="float" office:value="0.615" calcext:value-type="float">
            <text:p>0,615</text:p>
          </table:table-cell>
          <table:table-cell office:value-type="float" office:value="0.214" calcext:value-type="float">
            <text:p>0,214</text:p>
          </table:table-cell>
          <table:table-cell office:value-type="float" office:value="0.136" calcext:value-type="float">
            <text:p>0,136</text:p>
          </table:table-cell>
          <table:table-cell office:value-type="float" office:value="0.273" calcext:value-type="float">
            <text:p>0,2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63:.M63])" office:value-type="float" office:value="0.1795" calcext:value-type="float">
            <text:p>0,1795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909" calcext:value-type="float">
            <text:p>0,909</text:p>
          </table:table-cell>
          <table:table-cell office:value-type="float" office:value="0.75" calcext:value-type="float">
            <text:p>0,75</text:p>
          </table:table-cell>
          <table:table-cell office:value-type="float" office:value="0.357" calcext:value-type="float">
            <text:p>0,357</text:p>
          </table:table-cell>
          <table:table-cell office:value-type="float" office:value="1.375" calcext:value-type="float">
            <text:p>1,375</text:p>
          </table:table-cell>
          <table:table-cell office:value-type="float" office:value="0.417" calcext:value-type="float">
            <text:p>0,417</text:p>
          </table:table-cell>
          <table:table-cell office:value-type="float" office:value="0.667" calcext:value-type="float">
            <text:p>0,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4" calcext:value-type="float">
            <text:p>0,364</text:p>
          </table:table-cell>
          <table:table-cell table:formula="of:=AVERAGE([.D64:.M64])" office:value-type="float" office:value="0.6203" calcext:value-type="float">
            <text:p>0,6203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066" calcext:value-type="float">
            <text:p>0,06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54" calcext:value-type="float">
            <text:p>0,054</text:p>
          </table:table-cell>
          <table:table-cell office:value-type="float" office:value="0.069" calcext:value-type="float">
            <text:p>0,069</text:p>
          </table:table-cell>
          <table:table-cell office:value-type="float" office:value="0.028" calcext:value-type="float">
            <text:p>0,02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76" calcext:value-type="float">
            <text:p>0,076</text:p>
          </table:table-cell>
          <table:table-cell office:value-type="float" office:value="0.144" calcext:value-type="float">
            <text:p>0,144</text:p>
          </table:table-cell>
          <table:table-cell table:number-columns-repeated="2" office:value-type="float" office:value="0.069" calcext:value-type="float">
            <text:p>0,069</text:p>
          </table:table-cell>
          <table:table-cell table:formula="of:=AVERAGE([.D65:.M65])" office:value-type="float" office:value="0.0669" calcext:value-type="float">
            <text:p>0,0669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334" calcext:value-type="float">
            <text:p>0,334</text:p>
          </table:table-cell>
          <table:table-cell office:value-type="float" office:value="0.239" calcext:value-type="float">
            <text:p>0,239</text:p>
          </table:table-cell>
          <table:table-cell office:value-type="float" office:value="0.322" calcext:value-type="float">
            <text:p>0,322</text:p>
          </table:table-cell>
          <table:table-cell office:value-type="float" office:value="0.416" calcext:value-type="float">
            <text:p>0,416</text:p>
          </table:table-cell>
          <table:table-cell office:value-type="float" office:value="0.271" calcext:value-type="float">
            <text:p>0,271</text:p>
          </table:table-cell>
          <table:table-cell office:value-type="float" office:value="0.382" calcext:value-type="float">
            <text:p>0,382</text:p>
          </table:table-cell>
          <table:table-cell office:value-type="float" office:value="0.276" calcext:value-type="float">
            <text:p>0,276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377" calcext:value-type="float">
            <text:p>0,377</text:p>
          </table:table-cell>
          <table:table-cell table:formula="of:=AVERAGE([.D66:.M66])" office:value-type="float" office:value="0.3421" calcext:value-type="float">
            <text:p>0,3421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774" calcext:value-type="float">
            <text:p>0,774</text:p>
          </table:table-cell>
          <table:table-cell office:value-type="float" office:value="0.932" calcext:value-type="float">
            <text:p>0,932</text:p>
          </table:table-cell>
          <table:table-cell office:value-type="float" office:value="0.924" calcext:value-type="float">
            <text:p>0,924</text:p>
          </table:table-cell>
          <table:table-cell office:value-type="float" office:value="0.76" calcext:value-type="float">
            <text:p>0,76</text:p>
          </table:table-cell>
          <table:table-cell office:value-type="float" office:value="0.968" calcext:value-type="float">
            <text:p>0,96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6" calcext:value-type="float">
            <text:p>0,86</text:p>
          </table:table-cell>
          <table:table-cell office:value-type="float" office:value="0.857" calcext:value-type="float">
            <text:p>0,857</text:p>
          </table:table-cell>
          <table:table-cell table:number-columns-repeated="2" office:value-type="float" office:value="0.903" calcext:value-type="float">
            <text:p>0,903</text:p>
          </table:table-cell>
          <table:table-cell table:formula="of:=AVERAGE([.D67:.M67])" office:value-type="float" office:value="0.8729" calcext:value-type="float">
            <text:p>0,8729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3" calcext:value-type="float">
            <text:p>3</text:p>
          </table:table-cell>
          <table:table-cell office:value-type="float" office:value="1.739" calcext:value-type="float">
            <text:p>1,739</text:p>
          </table:table-cell>
          <table:table-cell office:value-type="float" office:value="2.088" calcext:value-type="float">
            <text:p>2,088</text:p>
          </table:table-cell>
          <table:table-cell office:value-type="float" office:value="3.538" calcext:value-type="float">
            <text:p>3,538</text:p>
          </table:table-cell>
          <table:table-cell office:value-type="float" office:value="1.813" calcext:value-type="float">
            <text:p>1,813</text:p>
          </table:table-cell>
          <table:table-cell office:value-type="float" office:value="3.941" calcext:value-type="float">
            <text:p>3,941</text:p>
          </table:table-cell>
          <table:table-cell office:value-type="float" office:value="1.769" calcext:value-type="float">
            <text:p>1,769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2.813" calcext:value-type="float">
            <text:p>2,813</text:p>
          </table:table-cell>
          <table:table-cell table:formula="of:=AVERAGE([.D68:.M68])" office:value-type="float" office:value="2.6114" calcext:value-type="float">
            <text:p>2,6114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0.643" calcext:value-type="float">
            <text:p>0,643</text:p>
          </table:table-cell>
          <table:table-cell office:value-type="float" office:value="0.803" calcext:value-type="float">
            <text:p>0,803</text:p>
          </table:table-cell>
          <table:table-cell office:value-type="float" office:value="0.694" calcext:value-type="float">
            <text:p>0,694</text:p>
          </table:table-cell>
          <table:table-cell office:value-type="float" office:value="0.738" calcext:value-type="float">
            <text:p>0,738</text:p>
          </table:table-cell>
          <table:table-cell office:value-type="float" office:value="1.061" calcext:value-type="float">
            <text:p>1,061</text:p>
          </table:table-cell>
          <table:table-cell office:value-type="float" office:value="0.809" calcext:value-type="float">
            <text:p>0,809</text:p>
          </table:table-cell>
          <table:table-cell office:value-type="float" office:value="1" calcext:value-type="float">
            <text:p>1</text:p>
          </table:table-cell>
          <table:table-cell office:value-type="float" office:value="0.773" calcext:value-type="float">
            <text:p>0,773</text:p>
          </table:table-cell>
          <table:table-cell table:number-columns-repeated="2" office:value-type="float" office:value="0.926" calcext:value-type="float">
            <text:p>0,926</text:p>
          </table:table-cell>
          <table:table-cell table:formula="of:=AVERAGE([.D69:.M69])" office:value-type="float" office:value="0.8373" calcext:value-type="float">
            <text:p>0,8373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676" calcext:value-type="float">
            <text:p>0,676</text:p>
          </table:table-cell>
          <table:table-cell office:value-type="float" office:value="0.721" calcext:value-type="float">
            <text:p>0,721</text:p>
          </table:table-cell>
          <table:table-cell office:value-type="float" office:value="0.67" calcext:value-type="float">
            <text:p>0,67</text:p>
          </table:table-cell>
          <table:table-cell office:value-type="float" office:value="0.683" calcext:value-type="float">
            <text:p>0,683</text:p>
          </table:table-cell>
          <table:table-cell office:value-type="float" office:value="0.657" calcext:value-type="float">
            <text:p>0,657</text:p>
          </table:table-cell>
          <table:table-cell office:value-type="float" office:value="0.638" calcext:value-type="float">
            <text:p>0,638</text:p>
          </table:table-cell>
          <table:table-cell office:value-type="float" office:value="0.679" calcext:value-type="float">
            <text:p>0,679</text:p>
          </table:table-cell>
          <table:table-cell office:value-type="float" office:value="0.666" calcext:value-type="float">
            <text:p>0,666</text:p>
          </table:table-cell>
          <table:table-cell table:number-columns-repeated="2" office:value-type="float" office:value="0.647" calcext:value-type="float">
            <text:p>0,647</text:p>
          </table:table-cell>
          <table:table-cell table:formula="of:=AVERAGE([.D70:.M70])" office:value-type="float" office:value="0.6684" calcext:value-type="float">
            <text:p>0,6684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4" calcext:value-type="float">
            <text:p>0,914</text:p>
          </table:table-cell>
          <table:table-cell office:value-type="float" office:value="0.91" calcext:value-type="float">
            <text:p>0,9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7" calcext:value-type="float">
            <text:p>0,907</text:p>
          </table:table-cell>
          <table:table-cell office:value-type="float" office:value="0.885" calcext:value-type="float">
            <text:p>0,885</text:p>
          </table:table-cell>
          <table:table-cell office:value-type="float" office:value="0.902" calcext:value-type="float">
            <text:p>0,902</text:p>
          </table:table-cell>
          <table:table-cell office:value-type="float" office:value="0.927" calcext:value-type="float">
            <text:p>0,927</text:p>
          </table:table-cell>
          <table:table-cell table:number-columns-repeated="2" office:value-type="float" office:value="0.89" calcext:value-type="float">
            <text:p>0,89</text:p>
          </table:table-cell>
          <table:table-cell table:formula="of:=AVERAGE([.D71:.M71])" office:value-type="float" office:value="0.9034" calcext:value-type="float">
            <text:p>0,9034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48" calcext:value-type="float">
            <text:p>0,848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4" calcext:value-type="float">
            <text:p>0,884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75" calcext:value-type="float">
            <text:p>0,875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3" calcext:value-type="float">
            <text:p>0,893</text:p>
          </table:table-cell>
          <table:table-cell table:number-columns-repeated="2" office:value-type="float" office:value="0.876" calcext:value-type="float">
            <text:p>0,876</text:p>
          </table:table-cell>
          <table:table-cell table:formula="of:=AVERAGE([.D72:.M72])" office:value-type="float" office:value="0.8807" calcext:value-type="float">
            <text:p>0,8807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092" calcext:value-type="float">
            <text:p>0,09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1" calcext:value-type="float">
            <text:p>0,071</text:p>
          </table:table-cell>
          <table:table-cell office:value-type="float" office:value="0.167" calcext:value-type="float">
            <text:p>0,167</text:p>
          </table:table-cell>
          <table:table-cell table:number-columns-repeated="2" office:value-type="float" office:value="0.11" calcext:value-type="float">
            <text:p>0,11</text:p>
          </table:table-cell>
          <table:table-cell table:formula="of:=AVERAGE([.D73:.M73])" office:value-type="float" office:value="0.1007" calcext:value-type="float">
            <text:p>0,1007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09" calcext:value-type="float">
            <text:p>0,09</text:p>
          </table:table-cell>
          <table:table-cell office:value-type="float" office:value="0.119" calcext:value-type="float">
            <text:p>0,119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1" calcext:value-type="float">
            <text:p>0,111</text:p>
          </table:table-cell>
          <table:table-cell office:value-type="float" office:value="0.086" calcext:value-type="float">
            <text:p>0,086</text:p>
          </table:table-cell>
          <table:table-cell office:value-type="float" office:value="0.07" calcext:value-type="float">
            <text:p>0,07</text:p>
          </table:table-cell>
          <table:table-cell office:value-type="float" office:value="0.081" calcext:value-type="float">
            <text:p>0,081</text:p>
          </table:table-cell>
          <table:table-cell office:value-type="float" office:value="0.152" calcext:value-type="float">
            <text:p>0,152</text:p>
          </table:table-cell>
          <table:table-cell table:number-columns-repeated="2" office:value-type="float" office:value="0.092" calcext:value-type="float">
            <text:p>0,092</text:p>
          </table:table-cell>
          <table:table-cell table:formula="of:=AVERAGE([.D74:.M74])" office:value-type="float" office:value="0.1007" calcext:value-type="float">
            <text:p>0,1007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385.475" calcext:value-type="float">
            <text:p>385,475</text:p>
          </table:table-cell>
          <table:table-cell office:value-type="float" office:value="346.939" calcext:value-type="float">
            <text:p>346,939</text:p>
          </table:table-cell>
          <table:table-cell office:value-type="float" office:value="399.457" calcext:value-type="float">
            <text:p>399,457</text:p>
          </table:table-cell>
          <table:table-cell office:value-type="float" office:value="358.491" calcext:value-type="float">
            <text:p>358,491</text:p>
          </table:table-cell>
          <table:table-cell office:value-type="float" office:value="369.942" calcext:value-type="float">
            <text:p>369,942</text:p>
          </table:table-cell>
          <table:table-cell office:value-type="float" office:value="361.472" calcext:value-type="float">
            <text:p>361,472</text:p>
          </table:table-cell>
          <table:table-cell office:value-type="float" office:value="341.818" calcext:value-type="float">
            <text:p>341,818</text:p>
          </table:table-cell>
          <table:table-cell office:value-type="float" office:value="358.025" calcext:value-type="float">
            <text:p>358,025</text:p>
          </table:table-cell>
          <table:table-cell table:number-columns-repeated="2" office:value-type="float" office:value="386.574" calcext:value-type="float">
            <text:p>386,574</text:p>
          </table:table-cell>
          <table:table-cell table:formula="of:=AVERAGE([.D75:.M75])" office:value-type="float" office:value="369.4767" calcext:value-type="float">
            <text:p>369,4767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201.117" calcext:value-type="float">
            <text:p>201,117</text:p>
          </table:table-cell>
          <table:table-cell office:value-type="float" office:value="200" calcext:value-type="float">
            <text:p>200</text:p>
          </table:table-cell>
          <table:table-cell office:value-type="float" office:value="209.239" calcext:value-type="float">
            <text:p>209,239</text:p>
          </table:table-cell>
          <table:table-cell office:value-type="float" office:value="231.806" calcext:value-type="float">
            <text:p>231,806</text:p>
          </table:table-cell>
          <table:table-cell office:value-type="float" office:value="161.85" calcext:value-type="float">
            <text:p>161,85</text:p>
          </table:table-cell>
          <table:table-cell office:value-type="float" office:value="212.121" calcext:value-type="float">
            <text:p>212,121</text:p>
          </table:table-cell>
          <table:table-cell office:value-type="float" office:value="229.091" calcext:value-type="float">
            <text:p>229,091</text:p>
          </table:table-cell>
          <table:table-cell office:value-type="float" office:value="203.704" calcext:value-type="float">
            <text:p>203,704</text:p>
          </table:table-cell>
          <table:table-cell table:number-columns-repeated="2" office:value-type="float" office:value="194.444" calcext:value-type="float">
            <text:p>194,444</text:p>
          </table:table-cell>
          <table:table-cell table:formula="of:=AVERAGE([.D76:.M76])" office:value-type="float" office:value="203.7816" calcext:value-type="float">
            <text:p>203,7816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25.14" calcext:value-type="float">
            <text:p>25,14</text:p>
          </table:table-cell>
          <table:table-cell office:value-type="float" office:value="40.816" calcext:value-type="float">
            <text:p>40,816</text:p>
          </table:table-cell>
          <table:table-cell office:value-type="float" office:value="32.609" calcext:value-type="float">
            <text:p>32,609</text:p>
          </table:table-cell>
          <table:table-cell office:value-type="float" office:value="37.736" calcext:value-type="float">
            <text:p>37,736</text:p>
          </table:table-cell>
          <table:table-cell office:value-type="float" office:value="23.121" calcext:value-type="float">
            <text:p>23,121</text:p>
          </table:table-cell>
          <table:table-cell office:value-type="float" office:value="28.139" calcext:value-type="float">
            <text:p>28,139</text:p>
          </table:table-cell>
          <table:table-cell office:value-type="float" office:value="21.818" calcext:value-type="float">
            <text:p>21,818</text:p>
          </table:table-cell>
          <table:table-cell office:value-type="float" office:value="37.037" calcext:value-type="float">
            <text:p>37,037</text:p>
          </table:table-cell>
          <table:table-cell table:number-columns-repeated="2" office:value-type="float" office:value="13.889" calcext:value-type="float">
            <text:p>13,889</text:p>
          </table:table-cell>
          <table:table-cell table:formula="of:=AVERAGE([.D77:.M77])" office:value-type="float" office:value="27.4194" calcext:value-type="float">
            <text:p>27,4194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103.352" calcext:value-type="float">
            <text:p>103,352</text:p>
          </table:table-cell>
          <table:table-cell office:value-type="float" office:value="85.714" calcext:value-type="float">
            <text:p>85,714</text:p>
          </table:table-cell>
          <table:table-cell office:value-type="float" office:value="111.413" calcext:value-type="float">
            <text:p>111,413</text:p>
          </table:table-cell>
          <table:table-cell office:value-type="float" office:value="78.167" calcext:value-type="float">
            <text:p>78,167</text:p>
          </table:table-cell>
          <table:table-cell office:value-type="float" office:value="89.595" calcext:value-type="float">
            <text:p>89,595</text:p>
          </table:table-cell>
          <table:table-cell office:value-type="float" office:value="127.706" calcext:value-type="float">
            <text:p>127,706</text:p>
          </table:table-cell>
          <table:table-cell office:value-type="float" office:value="98.182" calcext:value-type="float">
            <text:p>98,182</text:p>
          </table:table-cell>
          <table:table-cell office:value-type="float" office:value="80.247" calcext:value-type="float">
            <text:p>80,247</text:p>
          </table:table-cell>
          <table:table-cell table:number-columns-repeated="2" office:value-type="float" office:value="87.963" calcext:value-type="float">
            <text:p>87,963</text:p>
          </table:table-cell>
          <table:table-cell table:formula="of:=AVERAGE([.D78:.M78])" office:value-type="float" office:value="95.0302" calcext:value-type="float">
            <text:p>95,0302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office:value-type="float" office:value="2.793" calcext:value-type="float">
            <text:p>2,79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D79:.M79])" office:value-type="float" office:value="0.2793" calcext:value-type="float">
            <text:p>0,2793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13.966" calcext:value-type="float">
            <text:p>13,966</text:p>
          </table:table-cell>
          <table:table-cell office:value-type="float" office:value="20.408" calcext:value-type="float">
            <text:p>20,408</text:p>
          </table:table-cell>
          <table:table-cell office:value-type="float" office:value="10.87" calcext:value-type="float">
            <text:p>10,87</text:p>
          </table:table-cell>
          <table:table-cell office:value-type="float" office:value="10.782" calcext:value-type="float">
            <text:p>10,782</text:p>
          </table:table-cell>
          <table:table-cell office:value-type="float" office:value="11.561" calcext:value-type="float">
            <text:p>11,561</text:p>
          </table:table-cell>
          <table:table-cell office:value-type="float" office:value="6.494" calcext:value-type="float">
            <text:p>6,494</text:p>
          </table:table-cell>
          <table:table-cell office:value-type="float" office:value="7.273" calcext:value-type="float">
            <text:p>7,273</text:p>
          </table:table-cell>
          <table:table-cell office:value-type="float" office:value="18.519" calcext:value-type="float">
            <text:p>18,519</text:p>
          </table:table-cell>
          <table:table-cell table:number-columns-repeated="2" office:value-type="float" office:value="9.259" calcext:value-type="float">
            <text:p>9,259</text:p>
          </table:table-cell>
          <table:table-cell table:formula="of:=AVERAGE([.D80:.M80])" office:value-type="float" office:value="11.8391" calcext:value-type="float">
            <text:p>11,8391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8.38" calcext:value-type="float">
            <text:p>8,38</text:p>
          </table:table-cell>
          <table:table-cell office:value-type="float" office:value="4.082" calcext:value-type="float">
            <text:p>4,082</text:p>
          </table:table-cell>
          <table:table-cell office:value-type="float" office:value="16.304" calcext:value-type="float">
            <text:p>16,304</text:p>
          </table:table-cell>
          <table:table-cell office:value-type="float" office:value="8.086" calcext:value-type="float">
            <text:p>8,086</text:p>
          </table:table-cell>
          <table:table-cell office:value-type="float" office:value="5.78" calcext:value-type="float">
            <text:p>5,78</text:p>
          </table:table-cell>
          <table:table-cell office:value-type="float" office:value="30.303" calcext:value-type="float">
            <text:p>30,303</text:p>
          </table:table-cell>
          <table:table-cell office:value-type="float" office:value="32.727" calcext:value-type="float">
            <text:p>32,727</text:p>
          </table:table-cell>
          <table:table-cell office:value-type="float" office:value="12.346" calcext:value-type="float">
            <text:p>12,346</text:p>
          </table:table-cell>
          <table:table-cell table:number-columns-repeated="2" office:value-type="float" office:value="9.259" calcext:value-type="float">
            <text:p>9,259</text:p>
          </table:table-cell>
          <table:table-cell table:formula="of:=AVERAGE([.D81:.M81])" office:value-type="float" office:value="13.6526" calcext:value-type="float">
            <text:p>13,6526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16.76" calcext:value-type="float">
            <text:p>16,76</text:p>
          </table:table-cell>
          <table:table-cell office:value-type="float" office:value="8.163" calcext:value-type="float">
            <text:p>8,163</text:p>
          </table:table-cell>
          <table:table-cell office:value-type="float" office:value="10.87" calcext:value-type="float">
            <text:p>10,87</text:p>
          </table:table-cell>
          <table:table-cell office:value-type="float" office:value="32.345" calcext:value-type="float">
            <text:p>32,345</text:p>
          </table:table-cell>
          <table:table-cell office:value-type="float" office:value="11.561" calcext:value-type="float">
            <text:p>11,561</text:p>
          </table:table-cell>
          <table:table-cell office:value-type="float" office:value="21.645" calcext:value-type="float">
            <text:p>21,645</text:p>
          </table:table-cell>
          <table:table-cell office:value-type="float" office:value="10.909" calcext:value-type="float">
            <text:p>10,909</text:p>
          </table:table-cell>
          <table:table-cell office:value-type="float" office:value="30.864" calcext:value-type="float">
            <text:p>30,864</text:p>
          </table:table-cell>
          <table:table-cell table:number-columns-repeated="2" office:value-type="float" office:value="9.259" calcext:value-type="float">
            <text:p>9,259</text:p>
          </table:table-cell>
          <table:table-cell table:formula="of:=AVERAGE([.D82:.M82])" office:value-type="float" office:value="16.1635" calcext:value-type="float">
            <text:p>16,1635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273.743" calcext:value-type="float">
            <text:p>273,743</text:p>
          </table:table-cell>
          <table:table-cell office:value-type="float" office:value="220.408" calcext:value-type="float">
            <text:p>220,408</text:p>
          </table:table-cell>
          <table:table-cell office:value-type="float" office:value="290.761" calcext:value-type="float">
            <text:p>290,761</text:p>
          </table:table-cell>
          <table:table-cell office:value-type="float" office:value="237.198" calcext:value-type="float">
            <text:p>237,198</text:p>
          </table:table-cell>
          <table:table-cell office:value-type="float" office:value="300.578" calcext:value-type="float">
            <text:p>300,578</text:p>
          </table:table-cell>
          <table:table-cell office:value-type="float" office:value="316.018" calcext:value-type="float">
            <text:p>316,018</text:p>
          </table:table-cell>
          <table:table-cell office:value-type="float" office:value="287.273" calcext:value-type="float">
            <text:p>287,273</text:p>
          </table:table-cell>
          <table:table-cell office:value-type="float" office:value="302.469" calcext:value-type="float">
            <text:p>302,469</text:p>
          </table:table-cell>
          <table:table-cell table:number-columns-repeated="2" office:value-type="float" office:value="337.963" calcext:value-type="float">
            <text:p>337,963</text:p>
          </table:table-cell>
          <table:table-cell table:formula="of:=AVERAGE([.D83:.M83])" office:value-type="float" office:value="290.4374" calcext:value-type="float">
            <text:p>290,4374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103.352" calcext:value-type="float">
            <text:p>103,352</text:p>
          </table:table-cell>
          <table:table-cell office:value-type="float" office:value="89.796" calcext:value-type="float">
            <text:p>89,796</text:p>
          </table:table-cell>
          <table:table-cell office:value-type="float" office:value="105.977" calcext:value-type="float">
            <text:p>105,977</text:p>
          </table:table-cell>
          <table:table-cell office:value-type="float" office:value="97.035" calcext:value-type="float">
            <text:p>97,035</text:p>
          </table:table-cell>
          <table:table-cell office:value-type="float" office:value="86.705" calcext:value-type="float">
            <text:p>86,705</text:p>
          </table:table-cell>
          <table:table-cell office:value-type="float" office:value="127.706" calcext:value-type="float">
            <text:p>127,706</text:p>
          </table:table-cell>
          <table:table-cell office:value-type="float" office:value="120" calcext:value-type="float">
            <text:p>120</text:p>
          </table:table-cell>
          <table:table-cell office:value-type="float" office:value="111.112" calcext:value-type="float">
            <text:p>111,112</text:p>
          </table:table-cell>
          <table:table-cell table:number-columns-repeated="2" office:value-type="float" office:value="108.796" calcext:value-type="float">
            <text:p>108,796</text:p>
          </table:table-cell>
          <table:table-cell table:formula="of:=AVERAGE([.D84:.M84])" office:value-type="float" office:value="105.9275" calcext:value-type="float">
            <text:p>105,9275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83.798" calcext:value-type="float">
            <text:p>83,798</text:p>
          </table:table-cell>
          <table:table-cell office:value-type="float" office:value="102.04" calcext:value-type="float">
            <text:p>102,04</text:p>
          </table:table-cell>
          <table:table-cell office:value-type="float" office:value="54.348" calcext:value-type="float">
            <text:p>54,348</text:p>
          </table:table-cell>
          <table:table-cell office:value-type="float" office:value="88.948" calcext:value-type="float">
            <text:p>88,948</text:p>
          </table:table-cell>
          <table:table-cell office:value-type="float" office:value="54.913" calcext:value-type="float">
            <text:p>54,913</text:p>
          </table:table-cell>
          <table:table-cell office:value-type="float" office:value="51.949" calcext:value-type="float">
            <text:p>51,949</text:p>
          </table:table-cell>
          <table:table-cell office:value-type="float" office:value="94.545" calcext:value-type="float">
            <text:p>94,545</text:p>
          </table:table-cell>
          <table:table-cell office:value-type="float" office:value="55.556" calcext:value-type="float">
            <text:p>55,556</text:p>
          </table:table-cell>
          <table:table-cell table:number-columns-repeated="2" office:value-type="float" office:value="78.704" calcext:value-type="float">
            <text:p>78,704</text:p>
          </table:table-cell>
          <table:table-cell table:formula="of:=AVERAGE([.D85:.M85])" office:value-type="float" office:value="74.3505" calcext:value-type="float">
            <text:p>74,3505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55.865" calcext:value-type="float">
            <text:p>55,865</text:p>
          </table:table-cell>
          <table:table-cell office:value-type="float" office:value="97.959" calcext:value-type="float">
            <text:p>97,959</text:p>
          </table:table-cell>
          <table:table-cell office:value-type="float" office:value="43.478" calcext:value-type="float">
            <text:p>43,478</text:p>
          </table:table-cell>
          <table:table-cell office:value-type="float" office:value="64.69" calcext:value-type="float">
            <text:p>64,69</text:p>
          </table:table-cell>
          <table:table-cell office:value-type="float" office:value="43.353" calcext:value-type="float">
            <text:p>43,353</text:p>
          </table:table-cell>
          <table:table-cell office:value-type="float" office:value="47.619" calcext:value-type="float">
            <text:p>47,619</text:p>
          </table:table-cell>
          <table:table-cell office:value-type="float" office:value="40" calcext:value-type="float">
            <text:p>40</text:p>
          </table:table-cell>
          <table:table-cell office:value-type="float" office:value="61.729" calcext:value-type="float">
            <text:p>61,729</text:p>
          </table:table-cell>
          <table:table-cell table:number-columns-repeated="2" office:value-type="float" office:value="43.981" calcext:value-type="float">
            <text:p>43,981</text:p>
          </table:table-cell>
          <table:table-cell table:formula="of:=AVERAGE([.D86:.M86])" office:value-type="float" office:value="54.2655" calcext:value-type="float">
            <text:p>54,2655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100.559" calcext:value-type="float">
            <text:p>100,559</text:p>
          </table:table-cell>
          <table:table-cell office:value-type="float" office:value="44.898" calcext:value-type="float">
            <text:p>44,898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45.822" calcext:value-type="float">
            <text:p>45,822</text:p>
          </table:table-cell>
          <table:table-cell office:value-type="float" office:value="54.913" calcext:value-type="float">
            <text:p>54,913</text:p>
          </table:table-cell>
          <table:table-cell office:value-type="float" office:value="32.468" calcext:value-type="float">
            <text:p>32,468</text:p>
          </table:table-cell>
          <table:table-cell office:value-type="float" office:value="58.182" calcext:value-type="float">
            <text:p>58,182</text:p>
          </table:table-cell>
          <table:table-cell office:value-type="float" office:value="49.383" calcext:value-type="float">
            <text:p>49,383</text:p>
          </table:table-cell>
          <table:table-cell table:number-columns-repeated="2" office:value-type="float" office:value="74.074" calcext:value-type="float">
            <text:p>74,074</text:p>
          </table:table-cell>
          <table:table-cell table:formula="of:=AVERAGE([.D87:.M87])" office:value-type="float" office:value="65.3938" calcext:value-type="float">
            <text:p>65,3938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37" calcext:value-type="float">
            <text:p>73,3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D88:.M88])" office:value-type="float" office:value="7.337" calcext:value-type="float">
            <text:p>7,337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office:value-type="float" office:value="41.899" calcext:value-type="float">
            <text:p>41,899</text:p>
          </table:table-cell>
          <table:table-cell office:value-type="float" office:value="0" calcext:value-type="float">
            <text:p>0</text:p>
          </table:table-cell>
          <table:table-cell office:value-type="float" office:value="19.022" calcext:value-type="float">
            <text:p>19,022</text:p>
          </table:table-cell>
          <table:table-cell office:value-type="float" office:value="0" calcext:value-type="float">
            <text:p>0</text:p>
          </table:table-cell>
          <table:table-cell office:value-type="float" office:value="5.78" calcext:value-type="float">
            <text:p>5,78</text:p>
          </table:table-cell>
          <table:table-cell office:value-type="float" office:value="0" calcext:value-type="float">
            <text:p>0</text:p>
          </table:table-cell>
          <table:table-cell office:value-type="float" office:value="7.273" calcext:value-type="float">
            <text:p>7,273</text:p>
          </table:table-cell>
          <table:table-cell office:value-type="float" office:value="30.864" calcext:value-type="float">
            <text:p>30,8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89:.M89])" office:value-type="float" office:value="10.4838" calcext:value-type="float">
            <text:p>10,4838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office:value-type="float" office:value="27.933" calcext:value-type="float">
            <text:p>27,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77" calcext:value-type="float">
            <text:p>13,477</text:p>
          </table:table-cell>
          <table:table-cell office:value-type="float" office:value="17.341" calcext:value-type="float">
            <text:p>17,341</text:p>
          </table:table-cell>
          <table:table-cell office:value-type="float" office:value="4.329" calcext:value-type="float">
            <text:p>4,3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15" calcext:value-type="float">
            <text:p>2,315</text:p>
          </table:table-cell>
          <table:table-cell table:formula="of:=AVERAGE([.D90:.M90])" office:value-type="float" office:value="10.771" calcext:value-type="float">
            <text:p>10,771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87" calcext:value-type="float">
            <text:p>13,587</text:p>
          </table:table-cell>
          <table:table-cell office:value-type="float" office:value="0" calcext:value-type="float">
            <text:p>0</text:p>
          </table:table-cell>
          <table:table-cell office:value-type="float" office:value="8.671" calcext:value-type="float">
            <text:p>8,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.185" calcext:value-type="float">
            <text:p>60,185</text:p>
          </table:table-cell>
          <table:table-cell table:formula="of:=AVERAGE([.D91:.M91])" office:value-type="float" office:value="14.2628" calcext:value-type="float">
            <text:p>14,2628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5.587" calcext:value-type="float">
            <text:p>5,587</text:p>
          </table:table-cell>
          <table:table-cell office:value-type="float" office:value="28.571" calcext:value-type="float">
            <text:p>28,571</text:p>
          </table:table-cell>
          <table:table-cell office:value-type="float" office:value="0" calcext:value-type="float">
            <text:p>0</text:p>
          </table:table-cell>
          <table:table-cell office:value-type="float" office:value="26.954" calcext:value-type="float">
            <text:p>26,954</text:p>
          </table:table-cell>
          <table:table-cell office:value-type="float" office:value="23.121" calcext:value-type="float">
            <text:p>23,121</text:p>
          </table:table-cell>
          <table:table-cell office:value-type="float" office:value="19.481" calcext:value-type="float">
            <text:p>19,481</text:p>
          </table:table-cell>
          <table:table-cell office:value-type="float" office:value="3.636" calcext:value-type="float">
            <text:p>3,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944" calcext:value-type="float">
            <text:p>6,944</text:p>
          </table:table-cell>
          <table:table-cell table:formula="of:=AVERAGE([.D92:.M92])" office:value-type="float" office:value="12.1238" calcext:value-type="float">
            <text:p>12,1238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2.313" calcext:value-type="float">
            <text:p>2,313</text:p>
          </table:table-cell>
          <table:table-cell office:value-type="float" office:value="2.395" calcext:value-type="float">
            <text:p>2,395</text:p>
          </table:table-cell>
          <table:table-cell office:value-type="float" office:value="2.354" calcext:value-type="float">
            <text:p>2,354</text:p>
          </table:table-cell>
          <table:table-cell office:value-type="float" office:value="2.642" calcext:value-type="float">
            <text:p>2,642</text:p>
          </table:table-cell>
          <table:table-cell office:value-type="float" office:value="2.636" calcext:value-type="float">
            <text:p>2,636</text:p>
          </table:table-cell>
          <table:table-cell office:value-type="float" office:value="2.129" calcext:value-type="float">
            <text:p>2,129</text:p>
          </table:table-cell>
          <table:table-cell office:value-type="float" office:value="2.183" calcext:value-type="float">
            <text:p>2,183</text:p>
          </table:table-cell>
          <table:table-cell office:value-type="float" office:value="2.606" calcext:value-type="float">
            <text:p>2,606</text:p>
          </table:table-cell>
          <table:table-cell table:number-columns-repeated="2" office:value-type="float" office:value="2.263" calcext:value-type="float">
            <text:p>2,263</text:p>
          </table:table-cell>
          <table:table-cell table:formula="of:=AVERAGE([.D93:.M93])" office:value-type="float" office:value="2.3784" calcext:value-type="float">
            <text:p>2,3784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3" calcext:value-type="float">
            <text:p>3</text:p>
          </table:table-cell>
          <table:table-cell office:value-type="float" office:value="3.034" calcext:value-type="float">
            <text:p>3,034</text:p>
          </table:table-cell>
          <table:table-cell office:value-type="float" office:value="3.075" calcext:value-type="float">
            <text:p>3,075</text:p>
          </table:table-cell>
          <table:table-cell office:value-type="float" office:value="3.144" calcext:value-type="float">
            <text:p>3,144</text:p>
          </table:table-cell>
          <table:table-cell office:value-type="float" office:value="3.243" calcext:value-type="float">
            <text:p>3,243</text:p>
          </table:table-cell>
          <table:table-cell office:value-type="float" office:value="2.949" calcext:value-type="float">
            <text:p>2,949</text:p>
          </table:table-cell>
          <table:table-cell office:value-type="float" office:value="2.869" calcext:value-type="float">
            <text:p>2,869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3.012" calcext:value-type="float">
            <text:p>3,012</text:p>
          </table:table-cell>
          <table:table-cell table:formula="of:=AVERAGE([.D94:.M94])" office:value-type="float" office:value="3.0448" calcext:value-type="float">
            <text:p>3,0448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422" calcext:value-type="float">
            <text:p>1,422</text:p>
          </table:table-cell>
          <table:table-cell office:value-type="float" office:value="1.639" calcext:value-type="float">
            <text:p>1,639</text:p>
          </table:table-cell>
          <table:table-cell office:value-type="float" office:value="1.447" calcext:value-type="float">
            <text:p>1,447</text:p>
          </table:table-cell>
          <table:table-cell office:value-type="float" office:value="1.545" calcext:value-type="float">
            <text:p>1,545</text:p>
          </table:table-cell>
          <table:table-cell office:value-type="float" office:value="1.951" calcext:value-type="float">
            <text:p>1,951</text:p>
          </table:table-cell>
          <table:table-cell office:value-type="float" office:value="1.02" calcext:value-type="float">
            <text:p>1,02</text:p>
          </table:table-cell>
          <table:table-cell office:value-type="float" office:value="1.137" calcext:value-type="float">
            <text:p>1,137</text:p>
          </table:table-cell>
          <table:table-cell office:value-type="float" office:value="1.634" calcext:value-type="float">
            <text:p>1,634</text:p>
          </table:table-cell>
          <table:table-cell table:number-columns-repeated="2" office:value-type="float" office:value="0.96" calcext:value-type="float">
            <text:p>0,96</text:p>
          </table:table-cell>
          <table:table-cell table:formula="of:=AVERAGE([.D95:.M95])" office:value-type="float" office:value="1.3715" calcext:value-type="float">
            <text:p>1,3715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308.206" calcext:value-type="float">
            <text:p>308,206</text:p>
          </table:table-cell>
          <table:table-cell office:value-type="float" office:value="277.444" calcext:value-type="float">
            <text:p>277,444</text:p>
          </table:table-cell>
          <table:table-cell office:value-type="float" office:value="256.667" calcext:value-type="float">
            <text:p>256,667</text:p>
          </table:table-cell>
          <table:table-cell office:value-type="float" office:value="349.145" calcext:value-type="float">
            <text:p>349,145</text:p>
          </table:table-cell>
          <table:table-cell office:value-type="float" office:value="269.34" calcext:value-type="float">
            <text:p>269,34</text:p>
          </table:table-cell>
          <table:table-cell office:value-type="float" office:value="303.188" calcext:value-type="float">
            <text:p>303,188</text:p>
          </table:table-cell>
          <table:table-cell office:value-type="float" office:value="277.667" calcext:value-type="float">
            <text:p>277,667</text:p>
          </table:table-cell>
          <table:table-cell office:value-type="float" office:value="301.182" calcext:value-type="float">
            <text:p>301,182</text:p>
          </table:table-cell>
          <table:table-cell table:number-columns-repeated="2" office:value-type="float" office:value="347.237" calcext:value-type="float">
            <text:p>347,237</text:p>
          </table:table-cell>
          <table:table-cell table:formula="of:=AVERAGE([.D96:.M96])" office:value-type="float" office:value="303.7313" calcext:value-type="float">
            <text:p>303,7313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84.448" calcext:value-type="float">
            <text:p>584,448</text:p>
          </table:table-cell>
          <table:table-cell office:value-type="float" office:value="580.537" calcext:value-type="float">
            <text:p>580,537</text:p>
          </table:table-cell>
          <table:table-cell office:value-type="float" office:value="590.319" calcext:value-type="float">
            <text:p>590,319</text:p>
          </table:table-cell>
          <table:table-cell office:value-type="float" office:value="586.631" calcext:value-type="float">
            <text:p>586,631</text:p>
          </table:table-cell>
          <table:table-cell office:value-type="float" office:value="591.465" calcext:value-type="float">
            <text:p>591,465</text:p>
          </table:table-cell>
          <table:table-cell office:value-type="float" office:value="574.193" calcext:value-type="float">
            <text:p>574,193</text:p>
          </table:table-cell>
          <table:table-cell office:value-type="float" office:value="584.068" calcext:value-type="float">
            <text:p>584,068</text:p>
          </table:table-cell>
          <table:table-cell office:value-type="float" office:value="592.319" calcext:value-type="float">
            <text:p>592,319</text:p>
          </table:table-cell>
          <table:table-cell table:number-columns-repeated="2" office:value-type="float" office:value="576.931" calcext:value-type="float">
            <text:p>576,931</text:p>
          </table:table-cell>
          <table:table-cell table:formula="of:=AVERAGE([.D97:.M97])" office:value-type="float" office:value="583.7842" calcext:value-type="float">
            <text:p>583,7842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37.142" calcext:value-type="float">
            <text:p>437,142</text:p>
          </table:table-cell>
          <table:table-cell office:value-type="float" office:value="406.011" calcext:value-type="float">
            <text:p>406,011</text:p>
          </table:table-cell>
          <table:table-cell office:value-type="float" office:value="434.32" calcext:value-type="float">
            <text:p>434,32</text:p>
          </table:table-cell>
          <table:table-cell office:value-type="float" office:value="376.437" calcext:value-type="float">
            <text:p>376,437</text:p>
          </table:table-cell>
          <table:table-cell office:value-type="float" office:value="442.85" calcext:value-type="float">
            <text:p>442,85</text:p>
          </table:table-cell>
          <table:table-cell office:value-type="float" office:value="430.775" calcext:value-type="float">
            <text:p>430,775</text:p>
          </table:table-cell>
          <table:table-cell office:value-type="float" office:value="418.808" calcext:value-type="float">
            <text:p>418,808</text:p>
          </table:table-cell>
          <table:table-cell office:value-type="float" office:value="417.597" calcext:value-type="float">
            <text:p>417,597</text:p>
          </table:table-cell>
          <table:table-cell table:number-columns-repeated="2" office:value-type="float" office:value="376.905" calcext:value-type="float">
            <text:p>376,905</text:p>
          </table:table-cell>
          <table:table-cell table:formula="of:=AVERAGE([.D98:.M98])" office:value-type="float" office:value="411.775" calcext:value-type="float">
            <text:p>411,775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56.071" calcext:value-type="float">
            <text:p>456,071</text:p>
          </table:table-cell>
          <table:table-cell office:value-type="float" office:value="439.568" calcext:value-type="float">
            <text:p>439,568</text:p>
          </table:table-cell>
          <table:table-cell office:value-type="float" office:value="481.978" calcext:value-type="float">
            <text:p>481,978</text:p>
          </table:table-cell>
          <table:table-cell office:value-type="float" office:value="420.153" calcext:value-type="float">
            <text:p>420,153</text:p>
          </table:table-cell>
          <table:table-cell office:value-type="float" office:value="468.641" calcext:value-type="float">
            <text:p>468,641</text:p>
          </table:table-cell>
          <table:table-cell office:value-type="float" office:value="452.396" calcext:value-type="float">
            <text:p>452,396</text:p>
          </table:table-cell>
          <table:table-cell office:value-type="float" office:value="440.767" calcext:value-type="float">
            <text:p>440,767</text:p>
          </table:table-cell>
          <table:table-cell office:value-type="float" office:value="443.971" calcext:value-type="float">
            <text:p>443,971</text:p>
          </table:table-cell>
          <table:table-cell table:number-columns-repeated="2" office:value-type="float" office:value="414.006" calcext:value-type="float">
            <text:p>414,006</text:p>
          </table:table-cell>
          <table:table-cell table:formula="of:=AVERAGE([.D99:.M99])" office:value-type="float" office:value="443.1557" calcext:value-type="float">
            <text:p>443,1557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53.926" calcext:value-type="float">
            <text:p>453,926</text:p>
          </table:table-cell>
          <table:table-cell office:value-type="float" office:value="448.685" calcext:value-type="float">
            <text:p>448,685</text:p>
          </table:table-cell>
          <table:table-cell office:value-type="float" office:value="465.873" calcext:value-type="float">
            <text:p>465,873</text:p>
          </table:table-cell>
          <table:table-cell office:value-type="float" office:value="452.262" calcext:value-type="float">
            <text:p>452,262</text:p>
          </table:table-cell>
          <table:table-cell office:value-type="float" office:value="479.807" calcext:value-type="float">
            <text:p>479,807</text:p>
          </table:table-cell>
          <table:table-cell office:value-type="float" office:value="439.882" calcext:value-type="float">
            <text:p>439,882</text:p>
          </table:table-cell>
          <table:table-cell office:value-type="float" office:value="448.318" calcext:value-type="float">
            <text:p>448,318</text:p>
          </table:table-cell>
          <table:table-cell office:value-type="float" office:value="456.61" calcext:value-type="float">
            <text:p>456,61</text:p>
          </table:table-cell>
          <table:table-cell table:number-columns-repeated="2" office:value-type="float" office:value="429.689" calcext:value-type="float">
            <text:p>429,689</text:p>
          </table:table-cell>
          <table:table-cell table:formula="of:=AVERAGE([.D100:.M100])" office:value-type="float" office:value="450.4741" calcext:value-type="float">
            <text:p>450,4741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3.871" calcext:value-type="float">
            <text:p>3,871</text:p>
          </table:table-cell>
          <table:table-cell office:value-type="float" office:value="3.817" calcext:value-type="float">
            <text:p>3,817</text:p>
          </table:table-cell>
          <table:table-cell office:value-type="float" office:value="4.017" calcext:value-type="float">
            <text:p>4,017</text:p>
          </table:table-cell>
          <table:table-cell office:value-type="float" office:value="4.163" calcext:value-type="float">
            <text:p>4,163</text:p>
          </table:table-cell>
          <table:table-cell office:value-type="float" office:value="4.258" calcext:value-type="float">
            <text:p>4,258</text:p>
          </table:table-cell>
          <table:table-cell office:value-type="float" office:value="3.776" calcext:value-type="float">
            <text:p>3,776</text:p>
          </table:table-cell>
          <table:table-cell office:value-type="float" office:value="4.586" calcext:value-type="float">
            <text:p>4,586</text:p>
          </table:table-cell>
          <table:table-cell office:value-type="float" office:value="3.776" calcext:value-type="float">
            <text:p>3,776</text:p>
          </table:table-cell>
          <table:table-cell table:number-columns-repeated="2" office:value-type="float" office:value="3.673" calcext:value-type="float">
            <text:p>3,673</text:p>
          </table:table-cell>
          <table:table-cell table:formula="of:=AVERAGE([.D101:.M101])" office:value-type="float" office:value="3.961" calcext:value-type="float">
            <text:p>3,961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6.821" calcext:value-type="float">
            <text:p>6,821</text:p>
          </table:table-cell>
          <table:table-cell office:value-type="float" office:value="6.714" calcext:value-type="float">
            <text:p>6,714</text:p>
          </table:table-cell>
          <table:table-cell office:value-type="float" office:value="6.508" calcext:value-type="float">
            <text:p>6,508</text:p>
          </table:table-cell>
          <table:table-cell office:value-type="float" office:value="6.902" calcext:value-type="float">
            <text:p>6,902</text:p>
          </table:table-cell>
          <table:table-cell office:value-type="float" office:value="6.071" calcext:value-type="float">
            <text:p>6,071</text:p>
          </table:table-cell>
          <table:table-cell office:value-type="float" office:value="6.129" calcext:value-type="float">
            <text:p>6,129</text:p>
          </table:table-cell>
          <table:table-cell office:value-type="float" office:value="6.353" calcext:value-type="float">
            <text:p>6,353</text:p>
          </table:table-cell>
          <table:table-cell office:value-type="float" office:value="6.051" calcext:value-type="float">
            <text:p>6,051</text:p>
          </table:table-cell>
          <table:table-cell table:number-columns-repeated="2" office:value-type="float" office:value="5.91" calcext:value-type="float">
            <text:p>5,91</text:p>
          </table:table-cell>
          <table:table-cell table:formula="of:=AVERAGE([.D102:.M102])" office:value-type="float" office:value="6.3369" calcext:value-type="float">
            <text:p>6,3369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421" calcext:value-type="float">
            <text:p>1,421</text:p>
          </table:table-cell>
          <table:table-cell office:value-type="float" office:value="1.661" calcext:value-type="float">
            <text:p>1,661</text:p>
          </table:table-cell>
          <table:table-cell office:value-type="float" office:value="1.506" calcext:value-type="float">
            <text:p>1,506</text:p>
          </table:table-cell>
          <table:table-cell office:value-type="float" office:value="1.297" calcext:value-type="float">
            <text:p>1,297</text:p>
          </table:table-cell>
          <table:table-cell office:value-type="float" office:value="1.512" calcext:value-type="float">
            <text:p>1,512</text:p>
          </table:table-cell>
          <table:table-cell office:value-type="float" office:value="1.737" calcext:value-type="float">
            <text:p>1,737</text:p>
          </table:table-cell>
          <table:table-cell office:value-type="float" office:value="1.536" calcext:value-type="float">
            <text:p>1,536</text:p>
          </table:table-cell>
          <table:table-cell office:value-type="float" office:value="1.265" calcext:value-type="float">
            <text:p>1,265</text:p>
          </table:table-cell>
          <table:table-cell table:number-columns-repeated="2" office:value-type="float" office:value="1.411" calcext:value-type="float">
            <text:p>1,411</text:p>
          </table:table-cell>
          <table:table-cell table:formula="of:=AVERAGE([.D103:.M103])" office:value-type="float" office:value="1.4757" calcext:value-type="float">
            <text:p>1,4757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1.86" calcext:value-type="float">
            <text:p>1,86</text:p>
          </table:table-cell>
          <table:table-cell office:value-type="float" office:value="1.591" calcext:value-type="float">
            <text:p>1,591</text:p>
          </table:table-cell>
          <table:table-cell office:value-type="float" office:value="1.942" calcext:value-type="float">
            <text:p>1,942</text:p>
          </table:table-cell>
          <table:table-cell office:value-type="float" office:value="1.678" calcext:value-type="float">
            <text:p>1,678</text:p>
          </table:table-cell>
          <table:table-cell office:value-type="float" office:value="1.835" calcext:value-type="float">
            <text:p>1,835</text:p>
          </table:table-cell>
          <table:table-cell office:value-type="float" office:value="2.059" calcext:value-type="float">
            <text:p>2,059</text:p>
          </table:table-cell>
          <table:table-cell office:value-type="float" office:value="1.931" calcext:value-type="float">
            <text:p>1,931</text:p>
          </table:table-cell>
          <table:table-cell office:value-type="float" office:value="1.826" calcext:value-type="float">
            <text:p>1,826</text:p>
          </table:table-cell>
          <table:table-cell table:number-columns-repeated="2" office:value-type="float" office:value="1.968" calcext:value-type="float">
            <text:p>1,968</text:p>
          </table:table-cell>
          <table:table-cell table:formula="of:=AVERAGE([.D104:.M104])" office:value-type="float" office:value="1.8658" calcext:value-type="float">
            <text:p>1,8658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80.846" calcext:value-type="float">
            <text:p>80,846</text:p>
          </table:table-cell>
          <table:table-cell office:value-type="float" office:value="73.776" calcext:value-type="float">
            <text:p>73,776</text:p>
          </table:table-cell>
          <table:table-cell office:value-type="float" office:value="79.101" calcext:value-type="float">
            <text:p>79,101</text:p>
          </table:table-cell>
          <table:table-cell office:value-type="float" office:value="70.782" calcext:value-type="float">
            <text:p>70,782</text:p>
          </table:table-cell>
          <table:table-cell office:value-type="float" office:value="73.105" calcext:value-type="float">
            <text:p>73,105</text:p>
          </table:table-cell>
          <table:table-cell office:value-type="float" office:value="64.705" calcext:value-type="float">
            <text:p>64,705</text:p>
          </table:table-cell>
          <table:table-cell office:value-type="float" office:value="75.544" calcext:value-type="float">
            <text:p>75,544</text:p>
          </table:table-cell>
          <table:table-cell office:value-type="float" office:value="68.973" calcext:value-type="float">
            <text:p>68,973</text:p>
          </table:table-cell>
          <table:table-cell table:number-columns-repeated="2" office:value-type="float" office:value="68.771" calcext:value-type="float">
            <text:p>68,771</text:p>
          </table:table-cell>
          <table:table-cell table:formula="of:=AVERAGE([.D105:.M105])" office:value-type="float" office:value="72.4374" calcext:value-type="float">
            <text:p>72,4374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4.762" calcext:value-type="float">
            <text:p>4,762</text:p>
          </table:table-cell>
          <table:table-cell office:value-type="float" office:value="5.615" calcext:value-type="float">
            <text:p>5,615</text:p>
          </table:table-cell>
          <table:table-cell office:value-type="float" office:value="4.915" calcext:value-type="float">
            <text:p>4,915</text:p>
          </table:table-cell>
          <table:table-cell office:value-type="float" office:value="6.932" calcext:value-type="float">
            <text:p>6,932</text:p>
          </table:table-cell>
          <table:table-cell office:value-type="float" office:value="5.749" calcext:value-type="float">
            <text:p>5,749</text:p>
          </table:table-cell>
          <table:table-cell office:value-type="float" office:value="7.61" calcext:value-type="float">
            <text:p>7,61</text:p>
          </table:table-cell>
          <table:table-cell office:value-type="float" office:value="5.35" calcext:value-type="float">
            <text:p>5,35</text:p>
          </table:table-cell>
          <table:table-cell office:value-type="float" office:value="6.322" calcext:value-type="float">
            <text:p>6,322</text:p>
          </table:table-cell>
          <table:table-cell table:number-columns-repeated="2" office:value-type="float" office:value="7.021" calcext:value-type="float">
            <text:p>7,021</text:p>
          </table:table-cell>
          <table:table-cell table:formula="of:=AVERAGE([.D106:.M106])" office:value-type="float" office:value="6.1297" calcext:value-type="float">
            <text:p>6,1297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19.631" calcext:value-type="float">
            <text:p>19,631</text:p>
          </table:table-cell>
          <table:table-cell office:value-type="float" office:value="17.404" calcext:value-type="float">
            <text:p>17,404</text:p>
          </table:table-cell>
          <table:table-cell office:value-type="float" office:value="18.856" calcext:value-type="float">
            <text:p>18,856</text:p>
          </table:table-cell>
          <table:table-cell office:value-type="float" office:value="23.334" calcext:value-type="float">
            <text:p>23,334</text:p>
          </table:table-cell>
          <table:table-cell office:value-type="float" office:value="23.104" calcext:value-type="float">
            <text:p>23,104</text:p>
          </table:table-cell>
          <table:table-cell office:value-type="float" office:value="13.394" calcext:value-type="float">
            <text:p>13,394</text:p>
          </table:table-cell>
          <table:table-cell office:value-type="float" office:value="11.508" calcext:value-type="float">
            <text:p>11,508</text:p>
          </table:table-cell>
          <table:table-cell office:value-type="float" office:value="26.729" calcext:value-type="float">
            <text:p>26,729</text:p>
          </table:table-cell>
          <table:table-cell table:number-columns-repeated="2" office:value-type="float" office:value="17.123" calcext:value-type="float">
            <text:p>17,123</text:p>
          </table:table-cell>
          <table:table-cell table:formula="of:=AVERAGE([.D107:.M107])" office:value-type="float" office:value="18.8206" calcext:value-type="float">
            <text:p>18,8206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table table:name="DBH2_hi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EAN H_DBH2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formula="of:=AVERAGE([.D2:.F2])" office:value-type="float" office:value="78.3333333333333" calcext:value-type="float">
            <text:p>78,3333333333333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134" calcext:value-type="float">
            <text:p>134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table:formula="of:=AVERAGE([.D3:.F3])" office:value-type="float" office:value="142.666666666667" calcext:value-type="float">
            <text:p>142,666666666667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1915" calcext:value-type="float">
            <text:p>1915</text:p>
          </table:table-cell>
          <table:table-cell office:value-type="float" office:value="2622" calcext:value-type="float">
            <text:p>2622</text:p>
          </table:table-cell>
          <table:table-cell office:value-type="float" office:value="1933" calcext:value-type="float">
            <text:p>1933</text:p>
          </table:table-cell>
          <table:table-cell table:formula="of:=AVERAGE([.D4:.F4])" office:value-type="float" office:value="2156.66666666667" calcext:value-type="float">
            <text:p>2156,66666666667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,74</text:p>
          </table:table-cell>
          <table:table-cell office:value-type="float" office:value="1.766" calcext:value-type="float">
            <text:p>1,766</text:p>
          </table:table-cell>
          <table:table-cell table:formula="of:=AVERAGE([.D5:.F5])" office:value-type="float" office:value="1.83533333333333" calcext:value-type="float">
            <text:p>1,83533333333333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1.291" calcext:value-type="float">
            <text:p>1,291</text:p>
          </table:table-cell>
          <table:table-cell office:value-type="float" office:value="0.881" calcext:value-type="float">
            <text:p>0,881</text:p>
          </table:table-cell>
          <table:table-cell office:value-type="float" office:value="0.831" calcext:value-type="float">
            <text:p>0,831</text:p>
          </table:table-cell>
          <table:table-cell table:formula="of:=AVERAGE([.D6:.F6])" office:value-type="float" office:value="1.001" calcext:value-type="float">
            <text:p>1,001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14.291" calcext:value-type="float">
            <text:p>14,291</text:p>
          </table:table-cell>
          <table:table-cell office:value-type="float" office:value="14.486" calcext:value-type="float">
            <text:p>14,486</text:p>
          </table:table-cell>
          <table:table-cell office:value-type="float" office:value="17.106" calcext:value-type="float">
            <text:p>17,106</text:p>
          </table:table-cell>
          <table:table-cell table:formula="of:=AVERAGE([.D7:.F7])" office:value-type="float" office:value="15.2943333333333" calcext:value-type="float">
            <text:p>15,2943333333333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9.044" calcext:value-type="float">
            <text:p>9,044</text:p>
          </table:table-cell>
          <table:table-cell office:value-type="float" office:value="9.451" calcext:value-type="float">
            <text:p>9,451</text:p>
          </table:table-cell>
          <table:table-cell office:value-type="float" office:value="12.972" calcext:value-type="float">
            <text:p>12,972</text:p>
          </table:table-cell>
          <table:table-cell table:formula="of:=AVERAGE([.D8:.F8])" office:value-type="float" office:value="10.489" calcext:value-type="float">
            <text:p>10,489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773" calcext:value-type="float">
            <text:p>1,773</text:p>
          </table:table-cell>
          <table:table-cell office:value-type="float" office:value="1.655" calcext:value-type="float">
            <text:p>1,655</text:p>
          </table:table-cell>
          <table:table-cell office:value-type="float" office:value="1.766" calcext:value-type="float">
            <text:p>1,766</text:p>
          </table:table-cell>
          <table:table-cell table:formula="of:=AVERAGE([.D9:.F9])" office:value-type="float" office:value="1.73133333333333" calcext:value-type="float">
            <text:p>1,73133333333333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1.051" calcext:value-type="float">
            <text:p>1,051</text:p>
          </table:table-cell>
          <table:table-cell office:value-type="float" office:value="0.955" calcext:value-type="float">
            <text:p>0,955</text:p>
          </table:table-cell>
          <table:table-cell office:value-type="float" office:value="1.077" calcext:value-type="float">
            <text:p>1,077</text:p>
          </table:table-cell>
          <table:table-cell table:formula="of:=AVERAGE([.D10:.F10])" office:value-type="float" office:value="1.02766666666667" calcext:value-type="float">
            <text:p>1,02766666666667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5.309" calcext:value-type="float">
            <text:p>5,309</text:p>
          </table:table-cell>
          <table:table-cell office:value-type="float" office:value="5.181" calcext:value-type="float">
            <text:p>5,181</text:p>
          </table:table-cell>
          <table:table-cell office:value-type="float" office:value="5.205" calcext:value-type="float">
            <text:p>5,205</text:p>
          </table:table-cell>
          <table:table-cell table:formula="of:=AVERAGE([.D11:.F11])" office:value-type="float" office:value="5.23166666666667" calcext:value-type="float">
            <text:p>5,23166666666667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846" calcext:value-type="float">
            <text:p>2,846</text:p>
          </table:table-cell>
          <table:table-cell office:value-type="float" office:value="2.711" calcext:value-type="float">
            <text:p>2,711</text:p>
          </table:table-cell>
          <table:table-cell office:value-type="float" office:value="2.936" calcext:value-type="float">
            <text:p>2,936</text:p>
          </table:table-cell>
          <table:table-cell table:formula="of:=AVERAGE([.D12:.F12])" office:value-type="float" office:value="2.831" calcext:value-type="float">
            <text:p>2,831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-1.58" calcext:value-type="float">
            <text:p>-1,58</text:p>
          </table:table-cell>
          <table:table-cell office:value-type="float" office:value="-1.287" calcext:value-type="float">
            <text:p>-1,287</text:p>
          </table:table-cell>
          <table:table-cell office:value-type="float" office:value="-1.579" calcext:value-type="float">
            <text:p>-1,579</text:p>
          </table:table-cell>
          <table:table-cell table:formula="of:=AVERAGE([.D13:.F13])" office:value-type="float" office:value="-1.482" calcext:value-type="float">
            <text:p>-1,482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5.71" calcext:value-type="float">
            <text:p>5,71</text:p>
          </table:table-cell>
          <table:table-cell office:value-type="float" office:value="10.03" calcext:value-type="float">
            <text:p>10,03</text:p>
          </table:table-cell>
          <table:table-cell office:value-type="float" office:value="5.71" calcext:value-type="float">
            <text:p>5,71</text:p>
          </table:table-cell>
          <table:table-cell table:formula="of:=AVERAGE([.D14:.F14])" office:value-type="float" office:value="7.15" calcext:value-type="float">
            <text:p>7,15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0.781" calcext:value-type="float">
            <text:p>0,781</text:p>
          </table:table-cell>
          <table:table-cell office:value-type="float" office:value="0.728" calcext:value-type="float">
            <text:p>0,728</text:p>
          </table:table-cell>
          <table:table-cell office:value-type="float" office:value="0.264" calcext:value-type="float">
            <text:p>0,264</text:p>
          </table:table-cell>
          <table:table-cell table:formula="of:=AVERAGE([.D15:.F15])" office:value-type="float" office:value="0.591" calcext:value-type="float">
            <text:p>0,591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78.23" calcext:value-type="float">
            <text:p>78,23</text:p>
          </table:table-cell>
          <table:table-cell office:value-type="float" office:value="76.42" calcext:value-type="float">
            <text:p>76,42</text:p>
          </table:table-cell>
          <table:table-cell office:value-type="float" office:value="60.26" calcext:value-type="float">
            <text:p>60,26</text:p>
          </table:table-cell>
          <table:table-cell table:formula="of:=AVERAGE([.D16:.F16])" office:value-type="float" office:value="71.6366666666667" calcext:value-type="float">
            <text:p>71,6366666666667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2" calcext:value-type="float">
            <text:p>0,822</text:p>
          </table:table-cell>
          <table:table-cell office:value-type="float" office:value="-0.338" calcext:value-type="float">
            <text:p>-0,338</text:p>
          </table:table-cell>
          <table:table-cell table:formula="of:=AVERAGE([.D17:.F17])" office:value-type="float" office:value="0.435" calcext:value-type="float">
            <text:p>0,435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79.39" calcext:value-type="float">
            <text:p>79,39</text:p>
          </table:table-cell>
          <table:table-cell office:value-type="float" office:value="37.07" calcext:value-type="float">
            <text:p>37,07</text:p>
          </table:table-cell>
          <table:table-cell table:formula="of:=AVERAGE([.D18:.F18])" office:value-type="float" office:value="65.2833333333333" calcext:value-type="float">
            <text:p>65,2833333333333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-1.315" calcext:value-type="float">
            <text:p>-1,315</text:p>
          </table:table-cell>
          <table:table-cell office:value-type="float" office:value="-0.919" calcext:value-type="float">
            <text:p>-0,919</text:p>
          </table:table-cell>
          <table:table-cell office:value-type="float" office:value="-0.076" calcext:value-type="float">
            <text:p>-0,076</text:p>
          </table:table-cell>
          <table:table-cell table:formula="of:=AVERAGE([.D19:.F19])" office:value-type="float" office:value="-0.77" calcext:value-type="float">
            <text:p>-0,77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9.51" calcext:value-type="float">
            <text:p>9,51</text:p>
          </table:table-cell>
          <table:table-cell office:value-type="float" office:value="18.14" calcext:value-type="float">
            <text:p>18,14</text:p>
          </table:table-cell>
          <table:table-cell office:value-type="float" office:value="47.21" calcext:value-type="float">
            <text:p>47,21</text:p>
          </table:table-cell>
          <table:table-cell table:formula="of:=AVERAGE([.D20:.F20])" office:value-type="float" office:value="24.9533333333333" calcext:value-type="float">
            <text:p>24,9533333333333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-0.668" calcext:value-type="float">
            <text:p>-0,668</text:p>
          </table:table-cell>
          <table:table-cell office:value-type="float" office:value="0.162" calcext:value-type="float">
            <text:p>0,162</text:p>
          </table:table-cell>
          <table:table-cell office:value-type="float" office:value="0.632" calcext:value-type="float">
            <text:p>0,632</text:p>
          </table:table-cell>
          <table:table-cell table:formula="of:=AVERAGE([.D21:.F21])" office:value-type="float" office:value="0.042" calcext:value-type="float">
            <text:p>0,042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25.46" calcext:value-type="float">
            <text:p>25,46</text:p>
          </table:table-cell>
          <table:table-cell office:value-type="float" office:value="56.36" calcext:value-type="float">
            <text:p>56,36</text:p>
          </table:table-cell>
          <table:table-cell office:value-type="float" office:value="73.57" calcext:value-type="float">
            <text:p>73,57</text:p>
          </table:table-cell>
          <table:table-cell table:formula="of:=AVERAGE([.D22:.F22])" office:value-type="float" office:value="51.7966666666667" calcext:value-type="float">
            <text:p>51,7966666666667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-0.584" calcext:value-type="float">
            <text:p>-0,584</text:p>
          </table:table-cell>
          <table:table-cell office:value-type="float" office:value="-0.805" calcext:value-type="float">
            <text:p>-0,805</text:p>
          </table:table-cell>
          <table:table-cell office:value-type="float" office:value="0.36" calcext:value-type="float">
            <text:p>0,36</text:p>
          </table:table-cell>
          <table:table-cell table:formula="of:=AVERAGE([.D23:.F23])" office:value-type="float" office:value="-0.343" calcext:value-type="float">
            <text:p>-0,343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28.1" calcext:value-type="float">
            <text:p>28,1</text:p>
          </table:table-cell>
          <table:table-cell office:value-type="float" office:value="21.19" calcext:value-type="float">
            <text:p>21,19</text:p>
          </table:table-cell>
          <table:table-cell office:value-type="float" office:value="64.06" calcext:value-type="float">
            <text:p>64,06</text:p>
          </table:table-cell>
          <table:table-cell table:formula="of:=AVERAGE([.D24:.F24])" office:value-type="float" office:value="37.7833333333333" calcext:value-type="float">
            <text:p>37,7833333333333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3.688" calcext:value-type="float">
            <text:p>-3,688</text:p>
          </table:table-cell>
          <table:table-cell office:value-type="float" office:value="-3.661" calcext:value-type="float">
            <text:p>-3,661</text:p>
          </table:table-cell>
          <table:table-cell office:value-type="float" office:value="-3.931" calcext:value-type="float">
            <text:p>-3,931</text:p>
          </table:table-cell>
          <table:table-cell table:formula="of:=AVERAGE([.D25:.F25])" office:value-type="float" office:value="-3.76" calcext:value-type="float">
            <text:p>-3,76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26:.F26])" office:value-type="float" office:value="0" calcext:value-type="float">
            <text:p>0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1.257" calcext:value-type="float">
            <text:p>1,257</text:p>
          </table:table-cell>
          <table:table-cell office:value-type="float" office:value="1.174" calcext:value-type="float">
            <text:p>1,174</text:p>
          </table:table-cell>
          <table:table-cell office:value-type="float" office:value="1.207" calcext:value-type="float">
            <text:p>1,207</text:p>
          </table:table-cell>
          <table:table-cell table:formula="of:=AVERAGE([.D27:.F27])" office:value-type="float" office:value="1.21266666666667" calcext:value-type="float">
            <text:p>1,21266666666667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89.44" calcext:value-type="float">
            <text:p>89,44</text:p>
          </table:table-cell>
          <table:table-cell office:value-type="float" office:value="87.9" calcext:value-type="float">
            <text:p>87,9</text:p>
          </table:table-cell>
          <table:table-cell office:value-type="float" office:value="88.49" calcext:value-type="float">
            <text:p>88,49</text:p>
          </table:table-cell>
          <table:table-cell table:formula="of:=AVERAGE([.D28:.F28])" office:value-type="float" office:value="88.61" calcext:value-type="float">
            <text:p>88,61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203" calcext:value-type="float">
            <text:p>0,203</text:p>
          </table:table-cell>
          <table:table-cell office:value-type="float" office:value="0.3" calcext:value-type="float">
            <text:p>0,3</text:p>
          </table:table-cell>
          <table:table-cell office:value-type="float" office:value="0.455" calcext:value-type="float">
            <text:p>0,455</text:p>
          </table:table-cell>
          <table:table-cell table:formula="of:=AVERAGE([.D29:.F29])" office:value-type="float" office:value="0.319333333333333" calcext:value-type="float">
            <text:p>0,319333333333333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271" calcext:value-type="float">
            <text:p>0,271</text:p>
          </table:table-cell>
          <table:table-cell office:value-type="float" office:value="0.417" calcext:value-type="float">
            <text:p>0,417</text:p>
          </table:table-cell>
          <table:table-cell office:value-type="float" office:value="0.563" calcext:value-type="float">
            <text:p>0,563</text:p>
          </table:table-cell>
          <table:table-cell table:formula="of:=AVERAGE([.D30:.F30])" office:value-type="float" office:value="0.417" calcext:value-type="float">
            <text:p>0,417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338" calcext:value-type="float">
            <text:p>0,338</text:p>
          </table:table-cell>
          <table:table-cell office:value-type="float" office:value="0.45" calcext:value-type="float">
            <text:p>0,45</text:p>
          </table:table-cell>
          <table:table-cell office:value-type="float" office:value="0.58" calcext:value-type="float">
            <text:p>0,58</text:p>
          </table:table-cell>
          <table:table-cell table:formula="of:=AVERAGE([.D31:.F31])" office:value-type="float" office:value="0.456" calcext:value-type="float">
            <text:p>0,456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103" calcext:value-type="float">
            <text:p>0,103</text:p>
          </table:table-cell>
          <table:table-cell office:value-type="float" office:value="0.141" calcext:value-type="float">
            <text:p>0,141</text:p>
          </table:table-cell>
          <table:table-cell office:value-type="float" office:value="0.317" calcext:value-type="float">
            <text:p>0,317</text:p>
          </table:table-cell>
          <table:table-cell table:formula="of:=AVERAGE([.D32:.F32])" office:value-type="float" office:value="0.187" calcext:value-type="float">
            <text:p>0,187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15" calcext:value-type="float">
            <text:p>0,15</text:p>
          </table:table-cell>
          <table:table-cell office:value-type="float" office:value="0.213" calcext:value-type="float">
            <text:p>0,213</text:p>
          </table:table-cell>
          <table:table-cell office:value-type="float" office:value="0.401" calcext:value-type="float">
            <text:p>0,401</text:p>
          </table:table-cell>
          <table:table-cell table:formula="of:=AVERAGE([.D33:.F33])" office:value-type="float" office:value="0.254666666666667" calcext:value-type="float">
            <text:p>0,254666666666667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174" calcext:value-type="float">
            <text:p>0,174</text:p>
          </table:table-cell>
          <table:table-cell office:value-type="float" office:value="0.239" calcext:value-type="float">
            <text:p>0,239</text:p>
          </table:table-cell>
          <table:table-cell office:value-type="float" office:value="0.429" calcext:value-type="float">
            <text:p>0,429</text:p>
          </table:table-cell>
          <table:table-cell table:formula="of:=AVERAGE([.D34:.F34])" office:value-type="float" office:value="0.280666666666667" calcext:value-type="float">
            <text:p>0,280666666666667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7" calcext:value-type="float">
            <text:p>0,067</text:p>
          </table:table-cell>
          <table:table-cell office:value-type="float" office:value="0.132" calcext:value-type="float">
            <text:p>0,132</text:p>
          </table:table-cell>
          <table:table-cell table:formula="of:=AVERAGE([.D35:.F35])" office:value-type="float" office:value="0.081" calcext:value-type="float">
            <text:p>0,081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082" calcext:value-type="float">
            <text:p>0,082</text:p>
          </table:table-cell>
          <table:table-cell office:value-type="float" office:value="0.116" calcext:value-type="float">
            <text:p>0,116</text:p>
          </table:table-cell>
          <table:table-cell office:value-type="float" office:value="0.154" calcext:value-type="float">
            <text:p>0,154</text:p>
          </table:table-cell>
          <table:table-cell table:formula="of:=AVERAGE([.D36:.F36])" office:value-type="float" office:value="0.117333333333333" calcext:value-type="float">
            <text:p>0,117333333333333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3" calcext:value-type="float">
            <text:p>0,033</text:p>
          </table:table-cell>
          <table:table-cell office:value-type="float" office:value="0.076" calcext:value-type="float">
            <text:p>0,076</text:p>
          </table:table-cell>
          <table:table-cell table:formula="of:=AVERAGE([.D37:.F37])" office:value-type="float" office:value="0.045" calcext:value-type="float">
            <text:p>0,045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5" calcext:value-type="float">
            <text:p>0,075</text:p>
          </table:table-cell>
          <table:table-cell office:value-type="float" office:value="0.122" calcext:value-type="float">
            <text:p>0,122</text:p>
          </table:table-cell>
          <table:table-cell table:formula="of:=AVERAGE([.D38:.F38])" office:value-type="float" office:value="0.0876666666666667" calcext:value-type="float">
            <text:p>0,087666666666667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209" calcext:value-type="float">
            <text:p>0,209</text:p>
          </table:table-cell>
          <table:table-cell office:value-type="float" office:value="0.253" calcext:value-type="float">
            <text:p>0,253</text:p>
          </table:table-cell>
          <table:table-cell office:value-type="float" office:value="0.322" calcext:value-type="float">
            <text:p>0,322</text:p>
          </table:table-cell>
          <table:table-cell table:formula="of:=AVERAGE([.D39:.F39])" office:value-type="float" office:value="0.261333333333333" calcext:value-type="float">
            <text:p>0,261333333333333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8" calcext:value-type="float">
            <text:p>0,188</text:p>
          </table:table-cell>
          <table:table-cell office:value-type="float" office:value="0.227" calcext:value-type="float">
            <text:p>0,227</text:p>
          </table:table-cell>
          <table:table-cell table:formula="of:=AVERAGE([.D40:.F40])" office:value-type="float" office:value="0.198" calcext:value-type="float">
            <text:p>0,198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221" calcext:value-type="float">
            <text:p>0,221</text:p>
          </table:table-cell>
          <table:table-cell office:value-type="float" office:value="0.229" calcext:value-type="float">
            <text:p>0,229</text:p>
          </table:table-cell>
          <table:table-cell office:value-type="float" office:value="0.297" calcext:value-type="float">
            <text:p>0,297</text:p>
          </table:table-cell>
          <table:table-cell table:formula="of:=AVERAGE([.D41:.F41])" office:value-type="float" office:value="0.249" calcext:value-type="float">
            <text:p>0,24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175" calcext:value-type="float">
            <text:p>0,175</text:p>
          </table:table-cell>
          <table:table-cell office:value-type="float" office:value="0.17" calcext:value-type="float">
            <text:p>0,17</text:p>
          </table:table-cell>
          <table:table-cell office:value-type="float" office:value="0.197" calcext:value-type="float">
            <text:p>0,197</text:p>
          </table:table-cell>
          <table:table-cell table:formula="of:=AVERAGE([.D42:.F42])" office:value-type="float" office:value="0.180666666666667" calcext:value-type="float">
            <text:p>0,180666666666667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281" calcext:value-type="float">
            <text:p>0,281</text:p>
          </table:table-cell>
          <table:table-cell office:value-type="float" office:value="0.319" calcext:value-type="float">
            <text:p>0,319</text:p>
          </table:table-cell>
          <table:table-cell office:value-type="float" office:value="0.398" calcext:value-type="float">
            <text:p>0,398</text:p>
          </table:table-cell>
          <table:table-cell table:formula="of:=AVERAGE([.D43:.F43])" office:value-type="float" office:value="0.332666666666667" calcext:value-type="float">
            <text:p>0,332666666666667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186" calcext:value-type="float">
            <text:p>0,186</text:p>
          </table:table-cell>
          <table:table-cell office:value-type="float" office:value="0.2" calcext:value-type="float">
            <text:p>0,2</text:p>
          </table:table-cell>
          <table:table-cell office:value-type="float" office:value="0.206" calcext:value-type="float">
            <text:p>0,206</text:p>
          </table:table-cell>
          <table:table-cell table:formula="of:=AVERAGE([.D44:.F44])" office:value-type="float" office:value="0.197333333333333" calcext:value-type="float">
            <text:p>0,197333333333333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34" calcext:value-type="float">
            <text:p>0,34</text:p>
          </table:table-cell>
          <table:table-cell office:value-type="float" office:value="0.351" calcext:value-type="float">
            <text:p>0,351</text:p>
          </table:table-cell>
          <table:table-cell office:value-type="float" office:value="0.4" calcext:value-type="float">
            <text:p>0,4</text:p>
          </table:table-cell>
          <table:table-cell table:formula="of:=AVERAGE([.D45:.F45])" office:value-type="float" office:value="0.363666666666667" calcext:value-type="float">
            <text:p>0,363666666666667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17" calcext:value-type="float">
            <text:p>0,117</text:p>
          </table:table-cell>
          <table:table-cell office:value-type="float" office:value="0.116" calcext:value-type="float">
            <text:p>0,116</text:p>
          </table:table-cell>
          <table:table-cell office:value-type="float" office:value="0.124" calcext:value-type="float">
            <text:p>0,124</text:p>
          </table:table-cell>
          <table:table-cell table:formula="of:=AVERAGE([.D46:.F46])" office:value-type="float" office:value="0.119" calcext:value-type="float">
            <text:p>0,119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672" calcext:value-type="float">
            <text:p>0,672</text:p>
          </table:table-cell>
          <table:table-cell office:value-type="float" office:value="0.602" calcext:value-type="float">
            <text:p>0,602</text:p>
          </table:table-cell>
          <table:table-cell office:value-type="float" office:value="0.471" calcext:value-type="float">
            <text:p>0,471</text:p>
          </table:table-cell>
          <table:table-cell table:formula="of:=AVERAGE([.D47:.F47])" office:value-type="float" office:value="0.581666666666667" calcext:value-type="float">
            <text:p>0,58166666666666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408" calcext:value-type="float">
            <text:p>0,408</text:p>
          </table:table-cell>
          <table:table-cell office:value-type="float" office:value="0.359" calcext:value-type="float">
            <text:p>0,359</text:p>
          </table:table-cell>
          <table:table-cell office:value-type="float" office:value="0.313" calcext:value-type="float">
            <text:p>0,313</text:p>
          </table:table-cell>
          <table:table-cell table:formula="of:=AVERAGE([.D48:.F48])" office:value-type="float" office:value="0.36" calcext:value-type="float">
            <text:p>0,36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71.869" calcext:value-type="float">
            <text:p>71,869</text:p>
          </table:table-cell>
          <table:table-cell office:value-type="float" office:value="72.475" calcext:value-type="float">
            <text:p>72,475</text:p>
          </table:table-cell>
          <table:table-cell office:value-type="float" office:value="60.126" calcext:value-type="float">
            <text:p>60,126</text:p>
          </table:table-cell>
          <table:table-cell table:formula="of:=AVERAGE([.D49:.F49])" office:value-type="float" office:value="68.1566666666667" calcext:value-type="float">
            <text:p>68,156666666666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77.608" calcext:value-type="float">
            <text:p>77,608</text:p>
          </table:table-cell>
          <table:table-cell office:value-type="float" office:value="77.639" calcext:value-type="float">
            <text:p>77,639</text:p>
          </table:table-cell>
          <table:table-cell office:value-type="float" office:value="79.477" calcext:value-type="float">
            <text:p>79,477</text:p>
          </table:table-cell>
          <table:table-cell table:formula="of:=AVERAGE([.D50:.F50])" office:value-type="float" office:value="78.2413333333333" calcext:value-type="float">
            <text:p>78,241333333333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97.128" calcext:value-type="float">
            <text:p>97,128</text:p>
          </table:table-cell>
          <table:table-cell office:value-type="float" office:value="104.5" calcext:value-type="float">
            <text:p>104,5</text:p>
          </table:table-cell>
          <table:table-cell office:value-type="float" office:value="118.469" calcext:value-type="float">
            <text:p>118,469</text:p>
          </table:table-cell>
          <table:table-cell table:formula="of:=AVERAGE([.D51:.F51])" office:value-type="float" office:value="106.699" calcext:value-type="float">
            <text:p>106,699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18.277" calcext:value-type="float">
            <text:p>18,277</text:p>
          </table:table-cell>
          <table:table-cell office:value-type="float" office:value="25.934" calcext:value-type="float">
            <text:p>25,934</text:p>
          </table:table-cell>
          <table:table-cell office:value-type="float" office:value="24.832" calcext:value-type="float">
            <text:p>24,832</text:p>
          </table:table-cell>
          <table:table-cell table:formula="of:=AVERAGE([.D52:.F52])" office:value-type="float" office:value="23.0143333333333" calcext:value-type="float">
            <text:p>23,0143333333333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20.888" calcext:value-type="float">
            <text:p>20,888</text:p>
          </table:table-cell>
          <table:table-cell office:value-type="float" office:value="28.604" calcext:value-type="float">
            <text:p>28,604</text:p>
          </table:table-cell>
          <table:table-cell office:value-type="float" office:value="37.765" calcext:value-type="float">
            <text:p>37,765</text:p>
          </table:table-cell>
          <table:table-cell table:formula="of:=AVERAGE([.D53:.F53])" office:value-type="float" office:value="29.0856666666667" calcext:value-type="float">
            <text:p>29,0856666666667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14.099" calcext:value-type="float">
            <text:p>14,099</text:p>
          </table:table-cell>
          <table:table-cell office:value-type="float" office:value="12.204" calcext:value-type="float">
            <text:p>12,204</text:p>
          </table:table-cell>
          <table:table-cell office:value-type="float" office:value="18.624" calcext:value-type="float">
            <text:p>18,624</text:p>
          </table:table-cell>
          <table:table-cell table:formula="of:=AVERAGE([.D54:.F54])" office:value-type="float" office:value="14.9756666666667" calcext:value-type="float">
            <text:p>14,9756666666667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10.444" calcext:value-type="float">
            <text:p>10,444</text:p>
          </table:table-cell>
          <table:table-cell office:value-type="float" office:value="12.586" calcext:value-type="float">
            <text:p>12,586</text:p>
          </table:table-cell>
          <table:table-cell office:value-type="float" office:value="27.419" calcext:value-type="float">
            <text:p>27,419</text:p>
          </table:table-cell>
          <table:table-cell table:formula="of:=AVERAGE([.D55:.F55])" office:value-type="float" office:value="16.8163333333333" calcext:value-type="float">
            <text:p>16,8163333333333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5.222" calcext:value-type="float">
            <text:p>5,222</text:p>
          </table:table-cell>
          <table:table-cell office:value-type="float" office:value="12.204" calcext:value-type="float">
            <text:p>12,204</text:p>
          </table:table-cell>
          <table:table-cell office:value-type="float" office:value="9.829" calcext:value-type="float">
            <text:p>9,829</text:p>
          </table:table-cell>
          <table:table-cell table:formula="of:=AVERAGE([.D56:.F56])" office:value-type="float" office:value="9.085" calcext:value-type="float">
            <text:p>9,085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68.407" calcext:value-type="float">
            <text:p>68,407</text:p>
          </table:table-cell>
          <table:table-cell office:value-type="float" office:value="69.413" calcext:value-type="float">
            <text:p>69,413</text:p>
          </table:table-cell>
          <table:table-cell office:value-type="float" office:value="71.392" calcext:value-type="float">
            <text:p>71,392</text:p>
          </table:table-cell>
          <table:table-cell table:formula="of:=AVERAGE([.D57:.F57])" office:value-type="float" office:value="69.7373333333333" calcext:value-type="float">
            <text:p>69,7373333333333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58:.F58])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59:.F59])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31.854" calcext:value-type="float">
            <text:p>31,854</text:p>
          </table:table-cell>
          <table:table-cell office:value-type="float" office:value="31.274" calcext:value-type="float">
            <text:p>31,274</text:p>
          </table:table-cell>
          <table:table-cell office:value-type="float" office:value="20.693" calcext:value-type="float">
            <text:p>20,693</text:p>
          </table:table-cell>
          <table:table-cell table:formula="of:=AVERAGE([.D60:.F60])" office:value-type="float" office:value="27.9403333333333" calcext:value-type="float">
            <text:p>27,9403333333333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36.554" calcext:value-type="float">
            <text:p>36,554</text:p>
          </table:table-cell>
          <table:table-cell office:value-type="float" office:value="43.478" calcext:value-type="float">
            <text:p>43,478</text:p>
          </table:table-cell>
          <table:table-cell office:value-type="float" office:value="36.213" calcext:value-type="float">
            <text:p>36,213</text:p>
          </table:table-cell>
          <table:table-cell table:formula="of:=AVERAGE([.D61:.F61])" office:value-type="float" office:value="38.7483333333333" calcext:value-type="float">
            <text:p>38,7483333333333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19.843" calcext:value-type="float">
            <text:p>19,843</text:p>
          </table:table-cell>
          <table:table-cell office:value-type="float" office:value="12.967" calcext:value-type="float">
            <text:p>12,967</text:p>
          </table:table-cell>
          <table:table-cell office:value-type="float" office:value="7.76" calcext:value-type="float">
            <text:p>7,76</text:p>
          </table:table-cell>
          <table:table-cell table:formula="of:=AVERAGE([.D62:.F62])" office:value-type="float" office:value="13.5233333333333" calcext:value-type="float">
            <text:p>13,5233333333333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office:value-type="float" office:value="0.145" calcext:value-type="float">
            <text:p>0,145</text:p>
          </table:table-cell>
          <table:table-cell office:value-type="float" office:value="0.386" calcext:value-type="float">
            <text:p>0,386</text:p>
          </table:table-cell>
          <table:table-cell office:value-type="float" office:value="0.732" calcext:value-type="float">
            <text:p>0,732</text:p>
          </table:table-cell>
          <table:table-cell table:formula="of:=AVERAGE([.D63:.F63])" office:value-type="float" office:value="0.421" calcext:value-type="float">
            <text:p>0,421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769" calcext:value-type="float">
            <text:p>0,769</text:p>
          </table:table-cell>
          <table:table-cell office:value-type="float" office:value="1.229" calcext:value-type="float">
            <text:p>1,229</text:p>
          </table:table-cell>
          <table:table-cell office:value-type="float" office:value="1.25" calcext:value-type="float">
            <text:p>1,25</text:p>
          </table:table-cell>
          <table:table-cell table:formula="of:=AVERAGE([.D64:.F64])" office:value-type="float" office:value="1.08266666666667" calcext:value-type="float">
            <text:p>1,08266666666667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062" calcext:value-type="float">
            <text:p>0,062</text:p>
          </table:table-cell>
          <table:table-cell office:value-type="float" office:value="0.048" calcext:value-type="float">
            <text:p>0,048</text:p>
          </table:table-cell>
          <table:table-cell office:value-type="float" office:value="0.145" calcext:value-type="float">
            <text:p>0,145</text:p>
          </table:table-cell>
          <table:table-cell table:formula="of:=AVERAGE([.D65:.F65])" office:value-type="float" office:value="0.085" calcext:value-type="float">
            <text:p>0,085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336" calcext:value-type="float">
            <text:p>0,336</text:p>
          </table:table-cell>
          <table:table-cell office:value-type="float" office:value="0.282" calcext:value-type="float">
            <text:p>0,282</text:p>
          </table:table-cell>
          <table:table-cell office:value-type="float" office:value="0.42" calcext:value-type="float">
            <text:p>0,42</text:p>
          </table:table-cell>
          <table:table-cell table:formula="of:=AVERAGE([.D66:.F66])" office:value-type="float" office:value="0.346" calcext:value-type="float">
            <text:p>0,346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1" calcext:value-type="float">
            <text:p>0,951</text:p>
          </table:table-cell>
          <table:table-cell table:formula="of:=AVERAGE([.D67:.F67])" office:value-type="float" office:value="0.954333333333334" calcext:value-type="float">
            <text:p>0,954333333333334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3.067" calcext:value-type="float">
            <text:p>3,067</text:p>
          </table:table-cell>
          <table:table-cell office:value-type="float" office:value="3.088" calcext:value-type="float">
            <text:p>3,088</text:p>
          </table:table-cell>
          <table:table-cell office:value-type="float" office:value="3.062" calcext:value-type="float">
            <text:p>3,062</text:p>
          </table:table-cell>
          <table:table-cell table:formula="of:=AVERAGE([.D68:.F68])" office:value-type="float" office:value="3.07233333333333" calcext:value-type="float">
            <text:p>3,07233333333333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1.203" calcext:value-type="float">
            <text:p>1,203</text:p>
          </table:table-cell>
          <table:table-cell office:value-type="float" office:value="1.097" calcext:value-type="float">
            <text:p>1,097</text:p>
          </table:table-cell>
          <table:table-cell office:value-type="float" office:value="1.178" calcext:value-type="float">
            <text:p>1,178</text:p>
          </table:table-cell>
          <table:table-cell table:formula="of:=AVERAGE([.D69:.F69])" office:value-type="float" office:value="1.15933333333333" calcext:value-type="float">
            <text:p>1,15933333333333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9" calcext:value-type="float">
            <text:p>0,659</text:p>
          </table:table-cell>
          <table:table-cell office:value-type="float" office:value="0.614" calcext:value-type="float">
            <text:p>0,614</text:p>
          </table:table-cell>
          <table:table-cell table:formula="of:=AVERAGE([.D70:.F70])" office:value-type="float" office:value="0.639666666666667" calcext:value-type="float">
            <text:p>0,639666666666667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9" calcext:value-type="float">
            <text:p>0,899</text:p>
          </table:table-cell>
          <table:table-cell office:value-type="float" office:value="0.858" calcext:value-type="float">
            <text:p>0,858</text:p>
          </table:table-cell>
          <table:table-cell table:formula="of:=AVERAGE([.D71:.F71])" office:value-type="float" office:value="0.882" calcext:value-type="float">
            <text:p>0,882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7" calcext:value-type="float">
            <text:p>0,87</text:p>
          </table:table-cell>
          <table:table-cell office:value-type="float" office:value="0.873" calcext:value-type="float">
            <text:p>0,873</text:p>
          </table:table-cell>
          <table:table-cell office:value-type="float" office:value="0.838" calcext:value-type="float">
            <text:p>0,838</text:p>
          </table:table-cell>
          <table:table-cell table:formula="of:=AVERAGE([.D72:.F72])" office:value-type="float" office:value="0.860333333333333" calcext:value-type="float">
            <text:p>0,860333333333333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8" calcext:value-type="float">
            <text:p>0,108</text:p>
          </table:table-cell>
          <table:table-cell office:value-type="float" office:value="0.087" calcext:value-type="float">
            <text:p>0,087</text:p>
          </table:table-cell>
          <table:table-cell table:formula="of:=AVERAGE([.D73:.F73])" office:value-type="float" office:value="0.100333333333333" calcext:value-type="float">
            <text:p>0,100333333333333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096" calcext:value-type="float">
            <text:p>0,096</text:p>
          </table:table-cell>
          <table:table-cell office:value-type="float" office:value="0.087" calcext:value-type="float">
            <text:p>0,087</text:p>
          </table:table-cell>
          <table:table-cell office:value-type="float" office:value="0.086" calcext:value-type="float">
            <text:p>0,086</text:p>
          </table:table-cell>
          <table:table-cell table:formula="of:=AVERAGE([.D74:.F74])" office:value-type="float" office:value="0.0896666666666667" calcext:value-type="float">
            <text:p>0,089666666666667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384.856" calcext:value-type="float">
            <text:p>384,856</text:p>
          </table:table-cell>
          <table:table-cell office:value-type="float" office:value="392.067" calcext:value-type="float">
            <text:p>392,067</text:p>
          </table:table-cell>
          <table:table-cell office:value-type="float" office:value="406.622" calcext:value-type="float">
            <text:p>406,622</text:p>
          </table:table-cell>
          <table:table-cell table:formula="of:=AVERAGE([.D75:.F75])" office:value-type="float" office:value="394.515" calcext:value-type="float">
            <text:p>394,515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158.225" calcext:value-type="float">
            <text:p>158,225</text:p>
          </table:table-cell>
          <table:table-cell office:value-type="float" office:value="181.159" calcext:value-type="float">
            <text:p>181,159</text:p>
          </table:table-cell>
          <table:table-cell office:value-type="float" office:value="112.261" calcext:value-type="float">
            <text:p>112,261</text:p>
          </table:table-cell>
          <table:table-cell table:formula="of:=AVERAGE([.D76:.F76])" office:value-type="float" office:value="150.548333333333" calcext:value-type="float">
            <text:p>150,548333333333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16.188" calcext:value-type="float">
            <text:p>16,188</text:p>
          </table:table-cell>
          <table:table-cell office:value-type="float" office:value="11.06" calcext:value-type="float">
            <text:p>11,06</text:p>
          </table:table-cell>
          <table:table-cell office:value-type="float" office:value="15.003" calcext:value-type="float">
            <text:p>15,003</text:p>
          </table:table-cell>
          <table:table-cell table:formula="of:=AVERAGE([.D77:.F77])" office:value-type="float" office:value="14.0836666666667" calcext:value-type="float">
            <text:p>14,0836666666667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123.76" calcext:value-type="float">
            <text:p>123,76</text:p>
          </table:table-cell>
          <table:table-cell office:value-type="float" office:value="126.24" calcext:value-type="float">
            <text:p>126,24</text:p>
          </table:table-cell>
          <table:table-cell office:value-type="float" office:value="132.437" calcext:value-type="float">
            <text:p>132,437</text:p>
          </table:table-cell>
          <table:table-cell table:formula="of:=AVERAGE([.D78:.F78])" office:value-type="float" office:value="127.479" calcext:value-type="float">
            <text:p>127,479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office:value-type="float" office:value="24.021" calcext:value-type="float">
            <text:p>24,021</text:p>
          </table:table-cell>
          <table:table-cell office:value-type="float" office:value="26.316" calcext:value-type="float">
            <text:p>26,316</text:p>
          </table:table-cell>
          <table:table-cell office:value-type="float" office:value="10.864" calcext:value-type="float">
            <text:p>10,864</text:p>
          </table:table-cell>
          <table:table-cell table:formula="of:=AVERAGE([.D79:.F79])" office:value-type="float" office:value="20.4003333333333" calcext:value-type="float">
            <text:p>20,4003333333333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0.522" calcext:value-type="float">
            <text:p>0,522</text:p>
          </table:table-cell>
          <table:table-cell office:value-type="float" office:value="1.526" calcext:value-type="float">
            <text:p>1,526</text:p>
          </table:table-cell>
          <table:table-cell office:value-type="float" office:value="1.035" calcext:value-type="float">
            <text:p>1,035</text:p>
          </table:table-cell>
          <table:table-cell table:formula="of:=AVERAGE([.D80:.F80])" office:value-type="float" office:value="1.02766666666667" calcext:value-type="float">
            <text:p>1,02766666666667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9.399" calcext:value-type="float">
            <text:p>9,399</text:p>
          </table:table-cell>
          <table:table-cell office:value-type="float" office:value="13.349" calcext:value-type="float">
            <text:p>13,349</text:p>
          </table:table-cell>
          <table:table-cell office:value-type="float" office:value="6.725" calcext:value-type="float">
            <text:p>6,725</text:p>
          </table:table-cell>
          <table:table-cell table:formula="of:=AVERAGE([.D81:.F81])" office:value-type="float" office:value="9.82433333333333" calcext:value-type="float">
            <text:p>9,82433333333333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6.789" calcext:value-type="float">
            <text:p>6,789</text:p>
          </table:table-cell>
          <table:table-cell office:value-type="float" office:value="10.679" calcext:value-type="float">
            <text:p>10,679</text:p>
          </table:table-cell>
          <table:table-cell office:value-type="float" office:value="7.243" calcext:value-type="float">
            <text:p>7,243</text:p>
          </table:table-cell>
          <table:table-cell table:formula="of:=AVERAGE([.D82:.F82])" office:value-type="float" office:value="8.237" calcext:value-type="float">
            <text:p>8,237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336.815" calcext:value-type="float">
            <text:p>336,815</text:p>
          </table:table-cell>
          <table:table-cell office:value-type="float" office:value="316.933" calcext:value-type="float">
            <text:p>316,933</text:p>
          </table:table-cell>
          <table:table-cell office:value-type="float" office:value="330.575" calcext:value-type="float">
            <text:p>330,575</text:p>
          </table:table-cell>
          <table:table-cell table:formula="of:=AVERAGE([.D83:.F83])" office:value-type="float" office:value="328.107666666667" calcext:value-type="float">
            <text:p>328,107666666667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116.449" calcext:value-type="float">
            <text:p>116,449</text:p>
          </table:table-cell>
          <table:table-cell office:value-type="float" office:value="126.239" calcext:value-type="float">
            <text:p>126,239</text:p>
          </table:table-cell>
          <table:table-cell office:value-type="float" office:value="75.531" calcext:value-type="float">
            <text:p>75,531</text:p>
          </table:table-cell>
          <table:table-cell table:formula="of:=AVERAGE([.D84:.F84])" office:value-type="float" office:value="106.073" calcext:value-type="float">
            <text:p>106,073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91.383" calcext:value-type="float">
            <text:p>91,383</text:p>
          </table:table-cell>
          <table:table-cell office:value-type="float" office:value="102.594" calcext:value-type="float">
            <text:p>102,594</text:p>
          </table:table-cell>
          <table:table-cell office:value-type="float" office:value="139.68" calcext:value-type="float">
            <text:p>139,68</text:p>
          </table:table-cell>
          <table:table-cell table:formula="of:=AVERAGE([.D85:.F85])" office:value-type="float" office:value="111.219" calcext:value-type="float">
            <text:p>111,219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23.499" calcext:value-type="float">
            <text:p>23,499</text:p>
          </table:table-cell>
          <table:table-cell office:value-type="float" office:value="20.976" calcext:value-type="float">
            <text:p>20,976</text:p>
          </table:table-cell>
          <table:table-cell office:value-type="float" office:value="28.971" calcext:value-type="float">
            <text:p>28,971</text:p>
          </table:table-cell>
          <table:table-cell table:formula="of:=AVERAGE([.D86:.F86])" office:value-type="float" office:value="24.482" calcext:value-type="float">
            <text:p>24,482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22.454" calcext:value-type="float">
            <text:p>22,454</text:p>
          </table:table-cell>
          <table:table-cell office:value-type="float" office:value="25.553" calcext:value-type="float">
            <text:p>25,553</text:p>
          </table:table-cell>
          <table:table-cell office:value-type="float" office:value="20.176" calcext:value-type="float">
            <text:p>20,176</text:p>
          </table:table-cell>
          <table:table-cell table:formula="of:=AVERAGE([.D87:.F87])" office:value-type="float" office:value="22.7276666666667" calcext:value-type="float">
            <text:p>22,7276666666667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,381</text:p>
          </table:table-cell>
          <table:table-cell office:value-type="float" office:value="0" calcext:value-type="float">
            <text:p>0</text:p>
          </table:table-cell>
          <table:table-cell table:formula="of:=AVERAGE([.D88:.F88])" office:value-type="float" office:value="0.127" calcext:value-type="float">
            <text:p>0,127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5" calcext:value-type="float">
            <text:p>1,035</text:p>
          </table:table-cell>
          <table:table-cell table:formula="of:=AVERAGE([.D89:.F89])" office:value-type="float" office:value="0.345" calcext:value-type="float">
            <text:p>0,345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90:.F90])" office:value-type="float" office:value="0" calcext:value-type="float">
            <text:p>0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office:value-type="float" office:value="4.7" calcext:value-type="float">
            <text:p>4,7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table:formula="of:=AVERAGE([.D91:.F91])" office:value-type="float" office:value="2.45666666666667" calcext:value-type="float">
            <text:p>2,45666666666667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16.188" calcext:value-type="float">
            <text:p>16,188</text:p>
          </table:table-cell>
          <table:table-cell office:value-type="float" office:value="17.162" calcext:value-type="float">
            <text:p>17,162</text:p>
          </table:table-cell>
          <table:table-cell office:value-type="float" office:value="10.347" calcext:value-type="float">
            <text:p>10,347</text:p>
          </table:table-cell>
          <table:table-cell table:formula="of:=AVERAGE([.D92:.F92])" office:value-type="float" office:value="14.5656666666667" calcext:value-type="float">
            <text:p>14,5656666666667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1.937" calcext:value-type="float">
            <text:p>1,937</text:p>
          </table:table-cell>
          <table:table-cell office:value-type="float" office:value="1.979" calcext:value-type="float">
            <text:p>1,979</text:p>
          </table:table-cell>
          <table:table-cell office:value-type="float" office:value="2.077" calcext:value-type="float">
            <text:p>2,077</text:p>
          </table:table-cell>
          <table:table-cell table:formula="of:=AVERAGE([.D93:.F93])" office:value-type="float" office:value="1.99766666666667" calcext:value-type="float">
            <text:p>1,99766666666667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3.016" calcext:value-type="float">
            <text:p>3,016</text:p>
          </table:table-cell>
          <table:table-cell office:value-type="float" office:value="2.974" calcext:value-type="float">
            <text:p>2,974</text:p>
          </table:table-cell>
          <table:table-cell office:value-type="float" office:value="2.907" calcext:value-type="float">
            <text:p>2,907</text:p>
          </table:table-cell>
          <table:table-cell table:formula="of:=AVERAGE([.D94:.F94])" office:value-type="float" office:value="2.96566666666667" calcext:value-type="float">
            <text:p>2,96566666666667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13" calcext:value-type="float">
            <text:p>1,13</text:p>
          </table:table-cell>
          <table:table-cell office:value-type="float" office:value="1.02" calcext:value-type="float">
            <text:p>1,02</text:p>
          </table:table-cell>
          <table:table-cell office:value-type="float" office:value="0.996" calcext:value-type="float">
            <text:p>0,996</text:p>
          </table:table-cell>
          <table:table-cell table:formula="of:=AVERAGE([.D95:.F95])" office:value-type="float" office:value="1.04866666666667" calcext:value-type="float">
            <text:p>1,04866666666667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380.996" calcext:value-type="float">
            <text:p>380,996</text:p>
          </table:table-cell>
          <table:table-cell office:value-type="float" office:value="375.389" calcext:value-type="float">
            <text:p>375,389</text:p>
          </table:table-cell>
          <table:table-cell office:value-type="float" office:value="398.193" calcext:value-type="float">
            <text:p>398,193</text:p>
          </table:table-cell>
          <table:table-cell table:formula="of:=AVERAGE([.D96:.F96])" office:value-type="float" office:value="384.859333333333" calcext:value-type="float">
            <text:p>384,859333333333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46.642" calcext:value-type="float">
            <text:p>546,642</text:p>
          </table:table-cell>
          <table:table-cell office:value-type="float" office:value="553.73" calcext:value-type="float">
            <text:p>553,73</text:p>
          </table:table-cell>
          <table:table-cell office:value-type="float" office:value="561.876" calcext:value-type="float">
            <text:p>561,876</text:p>
          </table:table-cell>
          <table:table-cell table:formula="of:=AVERAGE([.D97:.F97])" office:value-type="float" office:value="554.082666666667" calcext:value-type="float">
            <text:p>554,082666666667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21.152" calcext:value-type="float">
            <text:p>421,152</text:p>
          </table:table-cell>
          <table:table-cell office:value-type="float" office:value="408.957" calcext:value-type="float">
            <text:p>408,957</text:p>
          </table:table-cell>
          <table:table-cell office:value-type="float" office:value="365.187" calcext:value-type="float">
            <text:p>365,187</text:p>
          </table:table-cell>
          <table:table-cell table:formula="of:=AVERAGE([.D98:.F98])" office:value-type="float" office:value="398.432" calcext:value-type="float">
            <text:p>398,432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44.122" calcext:value-type="float">
            <text:p>444,122</text:p>
          </table:table-cell>
          <table:table-cell office:value-type="float" office:value="436.145" calcext:value-type="float">
            <text:p>436,145</text:p>
          </table:table-cell>
          <table:table-cell office:value-type="float" office:value="398.645" calcext:value-type="float">
            <text:p>398,645</text:p>
          </table:table-cell>
          <table:table-cell table:formula="of:=AVERAGE([.D99:.F99])" office:value-type="float" office:value="426.304" calcext:value-type="float">
            <text:p>426,304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43.195" calcext:value-type="float">
            <text:p>443,195</text:p>
          </table:table-cell>
          <table:table-cell office:value-type="float" office:value="446.678" calcext:value-type="float">
            <text:p>446,678</text:p>
          </table:table-cell>
          <table:table-cell office:value-type="float" office:value="431.449" calcext:value-type="float">
            <text:p>431,449</text:p>
          </table:table-cell>
          <table:table-cell table:formula="of:=AVERAGE([.D100:.F100])" office:value-type="float" office:value="440.440666666667" calcext:value-type="float">
            <text:p>440,440666666667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3.306" calcext:value-type="float">
            <text:p>3,306</text:p>
          </table:table-cell>
          <table:table-cell office:value-type="float" office:value="3.593" calcext:value-type="float">
            <text:p>3,593</text:p>
          </table:table-cell>
          <table:table-cell office:value-type="float" office:value="3.514" calcext:value-type="float">
            <text:p>3,514</text:p>
          </table:table-cell>
          <table:table-cell table:formula="of:=AVERAGE([.D101:.F101])" office:value-type="float" office:value="3.471" calcext:value-type="float">
            <text:p>3,471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5.74" calcext:value-type="float">
            <text:p>5,74</text:p>
          </table:table-cell>
          <table:table-cell office:value-type="float" office:value="6.466" calcext:value-type="float">
            <text:p>6,466</text:p>
          </table:table-cell>
          <table:table-cell office:value-type="float" office:value="6.507" calcext:value-type="float">
            <text:p>6,507</text:p>
          </table:table-cell>
          <table:table-cell table:formula="of:=AVERAGE([.D102:.F102])" office:value-type="float" office:value="6.23766666666667" calcext:value-type="float">
            <text:p>6,23766666666667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653" calcext:value-type="float">
            <text:p>1,653</text:p>
          </table:table-cell>
          <table:table-cell office:value-type="float" office:value="1.519" calcext:value-type="float">
            <text:p>1,519</text:p>
          </table:table-cell>
          <table:table-cell office:value-type="float" office:value="1.423" calcext:value-type="float">
            <text:p>1,423</text:p>
          </table:table-cell>
          <table:table-cell table:formula="of:=AVERAGE([.D103:.F103])" office:value-type="float" office:value="1.53166666666667" calcext:value-type="float">
            <text:p>1,53166666666667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1.978" calcext:value-type="float">
            <text:p>1,978</text:p>
          </table:table-cell>
          <table:table-cell office:value-type="float" office:value="2.069" calcext:value-type="float">
            <text:p>2,069</text:p>
          </table:table-cell>
          <table:table-cell office:value-type="float" office:value="2.042" calcext:value-type="float">
            <text:p>2,042</text:p>
          </table:table-cell>
          <table:table-cell table:formula="of:=AVERAGE([.D104:.F104])" office:value-type="float" office:value="2.02966666666667" calcext:value-type="float">
            <text:p>2,02966666666667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42.334" calcext:value-type="float">
            <text:p>42,334</text:p>
          </table:table-cell>
          <table:table-cell office:value-type="float" office:value="52.119" calcext:value-type="float">
            <text:p>52,119</text:p>
          </table:table-cell>
          <table:table-cell office:value-type="float" office:value="40.069" calcext:value-type="float">
            <text:p>40,069</text:p>
          </table:table-cell>
          <table:table-cell table:formula="of:=AVERAGE([.D105:.F105])" office:value-type="float" office:value="44.8406666666667" calcext:value-type="float">
            <text:p>44,8406666666667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10.905" calcext:value-type="float">
            <text:p>10,905</text:p>
          </table:table-cell>
          <table:table-cell office:value-type="float" office:value="9.589" calcext:value-type="float">
            <text:p>9,589</text:p>
          </table:table-cell>
          <table:table-cell office:value-type="float" office:value="11.92" calcext:value-type="float">
            <text:p>11,92</text:p>
          </table:table-cell>
          <table:table-cell table:formula="of:=AVERAGE([.D106:.F106])" office:value-type="float" office:value="10.8046666666667" calcext:value-type="float">
            <text:p>10,8046666666667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6.784" calcext:value-type="float">
            <text:p>6,784</text:p>
          </table:table-cell>
          <table:table-cell office:value-type="float" office:value="9.041" calcext:value-type="float">
            <text:p>9,041</text:p>
          </table:table-cell>
          <table:table-cell office:value-type="float" office:value="13.321" calcext:value-type="float">
            <text:p>13,321</text:p>
          </table:table-cell>
          <table:table-cell table:formula="of:=AVERAGE([.D107:.F107])" office:value-type="float" office:value="9.71533333333333" calcext:value-type="float">
            <text:p>9,71533333333333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English mean</text:p>
          </table:table-cell>
          <table:table-cell office:value-type="string" calcext:value-type="string">
            <text:p>DBH mean</text:p>
          </table:table-cell>
          <table:table-cell office:value-type="string" calcext:value-type="string">
            <text:p>desc</text:p>
          </table:table-cell>
          <table:table-cell table:formula="of:=[$dbh2_english.P1]" office:value-type="float" office:value="0" calcext:value-type="float">
            <text:p>0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% dev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table:formula="of:=[$dbh2_english.N2]" office:value-type="float" office:value="9.3" calcext:value-type="float">
            <text:p>9,3</text:p>
          </table:table-cell>
          <table:table-cell table:formula="of:=[$DBH2_history.G2]" office:value-type="float" office:value="78.3333333333333" calcext:value-type="float">
            <text:p>78,3333333333333</text:p>
          </table:table-cell>
          <table:table-cell table:formula="of:=[$dbh2_english.O2]" office:value-type="string" office:string-value="Paragraph count" calcext:value-type="string">
            <text:p>Paragraph count</text:p>
          </table:table-cell>
          <table:table-cell table:formula="of:=[$dbh2_english.P2]" office:value-type="string" office:string-value=" number of paragraphs" calcext:value-type="string">
            <text:p><text:s/>number of paragraphs</text:p>
          </table:table-cell>
          <table:table-cell table:formula="of:=[.E2]-[.D2]" office:value-type="float" office:value="69.0333333333333" calcext:value-type="float">
            <text:p>69,0333333333333</text:p>
          </table:table-cell>
          <table:table-cell table:formula="of:=[.H2]*100/[.D2]" office:value-type="float" office:value="742.293906810036" calcext:value-type="float">
            <text:p>742,2939068100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table:formula="of:=[$dbh2_english.N3]" office:value-type="float" office:value="28.6" calcext:value-type="float">
            <text:p>28,6</text:p>
          </table:table-cell>
          <table:table-cell table:formula="of:=[$DBH2_history.G3]" office:value-type="float" office:value="142.666666666667" calcext:value-type="float">
            <text:p>142,666666666667</text:p>
          </table:table-cell>
          <table:table-cell table:formula="of:=[$dbh2_english.O3]" office:value-type="string" office:string-value="Sentence count" calcext:value-type="string">
            <text:p>Sentence count</text:p>
          </table:table-cell>
          <table:table-cell table:formula="of:=[$dbh2_english.P3]" office:value-type="string" office:string-value=" number of sentences" calcext:value-type="string">
            <text:p><text:s/>number of sentences</text:p>
          </table:table-cell>
          <table:table-cell table:formula="of:=[.E3]-[.D3]" office:value-type="float" office:value="114.066666666667" calcext:value-type="float">
            <text:p>114,066666666667</text:p>
          </table:table-cell>
          <table:table-cell table:formula="of:=[.H3]*100/[.D3]" office:value-type="float" office:value="398.834498834499" calcext:value-type="float">
            <text:p>398,8344988344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table:formula="of:=[$dbh2_english.N4]" office:value-type="float" office:value="345.1" calcext:value-type="float">
            <text:p>345,1</text:p>
          </table:table-cell>
          <table:table-cell table:formula="of:=[$DBH2_history.G4]" office:value-type="float" office:value="2156.66666666667" calcext:value-type="float">
            <text:p>2156,66666666667</text:p>
          </table:table-cell>
          <table:table-cell table:formula="of:=[$dbh2_english.O4]" office:value-type="string" office:string-value="Word count" calcext:value-type="string">
            <text:p>Word count</text:p>
          </table:table-cell>
          <table:table-cell table:formula="of:=[$dbh2_english.P4]" office:value-type="string" office:string-value=" number of words" calcext:value-type="string">
            <text:p><text:s/>number of words</text:p>
          </table:table-cell>
          <table:table-cell table:formula="of:=[.E4]-[.D4]" office:value-type="float" office:value="1811.56666666667" calcext:value-type="float">
            <text:p>1811,56666666667</text:p>
          </table:table-cell>
          <table:table-cell table:formula="of:=[.H4]*100/[.D4]" office:value-type="float" office:value="524.939631024824" calcext:value-type="float">
            <text:p>524,9396310248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table:formula="of:=[$dbh2_english.N5]" office:value-type="float" office:value="3.4034" calcext:value-type="float">
            <text:p>3,4034</text:p>
          </table:table-cell>
          <table:table-cell table:formula="of:=[$DBH2_history.G5]" office:value-type="float" office:value="1.83533333333333" calcext:value-type="float">
            <text:p>1,83533333333333</text:p>
          </table:table-cell>
          <table:table-cell table:formula="of:=[$dbh2_english.O5]" office:value-type="string" office:string-value="Paragraph length" calcext:value-type="string">
            <text:p>Paragraph length</text:p>
          </table:table-cell>
          <table:table-cell table:formula="of:=[$dbh2_english.P5]" office:value-type="string" office:string-value=" number of sentences in a paragraph" calcext:value-type="string">
            <text:p><text:s/>number of sentences in a paragraph</text:p>
          </table:table-cell>
          <table:table-cell table:formula="of:=[.E5]-[.D5]" office:value-type="float" office:value="-1.56806666666667" calcext:value-type="float">
            <text:p>-1,56806666666667</text:p>
          </table:table-cell>
          <table:table-cell table:formula="of:=[.H5]*100/[.D5]" office:value-type="float" office:value="-46.0735343088284" calcext:value-type="float">
            <text:p>-46,07353430882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table:formula="of:=[$dbh2_english.N6]" office:value-type="float" office:value="2.7341" calcext:value-type="float">
            <text:p>2,7341</text:p>
          </table:table-cell>
          <table:table-cell table:formula="of:=[$DBH2_history.G6]" office:value-type="float" office:value="1.001" calcext:value-type="float">
            <text:p>1,001</text:p>
          </table:table-cell>
          <table:table-cell table:formula="of:=[$dbh2_english.O6]" office:value-type="string" office:string-value="Paragraph length" calcext:value-type="string">
            <text:p>Paragraph length</text:p>
          </table:table-cell>
          <table:table-cell table:formula="of:=[$dbh2_english.P6]" office:value-type="string" office:string-value=" number of sentences in a pragraph" calcext:value-type="string">
            <text:p><text:s/>number of sentences in a pragraph</text:p>
          </table:table-cell>
          <table:table-cell table:formula="of:=[.E6]-[.D6]" office:value-type="float" office:value="-1.7331" calcext:value-type="float">
            <text:p>-1,7331</text:p>
          </table:table-cell>
          <table:table-cell table:formula="of:=[.H6]*100/[.D6]" office:value-type="float" office:value="-63.3883179108299" calcext:value-type="float">
            <text:p>-63,38831791082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table:formula="of:=[$dbh2_english.N7]" office:value-type="float" office:value="11.9711" calcext:value-type="float">
            <text:p>11,9711</text:p>
          </table:table-cell>
          <table:table-cell table:formula="of:=[$DBH2_history.G7]" office:value-type="float" office:value="15.2943333333333" calcext:value-type="float">
            <text:p>15,2943333333333</text:p>
          </table:table-cell>
          <table:table-cell table:formula="of:=[$dbh2_english.O7]" office:value-type="string" office:string-value="Sentence length" calcext:value-type="string">
            <text:p>Sentence length</text:p>
          </table:table-cell>
          <table:table-cell table:formula="of:=[$dbh2_english.P7]" office:value-type="string" office:string-value=" number of words" calcext:value-type="string">
            <text:p><text:s/>number of words</text:p>
          </table:table-cell>
          <table:table-cell table:formula="of:=[.E7]-[.D7]" office:value-type="float" office:value="3.32323333333333" calcext:value-type="float">
            <text:p>3,32323333333333</text:p>
          </table:table-cell>
          <table:table-cell table:formula="of:=[.H7]*100/[.D7]" office:value-type="float" office:value="27.7604675705101" calcext:value-type="float">
            <text:p>27,7604675705101</text:p>
          </table:table-cell>
          <table:table-cell office:value-type="string" calcext:value-type="string">
            <text:p>Slightly longer sentenc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table:formula="of:=[$dbh2_english.N8]" office:value-type="float" office:value="6.2576" calcext:value-type="float">
            <text:p>6,2576</text:p>
          </table:table-cell>
          <table:table-cell table:formula="of:=[$DBH2_history.G8]" office:value-type="float" office:value="10.489" calcext:value-type="float">
            <text:p>10,489</text:p>
          </table:table-cell>
          <table:table-cell table:formula="of:=[$dbh2_english.O8]" office:value-type="string" office:string-value="Sentence length" calcext:value-type="string">
            <text:p>Sentence length</text:p>
          </table:table-cell>
          <table:table-cell table:formula="of:=[$dbh2_english.P8]" office:value-type="string" office:string-value=" number of words" calcext:value-type="string">
            <text:p><text:s/>number of words</text:p>
          </table:table-cell>
          <table:table-cell table:formula="of:=[.E8]-[.D8]" office:value-type="float" office:value="4.2314" calcext:value-type="float">
            <text:p>4,2314</text:p>
          </table:table-cell>
          <table:table-cell table:formula="of:=[.H8]*100/[.D8]" office:value-type="float" office:value="67.6201738685758" calcext:value-type="float">
            <text:p>67,62017386857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table:formula="of:=[$dbh2_english.N9]" office:value-type="float" office:value="1.445" calcext:value-type="float">
            <text:p>1,445</text:p>
          </table:table-cell>
          <table:table-cell table:formula="of:=[$DBH2_history.G9]" office:value-type="float" office:value="1.73133333333333" calcext:value-type="float">
            <text:p>1,73133333333333</text:p>
          </table:table-cell>
          <table:table-cell table:formula="of:=[$dbh2_english.O9]" office:value-type="string" office:string-value="Word length" calcext:value-type="string">
            <text:p>Word length</text:p>
          </table:table-cell>
          <table:table-cell table:formula="of:=[$dbh2_english.P9]" office:value-type="string" office:string-value=" number of syllables" calcext:value-type="string">
            <text:p><text:s/>number of syllables</text:p>
          </table:table-cell>
          <table:table-cell table:formula="of:=[.E9]-[.D9]" office:value-type="float" office:value="0.286333333333333" calcext:value-type="float">
            <text:p>0,286333333333333</text:p>
          </table:table-cell>
          <table:table-cell table:formula="of:=[.H9]*100/[.D9]" office:value-type="float" office:value="19.8154555940023" calcext:value-type="float">
            <text:p>19,8154555940023</text:p>
          </table:table-cell>
          <table:table-cell office:value-type="string" calcext:value-type="string">
            <text:p>slightly longer word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table:formula="of:=[$dbh2_english.N10]" office:value-type="float" office:value="0.7805" calcext:value-type="float">
            <text:p>0,7805</text:p>
          </table:table-cell>
          <table:table-cell table:formula="of:=[$DBH2_history.G10]" office:value-type="float" office:value="1.02766666666667" calcext:value-type="float">
            <text:p>1,02766666666667</text:p>
          </table:table-cell>
          <table:table-cell table:formula="of:=[$dbh2_english.O10]" office:value-type="string" office:string-value="Word length" calcext:value-type="string">
            <text:p>Word length</text:p>
          </table:table-cell>
          <table:table-cell table:formula="of:=[$dbh2_english.P10]" office:value-type="string" office:string-value=" number of syllables" calcext:value-type="string">
            <text:p><text:s/>number of syllables</text:p>
          </table:table-cell>
          <table:table-cell table:formula="of:=[.E10]-[.D10]" office:value-type="float" office:value="0.247166666666667" calcext:value-type="float">
            <text:p>0,247166666666667</text:p>
          </table:table-cell>
          <table:table-cell table:formula="of:=[.H10]*100/[.D10]" office:value-type="float" office:value="31.6677343583173" calcext:value-type="float">
            <text:p>31,66773435831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table:formula="of:=[$dbh2_english.N11]" office:value-type="float" office:value="4.4299" calcext:value-type="float">
            <text:p>4,4299</text:p>
          </table:table-cell>
          <table:table-cell table:formula="of:=[$DBH2_history.G11]" office:value-type="float" office:value="5.23166666666667" calcext:value-type="float">
            <text:p>5,23166666666667</text:p>
          </table:table-cell>
          <table:table-cell table:formula="of:=[$dbh2_english.O11]" office:value-type="string" office:string-value="Word length" calcext:value-type="string">
            <text:p>Word length</text:p>
          </table:table-cell>
          <table:table-cell table:formula="of:=[$dbh2_english.P11]" office:value-type="string" office:string-value=" number of letters" calcext:value-type="string">
            <text:p><text:s/>number of letters</text:p>
          </table:table-cell>
          <table:table-cell table:formula="of:=[.E11]-[.D11]" office:value-type="float" office:value="0.801766666666667" calcext:value-type="float">
            <text:p>0,801766666666667</text:p>
          </table:table-cell>
          <table:table-cell table:formula="of:=[.H11]*100/[.D11]" office:value-type="float" office:value="18.098978908478" calcext:value-type="float">
            <text:p>18,0989789084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table:formula="of:=[$dbh2_english.N12]" office:value-type="float" office:value="2.307" calcext:value-type="float">
            <text:p>2,307</text:p>
          </table:table-cell>
          <table:table-cell table:formula="of:=[$DBH2_history.G12]" office:value-type="float" office:value="2.831" calcext:value-type="float">
            <text:p>2,831</text:p>
          </table:table-cell>
          <table:table-cell table:formula="of:=[$dbh2_english.O12]" office:value-type="string" office:string-value="Word length" calcext:value-type="string">
            <text:p>Word length</text:p>
          </table:table-cell>
          <table:table-cell table:formula="of:=[$dbh2_english.P12]" office:value-type="string" office:string-value=" number of letters" calcext:value-type="string">
            <text:p><text:s/>number of letters</text:p>
          </table:table-cell>
          <table:table-cell table:formula="of:=[.E12]-[.D12]" office:value-type="float" office:value="0.524" calcext:value-type="float">
            <text:p>0,524</text:p>
          </table:table-cell>
          <table:table-cell table:formula="of:=[.H12]*100/[.D12]" office:value-type="float" office:value="22.7134807108799" calcext:value-type="float">
            <text:p>22,71348071087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table:formula="of:=[$dbh2_english.N13]" office:value-type="float" office:value="0.0962" calcext:value-type="float">
            <text:p>0,0962</text:p>
          </table:table-cell>
          <table:table-cell table:formula="of:=[$DBH2_history.G13]" office:value-type="float" office:value="-1.482" calcext:value-type="float">
            <text:p>-1,482</text:p>
          </table:table-cell>
          <table:table-cell table:formula="of:=[$dbh2_english.O13]" office:value-type="string" office:string-value="Text Easability PC Narrativity" calcext:value-type="string">
            <text:p>Text Easability PC Narrativity</text:p>
          </table:table-cell>
          <table:table-cell table:formula="of:=[$dbh2_english.P13]" office:value-type="string" office:string-value=" z score" calcext:value-type="string">
            <text:p><text:s/>z score</text:p>
          </table:table-cell>
          <table:table-cell table:formula="of:=[.E13]-[.D13]" office:value-type="float" office:value="-1.5782" calcext:value-type="float">
            <text:p>-1,5782</text:p>
          </table:table-cell>
          <table:table-cell table:formula="of:=[.H13]*100/[.D13]" office:value-type="float" office:value="-1640.54054054054" calcext:value-type="float">
            <text:p>-1640,54054054054</text:p>
          </table:table-cell>
          <table:table-cell office:value-type="string" calcext:value-type="string">
            <text:p>Lower score in narrativi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table:formula="of:=[$dbh2_english.N14]" office:value-type="float" office:value="53.514" calcext:value-type="float">
            <text:p>53,514</text:p>
          </table:table-cell>
          <table:table-cell table:formula="of:=[$DBH2_history.G14]" office:value-type="float" office:value="7.15" calcext:value-type="float">
            <text:p>7,15</text:p>
          </table:table-cell>
          <table:table-cell table:formula="of:=[$dbh2_english.O14]" office:value-type="string" office:string-value="Text Easability PC Narrativity" calcext:value-type="string">
            <text:p>Text Easability PC Narrativity</text:p>
          </table:table-cell>
          <table:table-cell table:formula="of:=[$dbh2_english.P14]" office:value-type="string" office:string-value=" percentile" calcext:value-type="string">
            <text:p><text:s/>percentile</text:p>
          </table:table-cell>
          <table:table-cell table:formula="of:=[.E14]-[.D14]" office:value-type="float" office:value="-46.364" calcext:value-type="float">
            <text:p>-46,364</text:p>
          </table:table-cell>
          <table:table-cell table:formula="of:=[.H14]*100/[.D14]" office:value-type="float" office:value="-86.6390103524311" calcext:value-type="float">
            <text:p>-86,63901035243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table:formula="of:=[$dbh2_english.N15]" office:value-type="float" office:value="0.6698" calcext:value-type="float">
            <text:p>0,6698</text:p>
          </table:table-cell>
          <table:table-cell table:formula="of:=[$DBH2_history.G15]" office:value-type="float" office:value="0.591" calcext:value-type="float">
            <text:p>0,591</text:p>
          </table:table-cell>
          <table:table-cell table:formula="of:=[$dbh2_english.O15]" office:value-type="string" office:string-value="Text Easability PC Syntactic simplicity" calcext:value-type="string">
            <text:p>Text Easability PC Syntactic simplicity</text:p>
          </table:table-cell>
          <table:table-cell table:formula="of:=[$dbh2_english.P15]" office:value-type="string" office:string-value=" z score" calcext:value-type="string">
            <text:p><text:s/>z score</text:p>
          </table:table-cell>
          <table:table-cell table:formula="of:=[.E15]-[.D15]" office:value-type="float" office:value="-0.0788" calcext:value-type="float">
            <text:p>-0,0788</text:p>
          </table:table-cell>
          <table:table-cell table:formula="of:=[.H15]*100/[.D15]" office:value-type="float" office:value="-11.7647058823529" calcext:value-type="float">
            <text:p>-11,7647058823529</text:p>
          </table:table-cell>
          <table:table-cell office:value-type="string" calcext:value-type="string">
            <text:p>Lower in syntactyc simplici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table:formula="of:=[$dbh2_english.N16]" office:value-type="float" office:value="73.779" calcext:value-type="float">
            <text:p>73,779</text:p>
          </table:table-cell>
          <table:table-cell table:formula="of:=[$DBH2_history.G16]" office:value-type="float" office:value="71.6366666666667" calcext:value-type="float">
            <text:p>71,6366666666667</text:p>
          </table:table-cell>
          <table:table-cell table:formula="of:=[$dbh2_english.O16]" office:value-type="string" office:string-value="Text Easability PC Syntactic simplicity" calcext:value-type="string">
            <text:p>Text Easability PC Syntactic simplicity</text:p>
          </table:table-cell>
          <table:table-cell table:formula="of:=[$dbh2_english.P16]" office:value-type="string" office:string-value=" percentile" calcext:value-type="string">
            <text:p><text:s/>percentile</text:p>
          </table:table-cell>
          <table:table-cell table:formula="of:=[.E16]-[.D16]" office:value-type="float" office:value="-2.14233333333333" calcext:value-type="float">
            <text:p>-2,14233333333333</text:p>
          </table:table-cell>
          <table:table-cell table:formula="of:=[.H16]*100/[.D16]" office:value-type="float" office:value="-2.90371695649619" calcext:value-type="float">
            <text:p>-2,903716956496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table:formula="of:=[$dbh2_english.N17]" office:value-type="float" office:value="1.1621" calcext:value-type="float">
            <text:p>1,1621</text:p>
          </table:table-cell>
          <table:table-cell table:formula="of:=[$DBH2_history.G17]" office:value-type="float" office:value="0.435" calcext:value-type="float">
            <text:p>0,435</text:p>
          </table:table-cell>
          <table:table-cell table:formula="of:=[$dbh2_english.O17]" office:value-type="string" office:string-value="Text Easability PC Word concreteness" calcext:value-type="string">
            <text:p>Text Easability PC Word concreteness</text:p>
          </table:table-cell>
          <table:table-cell table:formula="of:=[$dbh2_english.P17]" office:value-type="string" office:string-value=" z score" calcext:value-type="string">
            <text:p><text:s/>z score</text:p>
          </table:table-cell>
          <table:table-cell table:formula="of:=[.E17]-[.D17]" office:value-type="float" office:value="-0.7271" calcext:value-type="float">
            <text:p>-0,7271</text:p>
          </table:table-cell>
          <table:table-cell table:formula="of:=[.H17]*100/[.D17]" office:value-type="float" office:value="-62.56776525256" calcext:value-type="float">
            <text:p>-62,56776525256</text:p>
          </table:table-cell>
          <table:table-cell office:value-type="string" calcext:value-type="string">
            <text:p>Lower in concretenes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table:formula="of:=[$dbh2_english.N18]" office:value-type="float" office:value="82.091" calcext:value-type="float">
            <text:p>82,091</text:p>
          </table:table-cell>
          <table:table-cell table:formula="of:=[$DBH2_history.G18]" office:value-type="float" office:value="65.2833333333333" calcext:value-type="float">
            <text:p>65,2833333333333</text:p>
          </table:table-cell>
          <table:table-cell table:formula="of:=[$dbh2_english.O18]" office:value-type="string" office:string-value="Text Easability PC Word concreteness" calcext:value-type="string">
            <text:p>Text Easability PC Word concreteness</text:p>
          </table:table-cell>
          <table:table-cell table:formula="of:=[$dbh2_english.P18]" office:value-type="string" office:string-value=" percentile" calcext:value-type="string">
            <text:p><text:s/>percentile</text:p>
          </table:table-cell>
          <table:table-cell table:formula="of:=[.E18]-[.D18]" office:value-type="float" office:value="-16.8076666666666" calcext:value-type="float">
            <text:p>-16,8076666666666</text:p>
          </table:table-cell>
          <table:table-cell table:formula="of:=[.H18]*100/[.D18]" office:value-type="float" office:value="-20.474432844851" calcext:value-type="float">
            <text:p>-20,47443284485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table:formula="of:=[$dbh2_english.N19]" office:value-type="float" office:value="-0.5713" calcext:value-type="float">
            <text:p>-0,5713</text:p>
          </table:table-cell>
          <table:table-cell table:formula="of:=[$DBH2_history.G19]" office:value-type="float" office:value="-0.77" calcext:value-type="float">
            <text:p>-0,77</text:p>
          </table:table-cell>
          <table:table-cell table:formula="of:=[$dbh2_english.O19]" office:value-type="string" office:string-value="Text Easability PC Referential cohesion" calcext:value-type="string">
            <text:p>Text Easability PC Referential cohesion</text:p>
          </table:table-cell>
          <table:table-cell table:formula="of:=[$dbh2_english.P19]" office:value-type="string" office:string-value=" z score" calcext:value-type="string">
            <text:p><text:s/>z score</text:p>
          </table:table-cell>
          <table:table-cell table:formula="of:=[.E19]-[.D19]" office:value-type="float" office:value="-0.1987" calcext:value-type="float">
            <text:p>-0,1987</text:p>
          </table:table-cell>
          <table:table-cell table:formula="of:=[.H19]*100/[.D19]" office:value-type="float" office:value="34.780325573254" calcext:value-type="float">
            <text:p>34,7803255732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table:formula="of:=[$dbh2_english.N20]" office:value-type="float" office:value="30.577" calcext:value-type="float">
            <text:p>30,577</text:p>
          </table:table-cell>
          <table:table-cell table:formula="of:=[$DBH2_history.G20]" office:value-type="float" office:value="24.9533333333333" calcext:value-type="float">
            <text:p>24,9533333333333</text:p>
          </table:table-cell>
          <table:table-cell table:formula="of:=[$dbh2_english.O20]" office:value-type="string" office:string-value="Text Easability PC Referential cohesion" calcext:value-type="string">
            <text:p>Text Easability PC Referential cohesion</text:p>
          </table:table-cell>
          <table:table-cell table:formula="of:=[$dbh2_english.P20]" office:value-type="string" office:string-value=" percentile" calcext:value-type="string">
            <text:p><text:s/>percentile</text:p>
          </table:table-cell>
          <table:table-cell table:formula="of:=[.E20]-[.D20]" office:value-type="float" office:value="-5.62366666666667" calcext:value-type="float">
            <text:p>-5,62366666666667</text:p>
          </table:table-cell>
          <table:table-cell table:formula="of:=[.H20]*100/[.D20]" office:value-type="float" office:value="-18.3918195593638" calcext:value-type="float">
            <text:p>-18,39181955936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table:formula="of:=[$dbh2_english.N21]" office:value-type="float" office:value="0.0544" calcext:value-type="float">
            <text:p>0,0544</text:p>
          </table:table-cell>
          <table:table-cell table:formula="of:=[$DBH2_history.G21]" office:value-type="float" office:value="0.042" calcext:value-type="float">
            <text:p>0,042</text:p>
          </table:table-cell>
          <table:table-cell table:formula="of:=[$dbh2_english.O21]" office:value-type="string" office:string-value="Text Easability PC Deep cohesion" calcext:value-type="string">
            <text:p>Text Easability PC Deep cohesion</text:p>
          </table:table-cell>
          <table:table-cell table:formula="of:=[$dbh2_english.P21]" office:value-type="string" office:string-value=" z score" calcext:value-type="string">
            <text:p><text:s/>z score</text:p>
          </table:table-cell>
          <table:table-cell table:formula="of:=[.E21]-[.D21]" office:value-type="float" office:value="-0.0124" calcext:value-type="float">
            <text:p>-0,0124</text:p>
          </table:table-cell>
          <table:table-cell table:formula="of:=[.H21]*100/[.D21]" office:value-type="float" office:value="-22.7941176470588" calcext:value-type="float">
            <text:p>-22,794117647058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table:formula="of:=[$dbh2_english.N22]" office:value-type="float" office:value="50.354" calcext:value-type="float">
            <text:p>50,354</text:p>
          </table:table-cell>
          <table:table-cell table:formula="of:=[$DBH2_history.G22]" office:value-type="float" office:value="51.7966666666667" calcext:value-type="float">
            <text:p>51,7966666666667</text:p>
          </table:table-cell>
          <table:table-cell table:formula="of:=[$dbh2_english.O22]" office:value-type="string" office:string-value="Text Easability PC Deep cohesion" calcext:value-type="string">
            <text:p>Text Easability PC Deep cohesion</text:p>
          </table:table-cell>
          <table:table-cell table:formula="of:=[$dbh2_english.P22]" office:value-type="string" office:string-value=" percentile" calcext:value-type="string">
            <text:p><text:s/>percentile</text:p>
          </table:table-cell>
          <table:table-cell table:formula="of:=[.E22]-[.D22]" office:value-type="float" office:value="1.44266666666666" calcext:value-type="float">
            <text:p>1,44266666666666</text:p>
          </table:table-cell>
          <table:table-cell table:formula="of:=[.H22]*100/[.D22]" office:value-type="float" office:value="2.86504878791488" calcext:value-type="float">
            <text:p>2,865048787914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table:formula="of:=[$dbh2_english.N23]" office:value-type="float" office:value="-0.1426" calcext:value-type="float">
            <text:p>-0,1426</text:p>
          </table:table-cell>
          <table:table-cell table:formula="of:=[$DBH2_history.G23]" office:value-type="float" office:value="-0.343" calcext:value-type="float">
            <text:p>-0,343</text:p>
          </table:table-cell>
          <table:table-cell table:formula="of:=[$dbh2_english.O23]" office:value-type="string" office:string-value="Text Easability PC Verb cohesion" calcext:value-type="string">
            <text:p>Text Easability PC Verb cohesion</text:p>
          </table:table-cell>
          <table:table-cell table:formula="of:=[$dbh2_english.P23]" office:value-type="string" office:string-value=" z score" calcext:value-type="string">
            <text:p><text:s/>z score</text:p>
          </table:table-cell>
          <table:table-cell table:formula="of:=[.E23]-[.D23]" office:value-type="float" office:value="-0.2004" calcext:value-type="float">
            <text:p>-0,2004</text:p>
          </table:table-cell>
          <table:table-cell table:formula="of:=[.H23]*100/[.D23]" office:value-type="float" office:value="140.532959326788" calcext:value-type="float">
            <text:p>140,53295932678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table:formula="of:=[$dbh2_english.N24]" office:value-type="float" office:value="44.861" calcext:value-type="float">
            <text:p>44,861</text:p>
          </table:table-cell>
          <table:table-cell table:formula="of:=[$DBH2_history.G24]" office:value-type="float" office:value="37.7833333333333" calcext:value-type="float">
            <text:p>37,7833333333333</text:p>
          </table:table-cell>
          <table:table-cell table:formula="of:=[$dbh2_english.O24]" office:value-type="string" office:string-value="Text Easability PC Verb cohesion" calcext:value-type="string">
            <text:p>Text Easability PC Verb cohesion</text:p>
          </table:table-cell>
          <table:table-cell table:formula="of:=[$dbh2_english.P24]" office:value-type="string" office:string-value=" percentile" calcext:value-type="string">
            <text:p><text:s/>percentile</text:p>
          </table:table-cell>
          <table:table-cell table:formula="of:=[.E24]-[.D24]" office:value-type="float" office:value="-7.07766666666667" calcext:value-type="float">
            <text:p>-7,07766666666667</text:p>
          </table:table-cell>
          <table:table-cell table:formula="of:=[.H24]*100/[.D24]" office:value-type="float" office:value="-15.7768811811299" calcext:value-type="float">
            <text:p>-15,77688118112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table:formula="of:=[$dbh2_english.N25]" office:value-type="float" office:value="-3.9187" calcext:value-type="float">
            <text:p>-3,9187</text:p>
          </table:table-cell>
          <table:table-cell table:formula="of:=[$DBH2_history.G25]" office:value-type="float" office:value="-3.76" calcext:value-type="float">
            <text:p>-3,76</text:p>
          </table:table-cell>
          <table:table-cell table:formula="of:=[$dbh2_english.O25]" office:value-type="string" office:string-value="Text Easability PC Connectivity" calcext:value-type="string">
            <text:p>Text Easability PC Connectivity</text:p>
          </table:table-cell>
          <table:table-cell table:formula="of:=[$dbh2_english.P25]" office:value-type="string" office:string-value=" z score" calcext:value-type="string">
            <text:p><text:s/>z score</text:p>
          </table:table-cell>
          <table:table-cell table:formula="of:=[.E25]-[.D25]" office:value-type="float" office:value="0.1587" calcext:value-type="float">
            <text:p>0,1587</text:p>
          </table:table-cell>
          <table:table-cell table:formula="of:=[.H25]*100/[.D25]" office:value-type="float" office:value="-4.04981243779824" calcext:value-type="float">
            <text:p>-4,049812437798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table:formula="of:=[$dbh2_english.N26]" office:value-type="float" office:value="0.117" calcext:value-type="float">
            <text:p>0,117</text:p>
          </table:table-cell>
          <table:table-cell table:formula="of:=[$DBH2_history.G26]" office:value-type="float" office:value="0" calcext:value-type="float">
            <text:p>0</text:p>
          </table:table-cell>
          <table:table-cell table:formula="of:=[$dbh2_english.O26]" office:value-type="string" office:string-value="Text Easability PC Connectivity" calcext:value-type="string">
            <text:p>Text Easability PC Connectivity</text:p>
          </table:table-cell>
          <table:table-cell table:formula="of:=[$dbh2_english.P26]" office:value-type="string" office:string-value=" percentile" calcext:value-type="string">
            <text:p><text:s/>percentile</text:p>
          </table:table-cell>
          <table:table-cell table:formula="of:=[.E26]-[.D26]" office:value-type="float" office:value="-0.117" calcext:value-type="float">
            <text:p>-0,117</text:p>
          </table:table-cell>
          <table:table-cell table:formula="of:=[.H26]*100/[.D26]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table:formula="of:=[$dbh2_english.N27]" office:value-type="float" office:value="0.0561" calcext:value-type="float">
            <text:p>0,0561</text:p>
          </table:table-cell>
          <table:table-cell table:formula="of:=[$DBH2_history.G27]" office:value-type="float" office:value="1.21266666666667" calcext:value-type="float">
            <text:p>1,21266666666667</text:p>
          </table:table-cell>
          <table:table-cell table:formula="of:=[$dbh2_english.O27]" office:value-type="string" office:string-value="Text Easability PC Temporality" calcext:value-type="string">
            <text:p>Text Easability PC Temporality</text:p>
          </table:table-cell>
          <table:table-cell table:formula="of:=[$dbh2_english.P27]" office:value-type="string" office:string-value=" z score" calcext:value-type="string">
            <text:p><text:s/>z score</text:p>
          </table:table-cell>
          <table:table-cell table:formula="of:=[.E27]-[.D27]" office:value-type="float" office:value="1.15656666666667" calcext:value-type="float">
            <text:p>1,15656666666667</text:p>
          </table:table-cell>
          <table:table-cell table:formula="of:=[.H27]*100/[.D27]" office:value-type="float" office:value="2061.61616161616" calcext:value-type="float">
            <text:p>2061,61616161616</text:p>
          </table:table-cell>
          <table:table-cell office:value-type="string" calcext:value-type="string">
            <text:p>Lower in most of easability except for temporal (logica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table:formula="of:=[$dbh2_english.N28]" office:value-type="float" office:value="52.302" calcext:value-type="float">
            <text:p>52,302</text:p>
          </table:table-cell>
          <table:table-cell table:formula="of:=[$DBH2_history.G28]" office:value-type="float" office:value="88.61" calcext:value-type="float">
            <text:p>88,61</text:p>
          </table:table-cell>
          <table:table-cell table:formula="of:=[$dbh2_english.O28]" office:value-type="string" office:string-value="Text Easability PC Temporality" calcext:value-type="string">
            <text:p>Text Easability PC Temporality</text:p>
          </table:table-cell>
          <table:table-cell table:formula="of:=[$dbh2_english.P28]" office:value-type="string" office:string-value=" percentile" calcext:value-type="string">
            <text:p><text:s/>percentile</text:p>
          </table:table-cell>
          <table:table-cell table:formula="of:=[.E28]-[.D28]" office:value-type="float" office:value="36.308" calcext:value-type="float">
            <text:p>36,308</text:p>
          </table:table-cell>
          <table:table-cell table:formula="of:=[.H28]*100/[.D28]" office:value-type="float" office:value="69.4199074605178" calcext:value-type="float">
            <text:p>69,419907460517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table:formula="of:=[$dbh2_english.N29]" office:value-type="float" office:value="0.2722" calcext:value-type="float">
            <text:p>0,2722</text:p>
          </table:table-cell>
          <table:table-cell table:formula="of:=[$DBH2_history.G29]" office:value-type="float" office:value="0.319333333333333" calcext:value-type="float">
            <text:p>0,319333333333333</text:p>
          </table:table-cell>
          <table:table-cell table:formula="of:=[$dbh2_english.O29]" office:value-type="string" office:string-value="Noun overlap" calcext:value-type="string">
            <text:p>Noun overlap</text:p>
          </table:table-cell>
          <table:table-cell table:formula="of:=[$dbh2_english.P29]" office:value-type="string" office:string-value=" adjacent sentences" calcext:value-type="string">
            <text:p><text:s/>adjacent sentences</text:p>
          </table:table-cell>
          <table:table-cell table:formula="of:=[.E29]-[.D29]" office:value-type="float" office:value="0.0471333333333333" calcext:value-type="float">
            <text:p>0,047133333333333</text:p>
          </table:table-cell>
          <table:table-cell table:formula="of:=[.H29]*100/[.D29]" office:value-type="float" office:value="17.3156992407543" calcext:value-type="float">
            <text:p>17,31569924075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table:formula="of:=[$dbh2_english.N30]" office:value-type="float" office:value="0.4167" calcext:value-type="float">
            <text:p>0,4167</text:p>
          </table:table-cell>
          <table:table-cell table:formula="of:=[$DBH2_history.G30]" office:value-type="float" office:value="0.417" calcext:value-type="float">
            <text:p>0,417</text:p>
          </table:table-cell>
          <table:table-cell table:formula="of:=[$dbh2_english.O30]" office:value-type="string" office:string-value="Argument overlap" calcext:value-type="string">
            <text:p>Argument overlap</text:p>
          </table:table-cell>
          <table:table-cell table:formula="of:=[$dbh2_english.P30]" office:value-type="string" office:string-value=" adjacent sentences" calcext:value-type="string">
            <text:p><text:s/>adjacent sentences</text:p>
          </table:table-cell>
          <table:table-cell table:formula="of:=[.E30]-[.D30]" office:value-type="float" office:value="0.000300000000000022" calcext:value-type="float">
            <text:p>0,0003</text:p>
          </table:table-cell>
          <table:table-cell table:formula="of:=[.H30]*100/[.D30]" office:value-type="float" office:value="0.0719942404607685" calcext:value-type="float">
            <text:p>0,07199424046076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table:formula="of:=[$dbh2_english.N31]" office:value-type="float" office:value="0.3544" calcext:value-type="float">
            <text:p>0,3544</text:p>
          </table:table-cell>
          <table:table-cell table:formula="of:=[$DBH2_history.G31]" office:value-type="float" office:value="0.456" calcext:value-type="float">
            <text:p>0,456</text:p>
          </table:table-cell>
          <table:table-cell table:formula="of:=[$dbh2_english.O31]" office:value-type="string" office:string-value="Stem overlap" calcext:value-type="string">
            <text:p>Stem overlap</text:p>
          </table:table-cell>
          <table:table-cell table:formula="of:=[$dbh2_english.P31]" office:value-type="string" office:string-value=" adjacent sentences" calcext:value-type="string">
            <text:p><text:s/>adjacent sentences</text:p>
          </table:table-cell>
          <table:table-cell table:formula="of:=[.E31]-[.D31]" office:value-type="float" office:value="0.1016" calcext:value-type="float">
            <text:p>0,1016</text:p>
          </table:table-cell>
          <table:table-cell table:formula="of:=[.H31]*100/[.D31]" office:value-type="float" office:value="28.6681715575621" calcext:value-type="float">
            <text:p>28,66817155756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table:formula="of:=[$dbh2_english.N32]" office:value-type="float" office:value="0.2015" calcext:value-type="float">
            <text:p>0,2015</text:p>
          </table:table-cell>
          <table:table-cell table:formula="of:=[$DBH2_history.G32]" office:value-type="float" office:value="0.187" calcext:value-type="float">
            <text:p>0,187</text:p>
          </table:table-cell>
          <table:table-cell table:formula="of:=[$dbh2_english.O32]" office:value-type="string" office:string-value="Noun overlap" calcext:value-type="string">
            <text:p>Noun overlap</text:p>
          </table:table-cell>
          <table:table-cell table:formula="of:=[$dbh2_english.P32]" office:value-type="string" office:string-value=" all sentences" calcext:value-type="string">
            <text:p><text:s/>all sentences</text:p>
          </table:table-cell>
          <table:table-cell table:formula="of:=[.E32]-[.D32]" office:value-type="float" office:value="-0.0145" calcext:value-type="float">
            <text:p>-0,0145</text:p>
          </table:table-cell>
          <table:table-cell table:formula="of:=[.H32]*100/[.D32]" office:value-type="float" office:value="-7.19602977667493" calcext:value-type="float">
            <text:p>-7,1960297766749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table:formula="of:=[$dbh2_english.N33]" office:value-type="float" office:value="0.3073" calcext:value-type="float">
            <text:p>0,3073</text:p>
          </table:table-cell>
          <table:table-cell table:formula="of:=[$DBH2_history.G33]" office:value-type="float" office:value="0.254666666666667" calcext:value-type="float">
            <text:p>0,254666666666667</text:p>
          </table:table-cell>
          <table:table-cell table:formula="of:=[$dbh2_english.O33]" office:value-type="string" office:string-value="Argument overlap" calcext:value-type="string">
            <text:p>Argument overlap</text:p>
          </table:table-cell>
          <table:table-cell table:formula="of:=[$dbh2_english.P33]" office:value-type="string" office:string-value=" all sentences" calcext:value-type="string">
            <text:p><text:s/>all sentences</text:p>
          </table:table-cell>
          <table:table-cell table:formula="of:=[.E33]-[.D33]" office:value-type="float" office:value="-0.0526333333333334" calcext:value-type="float">
            <text:p>-0,052633333333333</text:p>
          </table:table-cell>
          <table:table-cell table:formula="of:=[.H33]*100/[.D33]" office:value-type="float" office:value="-17.1276711140037" calcext:value-type="float">
            <text:p>-17,127671114003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table:formula="of:=[$dbh2_english.N34]" office:value-type="float" office:value="0.2592" calcext:value-type="float">
            <text:p>0,2592</text:p>
          </table:table-cell>
          <table:table-cell table:formula="of:=[$DBH2_history.G34]" office:value-type="float" office:value="0.280666666666667" calcext:value-type="float">
            <text:p>0,280666666666667</text:p>
          </table:table-cell>
          <table:table-cell table:formula="of:=[$dbh2_english.O34]" office:value-type="string" office:string-value="Stem overlap" calcext:value-type="string">
            <text:p>Stem overlap</text:p>
          </table:table-cell>
          <table:table-cell table:formula="of:=[$dbh2_english.P34]" office:value-type="string" office:string-value=" all sentences" calcext:value-type="string">
            <text:p><text:s/>all sentences</text:p>
          </table:table-cell>
          <table:table-cell table:formula="of:=[.E34]-[.D34]" office:value-type="float" office:value="0.0214666666666667" calcext:value-type="float">
            <text:p>0,021466666666667</text:p>
          </table:table-cell>
          <table:table-cell table:formula="of:=[.H34]*100/[.D34]" office:value-type="float" office:value="8.28189300411524" calcext:value-type="float">
            <text:p>8,281893004115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table:formula="of:=[$dbh2_english.N35]" office:value-type="float" office:value="0.0932" calcext:value-type="float">
            <text:p>0,0932</text:p>
          </table:table-cell>
          <table:table-cell table:formula="of:=[$DBH2_history.G35]" office:value-type="float" office:value="0.081" calcext:value-type="float">
            <text:p>0,081</text:p>
          </table:table-cell>
          <table:table-cell table:formula="of:=[$dbh2_english.O35]" office:value-type="string" office:string-value="Content word overlap" calcext:value-type="string">
            <text:p>Content word overlap</text:p>
          </table:table-cell>
          <table:table-cell table:formula="of:=[$dbh2_english.P35]" office:value-type="string" office:string-value=" adjacent sentences" calcext:value-type="string">
            <text:p><text:s/>adjacent sentences</text:p>
          </table:table-cell>
          <table:table-cell table:formula="of:=[.E35]-[.D35]" office:value-type="float" office:value="-0.0122" calcext:value-type="float">
            <text:p>-0,0122</text:p>
          </table:table-cell>
          <table:table-cell table:formula="of:=[.H35]*100/[.D35]" office:value-type="float" office:value="-13.0901287553648" calcext:value-type="float">
            <text:p>-13,09012875536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table:formula="of:=[$dbh2_english.N36]" office:value-type="float" office:value="0.1222" calcext:value-type="float">
            <text:p>0,1222</text:p>
          </table:table-cell>
          <table:table-cell table:formula="of:=[$DBH2_history.G36]" office:value-type="float" office:value="0.117333333333333" calcext:value-type="float">
            <text:p>0,117333333333333</text:p>
          </table:table-cell>
          <table:table-cell table:formula="of:=[$dbh2_english.O36]" office:value-type="string" office:string-value="Content word overlap" calcext:value-type="string">
            <text:p>Content word overlap</text:p>
          </table:table-cell>
          <table:table-cell table:formula="of:=[$dbh2_english.P36]" office:value-type="string" office:string-value=" adjacent sentences" calcext:value-type="string">
            <text:p><text:s/>adjacent sentences</text:p>
          </table:table-cell>
          <table:table-cell table:formula="of:=[.E36]-[.D36]" office:value-type="float" office:value="-0.00486666666666666" calcext:value-type="float">
            <text:p>-0,004866666666667</text:p>
          </table:table-cell>
          <table:table-cell table:formula="of:=[.H36]*100/[.D36]" office:value-type="float" office:value="-3.98254228041461" calcext:value-type="float">
            <text:p>-3,9825422804146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table:formula="of:=[$dbh2_english.N37]" office:value-type="float" office:value="0.0652" calcext:value-type="float">
            <text:p>0,0652</text:p>
          </table:table-cell>
          <table:table-cell table:formula="of:=[$DBH2_history.G37]" office:value-type="float" office:value="0.045" calcext:value-type="float">
            <text:p>0,045</text:p>
          </table:table-cell>
          <table:table-cell table:formula="of:=[$dbh2_english.O37]" office:value-type="string" office:string-value="Content word overlap" calcext:value-type="string">
            <text:p>Content word overlap</text:p>
          </table:table-cell>
          <table:table-cell table:formula="of:=[$dbh2_english.P37]" office:value-type="string" office:string-value=" all sentences" calcext:value-type="string">
            <text:p><text:s/>all sentences</text:p>
          </table:table-cell>
          <table:table-cell table:formula="of:=[.E37]-[.D37]" office:value-type="float" office:value="-0.0202" calcext:value-type="float">
            <text:p>-0,0202</text:p>
          </table:table-cell>
          <table:table-cell table:formula="of:=[.H37]*100/[.D37]" office:value-type="float" office:value="-30.9815950920245" calcext:value-type="float">
            <text:p>-30,981595092024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table:formula="of:=[$dbh2_english.N38]" office:value-type="float" office:value="0.1055" calcext:value-type="float">
            <text:p>0,1055</text:p>
          </table:table-cell>
          <table:table-cell table:formula="of:=[$DBH2_history.G38]" office:value-type="float" office:value="0.0876666666666667" calcext:value-type="float">
            <text:p>0,087666666666667</text:p>
          </table:table-cell>
          <table:table-cell table:formula="of:=[$dbh2_english.O38]" office:value-type="string" office:string-value="Content word overlap" calcext:value-type="string">
            <text:p>Content word overlap</text:p>
          </table:table-cell>
          <table:table-cell table:formula="of:=[$dbh2_english.P38]" office:value-type="string" office:string-value=" all sentences" calcext:value-type="string">
            <text:p><text:s/>all sentences</text:p>
          </table:table-cell>
          <table:table-cell table:formula="of:=[.E38]-[.D38]" office:value-type="float" office:value="-0.0178333333333333" calcext:value-type="float">
            <text:p>-0,017833333333333</text:p>
          </table:table-cell>
          <table:table-cell table:formula="of:=[.H38]*100/[.D38]" office:value-type="float" office:value="-16.9036334913112" calcext:value-type="float">
            <text:p>-16,90363349131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table:formula="of:=[$dbh2_english.N39]" office:value-type="float" office:value="0.1933" calcext:value-type="float">
            <text:p>0,1933</text:p>
          </table:table-cell>
          <table:table-cell table:formula="of:=[$DBH2_history.G39]" office:value-type="float" office:value="0.261333333333333" calcext:value-type="float">
            <text:p>0,261333333333333</text:p>
          </table:table-cell>
          <table:table-cell table:formula="of:=[$dbh2_english.O39]" office:value-type="string" office:string-value="LSA overlap" calcext:value-type="string">
            <text:p>LSA overlap</text:p>
          </table:table-cell>
          <table:table-cell table:formula="of:=[$dbh2_english.P39]" office:value-type="string" office:string-value=" adjacent sentences" calcext:value-type="string">
            <text:p><text:s/>adjacent sentences</text:p>
          </table:table-cell>
          <table:table-cell table:formula="of:=[.E39]-[.D39]" office:value-type="float" office:value="0.0680333333333333" calcext:value-type="float">
            <text:p>0,068033333333333</text:p>
          </table:table-cell>
          <table:table-cell table:formula="of:=[.H39]*100/[.D39]" office:value-type="float" office:value="35.1957234005863" calcext:value-type="float">
            <text:p>35,19572340058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table:formula="of:=[$dbh2_english.N40]" office:value-type="float" office:value="0.1761" calcext:value-type="float">
            <text:p>0,1761</text:p>
          </table:table-cell>
          <table:table-cell table:formula="of:=[$DBH2_history.G40]" office:value-type="float" office:value="0.198" calcext:value-type="float">
            <text:p>0,198</text:p>
          </table:table-cell>
          <table:table-cell table:formula="of:=[$dbh2_english.O40]" office:value-type="string" office:string-value="LSA overlap" calcext:value-type="string">
            <text:p>LSA overlap</text:p>
          </table:table-cell>
          <table:table-cell table:formula="of:=[$dbh2_english.P40]" office:value-type="string" office:string-value=" adjacent sentences" calcext:value-type="string">
            <text:p><text:s/>adjacent sentences</text:p>
          </table:table-cell>
          <table:table-cell table:formula="of:=[.E40]-[.D40]" office:value-type="float" office:value="0.0219" calcext:value-type="float">
            <text:p>0,0219</text:p>
          </table:table-cell>
          <table:table-cell table:formula="of:=[.H40]*100/[.D40]" office:value-type="float" office:value="12.4361158432709" calcext:value-type="float">
            <text:p>12,436115843270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table:formula="of:=[$dbh2_english.N41]" office:value-type="float" office:value="0.176" calcext:value-type="float">
            <text:p>0,176</text:p>
          </table:table-cell>
          <table:table-cell table:formula="of:=[$DBH2_history.G41]" office:value-type="float" office:value="0.249" calcext:value-type="float">
            <text:p>0,249</text:p>
          </table:table-cell>
          <table:table-cell table:formula="of:=[$dbh2_english.O41]" office:value-type="string" office:string-value="LSA overlap" calcext:value-type="string">
            <text:p>LSA overlap</text:p>
          </table:table-cell>
          <table:table-cell table:formula="of:=[$dbh2_english.P41]" office:value-type="string" office:string-value=" all sentences in paragraph" calcext:value-type="string">
            <text:p><text:s/>all sentences in paragraph</text:p>
          </table:table-cell>
          <table:table-cell table:formula="of:=[.E41]-[.D41]" office:value-type="float" office:value="0.073" calcext:value-type="float">
            <text:p>0,073</text:p>
          </table:table-cell>
          <table:table-cell table:formula="of:=[.H41]*100/[.D41]" office:value-type="float" office:value="41.4772727272727" calcext:value-type="float">
            <text:p>41,477272727272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table:formula="of:=[$dbh2_english.N42]" office:value-type="float" office:value="0.159" calcext:value-type="float">
            <text:p>0,159</text:p>
          </table:table-cell>
          <table:table-cell table:formula="of:=[$DBH2_history.G42]" office:value-type="float" office:value="0.180666666666667" calcext:value-type="float">
            <text:p>0,180666666666667</text:p>
          </table:table-cell>
          <table:table-cell table:formula="of:=[$dbh2_english.O42]" office:value-type="string" office:string-value="LSA overlap" calcext:value-type="string">
            <text:p>LSA overlap</text:p>
          </table:table-cell>
          <table:table-cell table:formula="of:=[$dbh2_english.P42]" office:value-type="string" office:string-value=" all sentences in paragraph" calcext:value-type="string">
            <text:p><text:s/>all sentences in paragraph</text:p>
          </table:table-cell>
          <table:table-cell table:formula="of:=[.E42]-[.D42]" office:value-type="float" office:value="0.0216666666666667" calcext:value-type="float">
            <text:p>0,021666666666667</text:p>
          </table:table-cell>
          <table:table-cell table:formula="of:=[.H42]*100/[.D42]" office:value-type="float" office:value="13.6268343815514" calcext:value-type="float">
            <text:p>13,62683438155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table:formula="of:=[$dbh2_english.N43]" office:value-type="float" office:value="0.2765" calcext:value-type="float">
            <text:p>0,2765</text:p>
          </table:table-cell>
          <table:table-cell table:formula="of:=[$DBH2_history.G43]" office:value-type="float" office:value="0.332666666666667" calcext:value-type="float">
            <text:p>0,332666666666667</text:p>
          </table:table-cell>
          <table:table-cell table:formula="of:=[$dbh2_english.O43]" office:value-type="string" office:string-value="LSA overlap" calcext:value-type="string">
            <text:p>LSA overlap</text:p>
          </table:table-cell>
          <table:table-cell table:formula="of:=[$dbh2_english.P43]" office:value-type="string" office:string-value=" adjacent paragraphs" calcext:value-type="string">
            <text:p><text:s/>adjacent paragraphs</text:p>
          </table:table-cell>
          <table:table-cell table:formula="of:=[.E43]-[.D43]" office:value-type="float" office:value="0.0561666666666668" calcext:value-type="float">
            <text:p>0,056166666666667</text:p>
          </table:table-cell>
          <table:table-cell table:formula="of:=[.H43]*100/[.D43]" office:value-type="float" office:value="20.3134418324292" calcext:value-type="float">
            <text:p>20,313441832429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table:formula="of:=[$dbh2_english.N44]" office:value-type="float" office:value="0.2259" calcext:value-type="float">
            <text:p>0,2259</text:p>
          </table:table-cell>
          <table:table-cell table:formula="of:=[$DBH2_history.G44]" office:value-type="float" office:value="0.197333333333333" calcext:value-type="float">
            <text:p>0,197333333333333</text:p>
          </table:table-cell>
          <table:table-cell table:formula="of:=[$dbh2_english.O44]" office:value-type="string" office:string-value="LSA overlap" calcext:value-type="string">
            <text:p>LSA overlap</text:p>
          </table:table-cell>
          <table:table-cell table:formula="of:=[$dbh2_english.P44]" office:value-type="string" office:string-value=" adjacent paragraphs" calcext:value-type="string">
            <text:p><text:s/>adjacent paragraphs</text:p>
          </table:table-cell>
          <table:table-cell table:formula="of:=[.E44]-[.D44]" office:value-type="float" office:value="-0.0285666666666666" calcext:value-type="float">
            <text:p>-0,028566666666667</text:p>
          </table:table-cell>
          <table:table-cell table:formula="of:=[.H44]*100/[.D44]" office:value-type="float" office:value="-12.6457134425262" calcext:value-type="float">
            <text:p>-12,645713442526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table:formula="of:=[$dbh2_english.N45]" office:value-type="float" office:value="0.3201" calcext:value-type="float">
            <text:p>0,3201</text:p>
          </table:table-cell>
          <table:table-cell table:formula="of:=[$DBH2_history.G45]" office:value-type="float" office:value="0.363666666666667" calcext:value-type="float">
            <text:p>0,363666666666667</text:p>
          </table:table-cell>
          <table:table-cell table:formula="of:=[$dbh2_english.O45]" office:value-type="string" office:string-value="LSA given/new" calcext:value-type="string">
            <text:p>LSA given/new</text:p>
          </table:table-cell>
          <table:table-cell table:formula="of:=[$dbh2_english.P45]" office:value-type="string" office:string-value=" sentences" calcext:value-type="string">
            <text:p><text:s/>sentences</text:p>
          </table:table-cell>
          <table:table-cell table:formula="of:=[.E45]-[.D45]" office:value-type="float" office:value="0.0435666666666668" calcext:value-type="float">
            <text:p>0,043566666666667</text:p>
          </table:table-cell>
          <table:table-cell table:formula="of:=[.H45]*100/[.D45]" office:value-type="float" office:value="13.6103301051755" calcext:value-type="float">
            <text:p>13,610330105175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table:formula="of:=[$dbh2_english.N46]" office:value-type="float" office:value="0.1421" calcext:value-type="float">
            <text:p>0,1421</text:p>
          </table:table-cell>
          <table:table-cell table:formula="of:=[$DBH2_history.G46]" office:value-type="float" office:value="0.119" calcext:value-type="float">
            <text:p>0,119</text:p>
          </table:table-cell>
          <table:table-cell table:formula="of:=[$dbh2_english.O46]" office:value-type="string" office:string-value="LSA given/new" calcext:value-type="string">
            <text:p>LSA given/new</text:p>
          </table:table-cell>
          <table:table-cell table:formula="of:=[$dbh2_english.P46]" office:value-type="string" office:string-value=" sentences" calcext:value-type="string">
            <text:p><text:s/>sentences</text:p>
          </table:table-cell>
          <table:table-cell table:formula="of:=[.E46]-[.D46]" office:value-type="float" office:value="-0.0231" calcext:value-type="float">
            <text:p>-0,0231</text:p>
          </table:table-cell>
          <table:table-cell table:formula="of:=[.H46]*100/[.D46]" office:value-type="float" office:value="-16.256157635468" calcext:value-type="float">
            <text:p>-16,25615763546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table:formula="of:=[$dbh2_english.N47]" office:value-type="float" office:value="0.6928" calcext:value-type="float">
            <text:p>0,6928</text:p>
          </table:table-cell>
          <table:table-cell table:formula="of:=[$DBH2_history.G47]" office:value-type="float" office:value="0.581666666666667" calcext:value-type="float">
            <text:p>0,581666666666667</text:p>
          </table:table-cell>
          <table:table-cell table:formula="of:=[$dbh2_english.O47]" office:value-type="string" office:string-value="Lexical diversity" calcext:value-type="string">
            <text:p>Lexical diversity</text:p>
          </table:table-cell>
          <table:table-cell table:formula="of:=[$dbh2_english.P47]" office:value-type="string" office:string-value=" type-token ratio" calcext:value-type="string">
            <text:p><text:s/>type-token ratio</text:p>
          </table:table-cell>
          <table:table-cell table:formula="of:=[.E47]-[.D47]" office:value-type="float" office:value="-0.111133333333334" calcext:value-type="float">
            <text:p>-0,111133333333334</text:p>
          </table:table-cell>
          <table:table-cell table:formula="of:=[.H47]*100/[.D47]" office:value-type="float" office:value="-16.0411855273287" calcext:value-type="float">
            <text:p>-16,041185527328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table:formula="of:=[$dbh2_english.N48]" office:value-type="float" office:value="0.5098" calcext:value-type="float">
            <text:p>0,5098</text:p>
          </table:table-cell>
          <table:table-cell table:formula="of:=[$DBH2_history.G48]" office:value-type="float" office:value="0.36" calcext:value-type="float">
            <text:p>0,36</text:p>
          </table:table-cell>
          <table:table-cell table:formula="of:=[$dbh2_english.O48]" office:value-type="string" office:string-value="Lexical diversity" calcext:value-type="string">
            <text:p>Lexical diversity</text:p>
          </table:table-cell>
          <table:table-cell table:formula="of:=[$dbh2_english.P48]" office:value-type="string" office:string-value=" type-token ratio" calcext:value-type="string">
            <text:p><text:s/>type-token ratio</text:p>
          </table:table-cell>
          <table:table-cell table:formula="of:=[.E48]-[.D48]" office:value-type="float" office:value="-0.1498" calcext:value-type="float">
            <text:p>-0,1498</text:p>
          </table:table-cell>
          <table:table-cell table:formula="of:=[.H48]*100/[.D48]" office:value-type="float" office:value="-29.3840721851706" calcext:value-type="float">
            <text:p>-29,384072185170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table:formula="of:=[$dbh2_english.N49]" office:value-type="float" office:value="75.2797" calcext:value-type="float">
            <text:p>75,2797</text:p>
          </table:table-cell>
          <table:table-cell table:formula="of:=[$DBH2_history.G49]" office:value-type="float" office:value="68.1566666666667" calcext:value-type="float">
            <text:p>68,1566666666667</text:p>
          </table:table-cell>
          <table:table-cell table:formula="of:=[$dbh2_english.O49]" office:value-type="string" office:string-value="Lexical diversity" calcext:value-type="string">
            <text:p>Lexical diversity</text:p>
          </table:table-cell>
          <table:table-cell table:formula="of:=[$dbh2_english.P49]" office:value-type="string" office:string-value=" MTLD" calcext:value-type="string">
            <text:p><text:s/>MTLD</text:p>
          </table:table-cell>
          <table:table-cell table:formula="of:=[.E49]-[.D49]" office:value-type="float" office:value="-7.12303333333334" calcext:value-type="float">
            <text:p>-7,12303333333334</text:p>
          </table:table-cell>
          <table:table-cell table:formula="of:=[.H49]*100/[.D49]" office:value-type="float" office:value="-9.46209048831669" calcext:value-type="float">
            <text:p>-9,4620904883166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table:formula="of:=[$dbh2_english.N50]" office:value-type="float" office:value="89.281" calcext:value-type="float">
            <text:p>89,281</text:p>
          </table:table-cell>
          <table:table-cell table:formula="of:=[$DBH2_history.G50]" office:value-type="float" office:value="78.2413333333333" calcext:value-type="float">
            <text:p>78,2413333333333</text:p>
          </table:table-cell>
          <table:table-cell table:formula="of:=[$dbh2_english.O50]" office:value-type="string" office:string-value="Lexical diversity" calcext:value-type="string">
            <text:p>Lexical diversity</text:p>
          </table:table-cell>
          <table:table-cell table:formula="of:=[$dbh2_english.P50]" office:value-type="string" office:string-value=" VOCD" calcext:value-type="string">
            <text:p><text:s/>VOCD</text:p>
          </table:table-cell>
          <table:table-cell table:formula="of:=[.E50]-[.D50]" office:value-type="float" office:value="-11.0396666666667" calcext:value-type="float">
            <text:p>-11,0396666666667</text:p>
          </table:table-cell>
          <table:table-cell table:formula="of:=[.H50]*100/[.D50]" office:value-type="float" office:value="-12.3650795428666" calcext:value-type="float">
            <text:p>-12,3650795428666</text:p>
          </table:table-cell>
          <table:table-cell office:value-type="string" calcext:value-type="string">
            <text:p>Lower lexical diversity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table:formula="of:=[$dbh2_english.N51]" office:value-type="float" office:value="91.0509" calcext:value-type="float">
            <text:p>91,0509</text:p>
          </table:table-cell>
          <table:table-cell table:formula="of:=[$DBH2_history.G51]" office:value-type="float" office:value="106.699" calcext:value-type="float">
            <text:p>106,699</text:p>
          </table:table-cell>
          <table:table-cell table:formula="of:=[$dbh2_english.O51]" office:value-type="string" office:string-value="All connectives incidence" calcext:value-type="string">
            <text:p>All connectives incidence</text:p>
          </table:table-cell>
          <table:table-cell table:formula="of:=[$dbh2_english.P51]" office:value-type="float" office:value="0" calcext:value-type="float">
            <text:p>0</text:p>
          </table:table-cell>
          <table:table-cell table:formula="of:=[.E51]-[.D51]" office:value-type="float" office:value="15.6481" calcext:value-type="float">
            <text:p>15,6481</text:p>
          </table:table-cell>
          <table:table-cell table:formula="of:=[.H51]*100/[.D51]" office:value-type="float" office:value="17.1861014004255" calcext:value-type="float">
            <text:p>17,1861014004255</text:p>
          </table:table-cell>
          <table:table-cell office:value-type="string" calcext:value-type="string">
            <text:p>Only 9 points more (should be more?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table:formula="of:=[$dbh2_english.N52]" office:value-type="float" office:value="18.3686" calcext:value-type="float">
            <text:p>18,3686</text:p>
          </table:table-cell>
          <table:table-cell table:formula="of:=[$DBH2_history.G52]" office:value-type="float" office:value="23.0143333333333" calcext:value-type="float">
            <text:p>23,0143333333333</text:p>
          </table:table-cell>
          <table:table-cell table:formula="of:=[$dbh2_english.O52]" office:value-type="string" office:string-value="Causal connectives incidence" calcext:value-type="string">
            <text:p>Causal connectives incidence</text:p>
          </table:table-cell>
          <table:table-cell table:formula="of:=[$dbh2_english.P52]" office:value-type="float" office:value="0" calcext:value-type="float">
            <text:p>0</text:p>
          </table:table-cell>
          <table:table-cell table:formula="of:=[.E52]-[.D52]" office:value-type="float" office:value="4.64573333333333" calcext:value-type="float">
            <text:p>4,64573333333333</text:p>
          </table:table-cell>
          <table:table-cell table:formula="of:=[.H52]*100/[.D52]" office:value-type="float" office:value="25.2917115802692" calcext:value-type="float">
            <text:p>25,29171158026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table:formula="of:=[$dbh2_english.N53]" office:value-type="float" office:value="42.4974" calcext:value-type="float">
            <text:p>42,4974</text:p>
          </table:table-cell>
          <table:table-cell table:formula="of:=[$DBH2_history.G53]" office:value-type="float" office:value="29.0856666666667" calcext:value-type="float">
            <text:p>29,0856666666667</text:p>
          </table:table-cell>
          <table:table-cell table:formula="of:=[$dbh2_english.O53]" office:value-type="string" office:string-value="Logical connectives incidence" calcext:value-type="string">
            <text:p>Logical connectives incidence</text:p>
          </table:table-cell>
          <table:table-cell table:formula="of:=[$dbh2_english.P53]" office:value-type="float" office:value="0" calcext:value-type="float">
            <text:p>0</text:p>
          </table:table-cell>
          <table:table-cell table:formula="of:=[.E53]-[.D53]" office:value-type="float" office:value="-13.4117333333333" calcext:value-type="float">
            <text:p>-13,4117333333333</text:p>
          </table:table-cell>
          <table:table-cell table:formula="of:=[.H53]*100/[.D53]" office:value-type="float" office:value="-31.5589502730363" calcext:value-type="float">
            <text:p>-31,55895027303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table:formula="of:=[$dbh2_english.N54]" office:value-type="float" office:value="22.2942" calcext:value-type="float">
            <text:p>22,2942</text:p>
          </table:table-cell>
          <table:table-cell table:formula="of:=[$DBH2_history.G54]" office:value-type="float" office:value="14.9756666666667" calcext:value-type="float">
            <text:p>14,9756666666667</text:p>
          </table:table-cell>
          <table:table-cell table:formula="of:=[$dbh2_english.O54]" office:value-type="string" office:string-value="Adversative and contrastive connectives incidence" calcext:value-type="string">
            <text:p>Adversative and contrastive connectives incidence</text:p>
          </table:table-cell>
          <table:table-cell table:formula="of:=[$dbh2_english.P54]" office:value-type="float" office:value="0" calcext:value-type="float">
            <text:p>0</text:p>
          </table:table-cell>
          <table:table-cell table:formula="of:=[.E54]-[.D54]" office:value-type="float" office:value="-7.31853333333333" calcext:value-type="float">
            <text:p>-7,31853333333333</text:p>
          </table:table-cell>
          <table:table-cell table:formula="of:=[.H54]*100/[.D54]" office:value-type="float" office:value="-32.8270731101961" calcext:value-type="float">
            <text:p>-32,82707311019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table:formula="of:=[$dbh2_english.N55]" office:value-type="float" office:value="14.8706" calcext:value-type="float">
            <text:p>14,8706</text:p>
          </table:table-cell>
          <table:table-cell table:formula="of:=[$DBH2_history.G55]" office:value-type="float" office:value="16.8163333333333" calcext:value-type="float">
            <text:p>16,8163333333333</text:p>
          </table:table-cell>
          <table:table-cell table:formula="of:=[$dbh2_english.O55]" office:value-type="string" office:string-value="Temporal connectives incidence" calcext:value-type="string">
            <text:p>Temporal connectives incidence</text:p>
          </table:table-cell>
          <table:table-cell table:formula="of:=[$dbh2_english.P55]" office:value-type="float" office:value="0" calcext:value-type="float">
            <text:p>0</text:p>
          </table:table-cell>
          <table:table-cell table:formula="of:=[.E55]-[.D55]" office:value-type="float" office:value="1.94573333333334" calcext:value-type="float">
            <text:p>1,94573333333334</text:p>
          </table:table-cell>
          <table:table-cell table:formula="of:=[.H55]*100/[.D55]" office:value-type="float" office:value="13.0844305766636" calcext:value-type="float">
            <text:p>13,0844305766636</text:p>
          </table:table-cell>
          <table:table-cell office:value-type="string" calcext:value-type="string">
            <text:p>Scores higher in temporal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table:formula="of:=[$dbh2_english.N56]" office:value-type="float" office:value="24.5989" calcext:value-type="float">
            <text:p>24,5989</text:p>
          </table:table-cell>
          <table:table-cell table:formula="of:=[$DBH2_history.G56]" office:value-type="float" office:value="9.085" calcext:value-type="float">
            <text:p>9,085</text:p>
          </table:table-cell>
          <table:table-cell table:formula="of:=[$dbh2_english.O56]" office:value-type="string" office:string-value="Expanded temporal connectives incidence" calcext:value-type="string">
            <text:p>Expanded temporal connectives incidence</text:p>
          </table:table-cell>
          <table:table-cell table:formula="of:=[$dbh2_english.P56]" office:value-type="float" office:value="0" calcext:value-type="float">
            <text:p>0</text:p>
          </table:table-cell>
          <table:table-cell table:formula="of:=[.E56]-[.D56]" office:value-type="float" office:value="-15.5139" calcext:value-type="float">
            <text:p>-15,5139</text:p>
          </table:table-cell>
          <table:table-cell table:formula="of:=[.H56]*100/[.D56]" office:value-type="float" office:value="-63.0674542357585" calcext:value-type="float">
            <text:p>-63,067454235758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table:formula="of:=[$dbh2_english.N57]" office:value-type="float" office:value="62.4272" calcext:value-type="float">
            <text:p>62,4272</text:p>
          </table:table-cell>
          <table:table-cell table:formula="of:=[$DBH2_history.G57]" office:value-type="float" office:value="69.7373333333333" calcext:value-type="float">
            <text:p>69,7373333333333</text:p>
          </table:table-cell>
          <table:table-cell table:formula="of:=[$dbh2_english.O57]" office:value-type="string" office:string-value="Additive connectives incidence" calcext:value-type="string">
            <text:p>Additive connectives incidence</text:p>
          </table:table-cell>
          <table:table-cell table:formula="of:=[$dbh2_english.P57]" office:value-type="float" office:value="0" calcext:value-type="float">
            <text:p>0</text:p>
          </table:table-cell>
          <table:table-cell table:formula="of:=[.E57]-[.D57]" office:value-type="float" office:value="7.31013333333332" calcext:value-type="float">
            <text:p>7,31013333333332</text:p>
          </table:table-cell>
          <table:table-cell table:formula="of:=[.H57]*100/[.D57]" office:value-type="float" office:value="11.7098529700729" calcext:value-type="float">
            <text:p>11,70985297007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formula="of:=[$dbh2_english.N58]" office:value-type="float" office:value="0" calcext:value-type="float">
            <text:p>0</text:p>
          </table:table-cell>
          <table:table-cell table:formula="of:=[$DBH2_history.G58]" office:value-type="float" office:value="0" calcext:value-type="float">
            <text:p>0</text:p>
          </table:table-cell>
          <table:table-cell table:formula="of:=[$dbh2_english.O58]" office:value-type="string" office:string-value="Positive connectives incidence" calcext:value-type="string">
            <text:p>Positive connectives incidence</text:p>
          </table:table-cell>
          <table:table-cell table:formula="of:=[$dbh2_english.P58]" office:value-type="float" office:value="0" calcext:value-type="float">
            <text:p>0</text:p>
          </table:table-cell>
          <table:table-cell table:formula="of:=[.E58]-[.D58]" office:value-type="float" office:value="0" calcext:value-type="float">
            <text:p>0</text:p>
          </table:table-cell>
          <table:table-cell table:formula="of:=[.H58]*100/[.D58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formula="of:=[$dbh2_english.N59]" office:value-type="float" office:value="0" calcext:value-type="float">
            <text:p>0</text:p>
          </table:table-cell>
          <table:table-cell table:formula="of:=[$DBH2_history.G59]" office:value-type="float" office:value="0" calcext:value-type="float">
            <text:p>0</text:p>
          </table:table-cell>
          <table:table-cell table:formula="of:=[$dbh2_english.O59]" office:value-type="string" office:string-value="Negative connectives incidence" calcext:value-type="string">
            <text:p>Negative connectives incidence</text:p>
          </table:table-cell>
          <table:table-cell table:formula="of:=[$dbh2_english.P59]" office:value-type="float" office:value="0" calcext:value-type="float">
            <text:p>0</text:p>
          </table:table-cell>
          <table:table-cell table:formula="of:=[.E59]-[.D59]" office:value-type="float" office:value="0" calcext:value-type="float">
            <text:p>0</text:p>
          </table:table-cell>
          <table:table-cell table:formula="of:=[.H59]*100/[.D59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table:formula="of:=[$dbh2_english.N60]" office:value-type="float" office:value="35.3304" calcext:value-type="float">
            <text:p>35,3304</text:p>
          </table:table-cell>
          <table:table-cell table:formula="of:=[$DBH2_history.G60]" office:value-type="float" office:value="27.9403333333333" calcext:value-type="float">
            <text:p>27,9403333333333</text:p>
          </table:table-cell>
          <table:table-cell table:formula="of:=[$dbh2_english.O60]" office:value-type="string" office:string-value="Causal verb incidence" calcext:value-type="string">
            <text:p>Causal verb incidence</text:p>
          </table:table-cell>
          <table:table-cell table:formula="of:=[$dbh2_english.P60]" office:value-type="float" office:value="0" calcext:value-type="float">
            <text:p>0</text:p>
          </table:table-cell>
          <table:table-cell table:formula="of:=[.E60]-[.D60]" office:value-type="float" office:value="-7.39006666666667" calcext:value-type="float">
            <text:p>-7,39006666666667</text:p>
          </table:table-cell>
          <table:table-cell table:formula="of:=[.H60]*100/[.D60]" office:value-type="float" office:value="-20.9170195261494" calcext:value-type="float">
            <text:p>-20,9170195261494</text:p>
          </table:table-cell>
          <table:table-cell office:value-type="string" calcext:value-type="string">
            <text:p>Lower causal verb incidenc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table:formula="of:=[$dbh2_english.N61]" office:value-type="float" office:value="42.8364" calcext:value-type="float">
            <text:p>42,8364</text:p>
          </table:table-cell>
          <table:table-cell table:formula="of:=[$DBH2_history.G61]" office:value-type="float" office:value="38.7483333333333" calcext:value-type="float">
            <text:p>38,7483333333333</text:p>
          </table:table-cell>
          <table:table-cell table:formula="of:=[$dbh2_english.O61]" office:value-type="string" office:string-value="Causal verbs and causal particles incidence" calcext:value-type="string">
            <text:p>Causal verbs and causal particles incidence</text:p>
          </table:table-cell>
          <table:table-cell table:formula="of:=[$dbh2_english.P61]" office:value-type="float" office:value="0" calcext:value-type="float">
            <text:p>0</text:p>
          </table:table-cell>
          <table:table-cell table:formula="of:=[.E61]-[.D61]" office:value-type="float" office:value="-4.08806666666666" calcext:value-type="float">
            <text:p>-4,08806666666666</text:p>
          </table:table-cell>
          <table:table-cell table:formula="of:=[.H61]*100/[.D61]" office:value-type="float" office:value="-9.54344124778614" calcext:value-type="float">
            <text:p>-9,543441247786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table:formula="of:=[$dbh2_english.N62]" office:value-type="float" office:value="25.7341" calcext:value-type="float">
            <text:p>25,7341</text:p>
          </table:table-cell>
          <table:table-cell table:formula="of:=[$DBH2_history.G62]" office:value-type="float" office:value="13.5233333333333" calcext:value-type="float">
            <text:p>13,5233333333333</text:p>
          </table:table-cell>
          <table:table-cell table:formula="of:=[$dbh2_english.O62]" office:value-type="string" office:string-value="Intentional verbs incidence" calcext:value-type="string">
            <text:p>Intentional verbs incidence</text:p>
          </table:table-cell>
          <table:table-cell table:formula="of:=[$dbh2_english.P62]" office:value-type="float" office:value="0" calcext:value-type="float">
            <text:p>0</text:p>
          </table:table-cell>
          <table:table-cell table:formula="of:=[.E62]-[.D62]" office:value-type="float" office:value="-12.2107666666667" calcext:value-type="float">
            <text:p>-12,2107666666667</text:p>
          </table:table-cell>
          <table:table-cell table:formula="of:=[.H62]*100/[.D62]" office:value-type="float" office:value="-47.44975214469" calcext:value-type="float">
            <text:p>-47,4497521446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table:formula="of:=[$dbh2_english.N63]" office:value-type="float" office:value="0.1795" calcext:value-type="float">
            <text:p>0,1795</text:p>
          </table:table-cell>
          <table:table-cell table:formula="of:=[$DBH2_history.G63]" office:value-type="float" office:value="0.421" calcext:value-type="float">
            <text:p>0,421</text:p>
          </table:table-cell>
          <table:table-cell table:formula="of:=[$dbh2_english.O63]" office:value-type="string" office:string-value="Ratio of casual particles to causal verbs" calcext:value-type="string">
            <text:p>Ratio of casual particles to causal verbs</text:p>
          </table:table-cell>
          <table:table-cell table:formula="of:=[$dbh2_english.P63]" office:value-type="float" office:value="0" calcext:value-type="float">
            <text:p>0</text:p>
          </table:table-cell>
          <table:table-cell table:formula="of:=[.E63]-[.D63]" office:value-type="float" office:value="0.2415" calcext:value-type="float">
            <text:p>0,2415</text:p>
          </table:table-cell>
          <table:table-cell table:formula="of:=[.H63]*100/[.D63]" office:value-type="float" office:value="134.540389972145" calcext:value-type="float">
            <text:p>134,54038997214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table:formula="of:=[$dbh2_english.N64]" office:value-type="float" office:value="0.6203" calcext:value-type="float">
            <text:p>0,6203</text:p>
          </table:table-cell>
          <table:table-cell table:formula="of:=[$DBH2_history.G64]" office:value-type="float" office:value="1.08266666666667" calcext:value-type="float">
            <text:p>1,08266666666667</text:p>
          </table:table-cell>
          <table:table-cell table:formula="of:=[$dbh2_english.O64]" office:value-type="string" office:string-value="Ratio of intentional particles to intentional verbs" calcext:value-type="string">
            <text:p>Ratio of intentional particles to intentional verbs</text:p>
          </table:table-cell>
          <table:table-cell table:formula="of:=[$dbh2_english.P64]" office:value-type="float" office:value="0" calcext:value-type="float">
            <text:p>0</text:p>
          </table:table-cell>
          <table:table-cell table:formula="of:=[.E64]-[.D64]" office:value-type="float" office:value="0.462366666666667" calcext:value-type="float">
            <text:p>0,462366666666667</text:p>
          </table:table-cell>
          <table:table-cell table:formula="of:=[.H64]*100/[.D64]" office:value-type="float" office:value="74.5392014616584" calcext:value-type="float">
            <text:p>74,539201461658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table:formula="of:=[$dbh2_english.N65]" office:value-type="float" office:value="0.0669" calcext:value-type="float">
            <text:p>0,0669</text:p>
          </table:table-cell>
          <table:table-cell table:formula="of:=[$DBH2_history.G65]" office:value-type="float" office:value="0.085" calcext:value-type="float">
            <text:p>0,085</text:p>
          </table:table-cell>
          <table:table-cell table:formula="of:=[$dbh2_english.O65]" office:value-type="string" office:string-value="LSA verb overlap" calcext:value-type="string">
            <text:p>LSA verb overlap</text:p>
          </table:table-cell>
          <table:table-cell table:formula="of:=[$dbh2_english.P65]" office:value-type="float" office:value="0" calcext:value-type="float">
            <text:p>0</text:p>
          </table:table-cell>
          <table:table-cell table:formula="of:=[.E65]-[.D65]" office:value-type="float" office:value="0.0181" calcext:value-type="float">
            <text:p>0,0181</text:p>
          </table:table-cell>
          <table:table-cell table:formula="of:=[.H65]*100/[.D65]" office:value-type="float" office:value="27.0553064275037" calcext:value-type="float">
            <text:p>27,055306427503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table:formula="of:=[$dbh2_english.N66]" office:value-type="float" office:value="0.3421" calcext:value-type="float">
            <text:p>0,3421</text:p>
          </table:table-cell>
          <table:table-cell table:formula="of:=[$DBH2_history.G66]" office:value-type="float" office:value="0.346" calcext:value-type="float">
            <text:p>0,346</text:p>
          </table:table-cell>
          <table:table-cell table:formula="of:=[$dbh2_english.O66]" office:value-type="string" office:string-value="WordNet verb overlap" calcext:value-type="string">
            <text:p>WordNet verb overlap</text:p>
          </table:table-cell>
          <table:table-cell table:formula="of:=[$dbh2_english.P66]" office:value-type="float" office:value="0" calcext:value-type="float">
            <text:p>0</text:p>
          </table:table-cell>
          <table:table-cell table:formula="of:=[.E66]-[.D66]" office:value-type="float" office:value="0.00390000000000007" calcext:value-type="float">
            <text:p>0,0039</text:p>
          </table:table-cell>
          <table:table-cell table:formula="of:=[.H66]*100/[.D66]" office:value-type="float" office:value="1.14001753873139" calcext:value-type="float">
            <text:p>1,1400175387313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table:formula="of:=[$dbh2_english.N67]" office:value-type="float" office:value="0.8729" calcext:value-type="float">
            <text:p>0,8729</text:p>
          </table:table-cell>
          <table:table-cell table:formula="of:=[$DBH2_history.G67]" office:value-type="float" office:value="0.954333333333334" calcext:value-type="float">
            <text:p>0,954333333333334</text:p>
          </table:table-cell>
          <table:table-cell table:formula="of:=[$dbh2_english.O67]" office:value-type="string" office:string-value="Temporal cohesion" calcext:value-type="string">
            <text:p>Temporal cohesion</text:p>
          </table:table-cell>
          <table:table-cell table:formula="of:=[$dbh2_english.P67]" office:value-type="string" office:string-value=" tense and aspect repetition" calcext:value-type="string">
            <text:p><text:s/>tense and aspect repetition</text:p>
          </table:table-cell>
          <table:table-cell table:formula="of:=[.E67]-[.D67]" office:value-type="float" office:value="0.0814333333333332" calcext:value-type="float">
            <text:p>0,081433333333333</text:p>
          </table:table-cell>
          <table:table-cell table:formula="of:=[.H67]*100/[.D67]" office:value-type="float" office:value="9.32905640203153" calcext:value-type="float">
            <text:p>9,3290564020315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table:formula="of:=[$dbh2_english.N68]" office:value-type="float" office:value="2.6114" calcext:value-type="float">
            <text:p>2,6114</text:p>
          </table:table-cell>
          <table:table-cell table:formula="of:=[$DBH2_history.G68]" office:value-type="float" office:value="3.07233333333333" calcext:value-type="float">
            <text:p>3,07233333333333</text:p>
          </table:table-cell>
          <table:table-cell table:formula="of:=[$dbh2_english.O68]" office:value-type="string" office:string-value="Left embeddedness" calcext:value-type="string">
            <text:p>Left embeddedness</text:p>
          </table:table-cell>
          <table:table-cell table:formula="of:=[$dbh2_english.P68]" office:value-type="string" office:string-value=" words before main verb" calcext:value-type="string">
            <text:p><text:s/>words before main verb</text:p>
          </table:table-cell>
          <table:table-cell table:formula="of:=[.E68]-[.D68]" office:value-type="float" office:value="0.460933333333334" calcext:value-type="float">
            <text:p>0,460933333333334</text:p>
          </table:table-cell>
          <table:table-cell table:formula="of:=[.H68]*100/[.D68]" office:value-type="float" office:value="17.6508131015292" calcext:value-type="float">
            <text:p>17,6508131015292</text:p>
          </table:table-cell>
          <table:table-cell office:value-type="string" calcext:value-type="string">
            <text:p>Higher left embeddness (more difficult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table:formula="of:=[$dbh2_english.N69]" office:value-type="float" office:value="0.8373" calcext:value-type="float">
            <text:p>0,8373</text:p>
          </table:table-cell>
          <table:table-cell table:formula="of:=[$DBH2_history.G69]" office:value-type="float" office:value="1.15933333333333" calcext:value-type="float">
            <text:p>1,15933333333333</text:p>
          </table:table-cell>
          <table:table-cell table:formula="of:=[$dbh2_english.O69]" office:value-type="string" office:string-value="Number of modifiers per noun phrase" calcext:value-type="string">
            <text:p>Number of modifiers per noun phrase</text:p>
          </table:table-cell>
          <table:table-cell table:formula="of:=[$dbh2_english.P69]" office:value-type="string" office:string-value=" mean" calcext:value-type="string">
            <text:p><text:s/>mean</text:p>
          </table:table-cell>
          <table:table-cell table:formula="of:=[.E69]-[.D69]" office:value-type="float" office:value="0.322033333333333" calcext:value-type="float">
            <text:p>0,322033333333333</text:p>
          </table:table-cell>
          <table:table-cell table:formula="of:=[.H69]*100/[.D69]" office:value-type="float" office:value="38.4609259922767" calcext:value-type="float">
            <text:p>38,4609259922767</text:p>
          </table:table-cell>
          <table:table-cell office:value-type="string" calcext:value-type="string">
            <text:p>Higher number of modifiers per noun phra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table:formula="of:=[$dbh2_english.N70]" office:value-type="float" office:value="0.6684" calcext:value-type="float">
            <text:p>0,6684</text:p>
          </table:table-cell>
          <table:table-cell table:formula="of:=[$DBH2_history.G70]" office:value-type="float" office:value="0.639666666666667" calcext:value-type="float">
            <text:p>0,639666666666667</text:p>
          </table:table-cell>
          <table:table-cell table:formula="of:=[$dbh2_english.O70]" office:value-type="string" office:string-value="Minimal Edit Distance" calcext:value-type="string">
            <text:p>Minimal Edit Distance</text:p>
          </table:table-cell>
          <table:table-cell table:formula="of:=[$dbh2_english.P70]" office:value-type="string" office:string-value=" part of speech" calcext:value-type="string">
            <text:p><text:s/>part of speech</text:p>
          </table:table-cell>
          <table:table-cell table:formula="of:=[.E70]-[.D70]" office:value-type="float" office:value="-0.0287333333333334" calcext:value-type="float">
            <text:p>-0,028733333333333</text:p>
          </table:table-cell>
          <table:table-cell table:formula="of:=[.H70]*100/[.D70]" office:value-type="float" office:value="-4.29882306004389" calcext:value-type="float">
            <text:p>-4,2988230600438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table:formula="of:=[$dbh2_english.N71]" office:value-type="float" office:value="0.9034" calcext:value-type="float">
            <text:p>0,9034</text:p>
          </table:table-cell>
          <table:table-cell table:formula="of:=[$DBH2_history.G71]" office:value-type="float" office:value="0.882" calcext:value-type="float">
            <text:p>0,882</text:p>
          </table:table-cell>
          <table:table-cell table:formula="of:=[$dbh2_english.O71]" office:value-type="string" office:string-value="Minimal Edit Distance" calcext:value-type="string">
            <text:p>Minimal Edit Distance</text:p>
          </table:table-cell>
          <table:table-cell table:formula="of:=[$dbh2_english.P71]" office:value-type="string" office:string-value=" all words" calcext:value-type="string">
            <text:p><text:s/>all words</text:p>
          </table:table-cell>
          <table:table-cell table:formula="of:=[.E71]-[.D71]" office:value-type="float" office:value="-0.0213999999999999" calcext:value-type="float">
            <text:p>-0,0214</text:p>
          </table:table-cell>
          <table:table-cell table:formula="of:=[.H71]*100/[.D71]" office:value-type="float" office:value="-2.36882886871816" calcext:value-type="float">
            <text:p>-2,3688288687181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table:formula="of:=[$dbh2_english.N72]" office:value-type="float" office:value="0.8807" calcext:value-type="float">
            <text:p>0,8807</text:p>
          </table:table-cell>
          <table:table-cell table:formula="of:=[$DBH2_history.G72]" office:value-type="float" office:value="0.860333333333333" calcext:value-type="float">
            <text:p>0,860333333333333</text:p>
          </table:table-cell>
          <table:table-cell table:formula="of:=[$dbh2_english.O72]" office:value-type="string" office:string-value="Minimal Edit Distance" calcext:value-type="string">
            <text:p>Minimal Edit Distance</text:p>
          </table:table-cell>
          <table:table-cell table:formula="of:=[$dbh2_english.P72]" office:value-type="string" office:string-value=" lemmas" calcext:value-type="string">
            <text:p><text:s/>lemmas</text:p>
          </table:table-cell>
          <table:table-cell table:formula="of:=[.E72]-[.D72]" office:value-type="float" office:value="-0.0203666666666668" calcext:value-type="float">
            <text:p>-0,020366666666667</text:p>
          </table:table-cell>
          <table:table-cell table:formula="of:=[.H72]*100/[.D72]" office:value-type="float" office:value="-2.31255440747891" calcext:value-type="float">
            <text:p>-2,3125544074789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table:formula="of:=[$dbh2_english.N73]" office:value-type="float" office:value="0.1007" calcext:value-type="float">
            <text:p>0,1007</text:p>
          </table:table-cell>
          <table:table-cell table:formula="of:=[$DBH2_history.G73]" office:value-type="float" office:value="0.100333333333333" calcext:value-type="float">
            <text:p>0,100333333333333</text:p>
          </table:table-cell>
          <table:table-cell table:formula="of:=[$dbh2_english.O73]" office:value-type="string" office:string-value="Sentence syntax similarity" calcext:value-type="string">
            <text:p>Sentence syntax similarity</text:p>
          </table:table-cell>
          <table:table-cell table:formula="of:=[$dbh2_english.P73]" office:value-type="string" office:string-value=" adjacent sentences" calcext:value-type="string">
            <text:p><text:s/>adjacent sentences</text:p>
          </table:table-cell>
          <table:table-cell table:formula="of:=[.E73]-[.D73]" office:value-type="float" office:value="-0.000366666666666682" calcext:value-type="float">
            <text:p>-0,000366666666667</text:p>
          </table:table-cell>
          <table:table-cell table:formula="of:=[.H73]*100/[.D73]" office:value-type="float" office:value="-0.364117841774262" calcext:value-type="float">
            <text:p>-0,36411784177426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table:formula="of:=[$dbh2_english.N74]" office:value-type="float" office:value="0.1007" calcext:value-type="float">
            <text:p>0,1007</text:p>
          </table:table-cell>
          <table:table-cell table:formula="of:=[$DBH2_history.G74]" office:value-type="float" office:value="0.0896666666666667" calcext:value-type="float">
            <text:p>0,089666666666667</text:p>
          </table:table-cell>
          <table:table-cell table:formula="of:=[$dbh2_english.O74]" office:value-type="string" office:string-value="Sentence syntax similarity" calcext:value-type="string">
            <text:p>Sentence syntax similarity</text:p>
          </table:table-cell>
          <table:table-cell table:formula="of:=[$dbh2_english.P74]" office:value-type="string" office:string-value=" all combinations" calcext:value-type="string">
            <text:p><text:s/>all combinations</text:p>
          </table:table-cell>
          <table:table-cell table:formula="of:=[.E74]-[.D74]" office:value-type="float" office:value="-0.0110333333333333" calcext:value-type="float">
            <text:p>-0,011033333333333</text:p>
          </table:table-cell>
          <table:table-cell table:formula="of:=[.H74]*100/[.D74]" office:value-type="float" office:value="-10.9566368752069" calcext:value-type="float">
            <text:p>-10,956636875206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table:formula="of:=[$dbh2_english.N75]" office:value-type="float" office:value="369.4767" calcext:value-type="float">
            <text:p>369,4767</text:p>
          </table:table-cell>
          <table:table-cell table:formula="of:=[$DBH2_history.G75]" office:value-type="float" office:value="394.515" calcext:value-type="float">
            <text:p>394,515</text:p>
          </table:table-cell>
          <table:table-cell table:formula="of:=[$dbh2_english.O75]" office:value-type="string" office:string-value="Noun phrase density" calcext:value-type="string">
            <text:p>Noun phrase density</text:p>
          </table:table-cell>
          <table:table-cell table:formula="of:=[$dbh2_english.P75]" office:value-type="string" office:string-value=" incidence" calcext:value-type="string">
            <text:p><text:s/>incidence</text:p>
          </table:table-cell>
          <table:table-cell table:formula="of:=[.E75]-[.D75]" office:value-type="float" office:value="25.0383" calcext:value-type="float">
            <text:p>25,0383</text:p>
          </table:table-cell>
          <table:table-cell table:formula="of:=[.H75]*100/[.D75]" office:value-type="float" office:value="6.77669254921895" calcext:value-type="float">
            <text:p>6,7766925492189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table:formula="of:=[$dbh2_english.N76]" office:value-type="float" office:value="203.7816" calcext:value-type="float">
            <text:p>203,7816</text:p>
          </table:table-cell>
          <table:table-cell table:formula="of:=[$DBH2_history.G76]" office:value-type="float" office:value="150.548333333333" calcext:value-type="float">
            <text:p>150,548333333333</text:p>
          </table:table-cell>
          <table:table-cell table:formula="of:=[$dbh2_english.O76]" office:value-type="string" office:string-value="Verb phrase density" calcext:value-type="string">
            <text:p>Verb phrase density</text:p>
          </table:table-cell>
          <table:table-cell table:formula="of:=[$dbh2_english.P76]" office:value-type="string" office:string-value=" incidence" calcext:value-type="string">
            <text:p><text:s/>incidence</text:p>
          </table:table-cell>
          <table:table-cell table:formula="of:=[.E76]-[.D76]" office:value-type="float" office:value="-53.2332666666667" calcext:value-type="float">
            <text:p>-53,2332666666667</text:p>
          </table:table-cell>
          <table:table-cell table:formula="of:=[.H76]*100/[.D76]" office:value-type="float" office:value="-26.1227052229773" calcext:value-type="float">
            <text:p>-26,122705222977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table:formula="of:=[$dbh2_english.N77]" office:value-type="float" office:value="27.4194" calcext:value-type="float">
            <text:p>27,4194</text:p>
          </table:table-cell>
          <table:table-cell table:formula="of:=[$DBH2_history.G77]" office:value-type="float" office:value="14.0836666666667" calcext:value-type="float">
            <text:p>14,0836666666667</text:p>
          </table:table-cell>
          <table:table-cell table:formula="of:=[$dbh2_english.O77]" office:value-type="string" office:string-value="Adverbial phrase density" calcext:value-type="string">
            <text:p>Adverbial phrase density</text:p>
          </table:table-cell>
          <table:table-cell table:formula="of:=[$dbh2_english.P77]" office:value-type="string" office:string-value=" incidence" calcext:value-type="string">
            <text:p><text:s/>incidence</text:p>
          </table:table-cell>
          <table:table-cell table:formula="of:=[.E77]-[.D77]" office:value-type="float" office:value="-13.3357333333333" calcext:value-type="float">
            <text:p>-13,3357333333333</text:p>
          </table:table-cell>
          <table:table-cell table:formula="of:=[.H77]*100/[.D77]" office:value-type="float" office:value="-48.6361238150118" calcext:value-type="float">
            <text:p>-48,636123815011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table:formula="of:=[$dbh2_english.N78]" office:value-type="float" office:value="95.0302" calcext:value-type="float">
            <text:p>95,0302</text:p>
          </table:table-cell>
          <table:table-cell table:formula="of:=[$DBH2_history.G78]" office:value-type="float" office:value="127.479" calcext:value-type="float">
            <text:p>127,479</text:p>
          </table:table-cell>
          <table:table-cell table:formula="of:=[$dbh2_english.O78]" office:value-type="string" office:string-value="Preposition phrase density" calcext:value-type="string">
            <text:p>Preposition phrase density</text:p>
          </table:table-cell>
          <table:table-cell table:formula="of:=[$dbh2_english.P78]" office:value-type="string" office:string-value=" incidence" calcext:value-type="string">
            <text:p><text:s/>incidence</text:p>
          </table:table-cell>
          <table:table-cell table:formula="of:=[.E78]-[.D78]" office:value-type="float" office:value="32.4488" calcext:value-type="float">
            <text:p>32,4488</text:p>
          </table:table-cell>
          <table:table-cell table:formula="of:=[.H78]*100/[.D78]" office:value-type="float" office:value="34.1457768162121" calcext:value-type="float">
            <text:p>34,14577681621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table:formula="of:=[$dbh2_english.N79]" office:value-type="float" office:value="0.2793" calcext:value-type="float">
            <text:p>0,2793</text:p>
          </table:table-cell>
          <table:table-cell table:formula="of:=[$DBH2_history.G79]" office:value-type="float" office:value="20.4003333333333" calcext:value-type="float">
            <text:p>20,4003333333333</text:p>
          </table:table-cell>
          <table:table-cell table:formula="of:=[$dbh2_english.O79]" office:value-type="string" office:string-value="Agentless passive voice density" calcext:value-type="string">
            <text:p>Agentless passive voice density</text:p>
          </table:table-cell>
          <table:table-cell table:formula="of:=[$dbh2_english.P79]" office:value-type="string" office:string-value=" incidence" calcext:value-type="string">
            <text:p><text:s/>incidence</text:p>
          </table:table-cell>
          <table:table-cell table:formula="of:=[.E79]-[.D79]" office:value-type="float" office:value="20.1210333333333" calcext:value-type="float">
            <text:p>20,1210333333333</text:p>
          </table:table-cell>
          <table:table-cell table:formula="of:=[.H79]*100/[.D79]" office:value-type="float" office:value="7204.09356725146" calcext:value-type="float">
            <text:p>7204,093567251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table:formula="of:=[$dbh2_english.N80]" office:value-type="float" office:value="11.8391" calcext:value-type="float">
            <text:p>11,8391</text:p>
          </table:table-cell>
          <table:table-cell table:formula="of:=[$DBH2_history.G80]" office:value-type="float" office:value="1.02766666666667" calcext:value-type="float">
            <text:p>1,02766666666667</text:p>
          </table:table-cell>
          <table:table-cell table:formula="of:=[$dbh2_english.O80]" office:value-type="string" office:string-value="Negation density" calcext:value-type="string">
            <text:p>Negation density</text:p>
          </table:table-cell>
          <table:table-cell table:formula="of:=[$dbh2_english.P80]" office:value-type="string" office:string-value=" incidence" calcext:value-type="string">
            <text:p><text:s/>incidence</text:p>
          </table:table-cell>
          <table:table-cell table:formula="of:=[.E80]-[.D80]" office:value-type="float" office:value="-10.8114333333333" calcext:value-type="float">
            <text:p>-10,8114333333333</text:p>
          </table:table-cell>
          <table:table-cell table:formula="of:=[.H80]*100/[.D80]" office:value-type="float" office:value="-91.3197230645348" calcext:value-type="float">
            <text:p>-91,31972306453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table:formula="of:=[$dbh2_english.N81]" office:value-type="float" office:value="13.6526" calcext:value-type="float">
            <text:p>13,6526</text:p>
          </table:table-cell>
          <table:table-cell table:formula="of:=[$DBH2_history.G81]" office:value-type="float" office:value="9.82433333333333" calcext:value-type="float">
            <text:p>9,82433333333333</text:p>
          </table:table-cell>
          <table:table-cell table:formula="of:=[$dbh2_english.O81]" office:value-type="string" office:string-value="Gerund density" calcext:value-type="string">
            <text:p>Gerund density</text:p>
          </table:table-cell>
          <table:table-cell table:formula="of:=[$dbh2_english.P81]" office:value-type="string" office:string-value=" incidence" calcext:value-type="string">
            <text:p><text:s/>incidence</text:p>
          </table:table-cell>
          <table:table-cell table:formula="of:=[.E81]-[.D81]" office:value-type="float" office:value="-3.82826666666667" calcext:value-type="float">
            <text:p>-3,82826666666667</text:p>
          </table:table-cell>
          <table:table-cell table:formula="of:=[.H81]*100/[.D81]" office:value-type="float" office:value="-28.0405685852268" calcext:value-type="float">
            <text:p>-28,040568585226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table:formula="of:=[$dbh2_english.N82]" office:value-type="float" office:value="16.1635" calcext:value-type="float">
            <text:p>16,1635</text:p>
          </table:table-cell>
          <table:table-cell table:formula="of:=[$DBH2_history.G82]" office:value-type="float" office:value="8.237" calcext:value-type="float">
            <text:p>8,237</text:p>
          </table:table-cell>
          <table:table-cell table:formula="of:=[$dbh2_english.O82]" office:value-type="string" office:string-value="Infinitive density" calcext:value-type="string">
            <text:p>Infinitive density</text:p>
          </table:table-cell>
          <table:table-cell table:formula="of:=[$dbh2_english.P82]" office:value-type="string" office:string-value=" incidence" calcext:value-type="string">
            <text:p><text:s/>incidence</text:p>
          </table:table-cell>
          <table:table-cell table:formula="of:=[.E82]-[.D82]" office:value-type="float" office:value="-7.9265" calcext:value-type="float">
            <text:p>-7,9265</text:p>
          </table:table-cell>
          <table:table-cell table:formula="of:=[.H82]*100/[.D82]" office:value-type="float" office:value="-49.0395025829802" calcext:value-type="float">
            <text:p>-49,039502582980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table:formula="of:=[$dbh2_english.N83]" office:value-type="float" office:value="290.4374" calcext:value-type="float">
            <text:p>290,4374</text:p>
          </table:table-cell>
          <table:table-cell table:formula="of:=[$DBH2_history.G83]" office:value-type="float" office:value="328.107666666667" calcext:value-type="float">
            <text:p>328,107666666667</text:p>
          </table:table-cell>
          <table:table-cell table:formula="of:=[$dbh2_english.O83]" office:value-type="string" office:string-value="Noun incidence" calcext:value-type="string">
            <text:p>Noun incidence</text:p>
          </table:table-cell>
          <table:table-cell table:formula="of:=[$dbh2_english.P83]" office:value-type="float" office:value="0" calcext:value-type="float">
            <text:p>0</text:p>
          </table:table-cell>
          <table:table-cell table:formula="of:=[.E83]-[.D83]" office:value-type="float" office:value="37.6702666666667" calcext:value-type="float">
            <text:p>37,6702666666667</text:p>
          </table:table-cell>
          <table:table-cell table:formula="of:=[.H83]*100/[.D83]" office:value-type="float" office:value="12.9701845102135" calcext:value-type="float">
            <text:p>12,97018451021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table:formula="of:=[$dbh2_english.N84]" office:value-type="float" office:value="105.9275" calcext:value-type="float">
            <text:p>105,9275</text:p>
          </table:table-cell>
          <table:table-cell table:formula="of:=[$DBH2_history.G84]" office:value-type="float" office:value="106.073" calcext:value-type="float">
            <text:p>106,073</text:p>
          </table:table-cell>
          <table:table-cell table:formula="of:=[$dbh2_english.O84]" office:value-type="string" office:string-value="Verb incidence" calcext:value-type="string">
            <text:p>Verb incidence</text:p>
          </table:table-cell>
          <table:table-cell table:formula="of:=[$dbh2_english.P84]" office:value-type="float" office:value="0" calcext:value-type="float">
            <text:p>0</text:p>
          </table:table-cell>
          <table:table-cell table:formula="of:=[.E84]-[.D84]" office:value-type="float" office:value="0.145499999999984" calcext:value-type="float">
            <text:p>0,145499999999984</text:p>
          </table:table-cell>
          <table:table-cell table:formula="of:=[.H84]*100/[.D84]" office:value-type="float" office:value="0.137358098699567" calcext:value-type="float">
            <text:p>0,13735809869956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table:formula="of:=[$dbh2_english.N85]" office:value-type="float" office:value="74.3505" calcext:value-type="float">
            <text:p>74,3505</text:p>
          </table:table-cell>
          <table:table-cell table:formula="of:=[$DBH2_history.G85]" office:value-type="float" office:value="111.219" calcext:value-type="float">
            <text:p>111,219</text:p>
          </table:table-cell>
          <table:table-cell table:formula="of:=[$dbh2_english.O85]" office:value-type="string" office:string-value="Adjective incidence" calcext:value-type="string">
            <text:p>Adjective incidence</text:p>
          </table:table-cell>
          <table:table-cell table:formula="of:=[$dbh2_english.P85]" office:value-type="float" office:value="0" calcext:value-type="float">
            <text:p>0</text:p>
          </table:table-cell>
          <table:table-cell table:formula="of:=[.E85]-[.D85]" office:value-type="float" office:value="36.8685" calcext:value-type="float">
            <text:p>36,8685</text:p>
          </table:table-cell>
          <table:table-cell table:formula="of:=[.H85]*100/[.D85]" office:value-type="float" office:value="49.5874271188492" calcext:value-type="float">
            <text:p>49,587427118849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table:formula="of:=[$dbh2_english.N86]" office:value-type="float" office:value="54.2655" calcext:value-type="float">
            <text:p>54,2655</text:p>
          </table:table-cell>
          <table:table-cell table:formula="of:=[$DBH2_history.G86]" office:value-type="float" office:value="24.482" calcext:value-type="float">
            <text:p>24,482</text:p>
          </table:table-cell>
          <table:table-cell table:formula="of:=[$dbh2_english.O86]" office:value-type="string" office:string-value="Adverb incidence" calcext:value-type="string">
            <text:p>Adverb incidence</text:p>
          </table:table-cell>
          <table:table-cell table:formula="of:=[$dbh2_english.P86]" office:value-type="float" office:value="0" calcext:value-type="float">
            <text:p>0</text:p>
          </table:table-cell>
          <table:table-cell table:formula="of:=[.E86]-[.D86]" office:value-type="float" office:value="-29.7835" calcext:value-type="float">
            <text:p>-29,7835</text:p>
          </table:table-cell>
          <table:table-cell table:formula="of:=[.H86]*100/[.D86]" office:value-type="float" office:value="-54.884779463932" calcext:value-type="float">
            <text:p>-54,88477946393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table:formula="of:=[$dbh2_english.N87]" office:value-type="float" office:value="65.3938" calcext:value-type="float">
            <text:p>65,3938</text:p>
          </table:table-cell>
          <table:table-cell table:formula="of:=[$DBH2_history.G87]" office:value-type="float" office:value="22.7276666666667" calcext:value-type="float">
            <text:p>22,7276666666667</text:p>
          </table:table-cell>
          <table:table-cell table:formula="of:=[$dbh2_english.O87]" office:value-type="string" office:string-value="Pronoun incidence" calcext:value-type="string">
            <text:p>Pronoun incidence</text:p>
          </table:table-cell>
          <table:table-cell table:formula="of:=[$dbh2_english.P87]" office:value-type="float" office:value="0" calcext:value-type="float">
            <text:p>0</text:p>
          </table:table-cell>
          <table:table-cell table:formula="of:=[.E87]-[.D87]" office:value-type="float" office:value="-42.6661333333333" calcext:value-type="float">
            <text:p>-42,6661333333333</text:p>
          </table:table-cell>
          <table:table-cell table:formula="of:=[.H87]*100/[.D87]" office:value-type="float" office:value="-65.2449212820379" calcext:value-type="float">
            <text:p>-65,244921282037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table:formula="of:=[$dbh2_english.N88]" office:value-type="float" office:value="7.337" calcext:value-type="float">
            <text:p>7,337</text:p>
          </table:table-cell>
          <table:table-cell table:formula="of:=[$DBH2_history.G88]" office:value-type="float" office:value="0.127" calcext:value-type="float">
            <text:p>0,127</text:p>
          </table:table-cell>
          <table:table-cell table:formula="of:=[$dbh2_english.O88]" office:value-type="string" office:string-value="First person singular pronoun incidence" calcext:value-type="string">
            <text:p>First person singular pronoun incidence</text:p>
          </table:table-cell>
          <table:table-cell table:formula="of:=[$dbh2_english.P88]" office:value-type="float" office:value="0" calcext:value-type="float">
            <text:p>0</text:p>
          </table:table-cell>
          <table:table-cell table:formula="of:=[.E88]-[.D88]" office:value-type="float" office:value="-7.21" calcext:value-type="float">
            <text:p>-7,21</text:p>
          </table:table-cell>
          <table:table-cell table:formula="of:=[.H88]*100/[.D88]" office:value-type="float" office:value="-98.2690472945346" calcext:value-type="float">
            <text:p>-98,269047294534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table:formula="of:=[$dbh2_english.N89]" office:value-type="float" office:value="10.4838" calcext:value-type="float">
            <text:p>10,4838</text:p>
          </table:table-cell>
          <table:table-cell table:formula="of:=[$DBH2_history.G89]" office:value-type="float" office:value="0.345" calcext:value-type="float">
            <text:p>0,345</text:p>
          </table:table-cell>
          <table:table-cell table:formula="of:=[$dbh2_english.O89]" office:value-type="string" office:string-value="First person plural pronoun incidence" calcext:value-type="string">
            <text:p>First person plural pronoun incidence</text:p>
          </table:table-cell>
          <table:table-cell table:formula="of:=[$dbh2_english.P89]" office:value-type="float" office:value="0" calcext:value-type="float">
            <text:p>0</text:p>
          </table:table-cell>
          <table:table-cell table:formula="of:=[.E89]-[.D89]" office:value-type="float" office:value="-10.1388" calcext:value-type="float">
            <text:p>-10,1388</text:p>
          </table:table-cell>
          <table:table-cell table:formula="of:=[.H89]*100/[.D89]" office:value-type="float" office:value="-96.7092084931037" calcext:value-type="float">
            <text:p>-96,709208493103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table:formula="of:=[$dbh2_english.N90]" office:value-type="float" office:value="10.771" calcext:value-type="float">
            <text:p>10,771</text:p>
          </table:table-cell>
          <table:table-cell table:formula="of:=[$DBH2_history.G90]" office:value-type="float" office:value="0" calcext:value-type="float">
            <text:p>0</text:p>
          </table:table-cell>
          <table:table-cell table:formula="of:=[$dbh2_english.O90]" office:value-type="string" office:string-value="Second person pronoun incidence" calcext:value-type="string">
            <text:p>Second person pronoun incidence</text:p>
          </table:table-cell>
          <table:table-cell table:formula="of:=[$dbh2_english.P90]" office:value-type="float" office:value="0" calcext:value-type="float">
            <text:p>0</text:p>
          </table:table-cell>
          <table:table-cell table:formula="of:=[.E90]-[.D90]" office:value-type="float" office:value="-10.771" calcext:value-type="float">
            <text:p>-10,771</text:p>
          </table:table-cell>
          <table:table-cell table:formula="of:=[.H90]*100/[.D90]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table:formula="of:=[$dbh2_english.N91]" office:value-type="float" office:value="14.2628" calcext:value-type="float">
            <text:p>14,2628</text:p>
          </table:table-cell>
          <table:table-cell table:formula="of:=[$DBH2_history.G91]" office:value-type="float" office:value="2.45666666666667" calcext:value-type="float">
            <text:p>2,45666666666667</text:p>
          </table:table-cell>
          <table:table-cell table:formula="of:=[$dbh2_english.O91]" office:value-type="string" office:string-value="Third person singular pronoun incidence" calcext:value-type="string">
            <text:p>Third person singular pronoun incidence</text:p>
          </table:table-cell>
          <table:table-cell table:formula="of:=[$dbh2_english.P91]" office:value-type="float" office:value="0" calcext:value-type="float">
            <text:p>0</text:p>
          </table:table-cell>
          <table:table-cell table:formula="of:=[.E91]-[.D91]" office:value-type="float" office:value="-11.8061333333333" calcext:value-type="float">
            <text:p>-11,8061333333333</text:p>
          </table:table-cell>
          <table:table-cell table:formula="of:=[.H91]*100/[.D91]" office:value-type="float" office:value="-82.7757055650597" calcext:value-type="float">
            <text:p>-82,775705565059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table:formula="of:=[$dbh2_english.N92]" office:value-type="float" office:value="12.1238" calcext:value-type="float">
            <text:p>12,1238</text:p>
          </table:table-cell>
          <table:table-cell table:formula="of:=[$DBH2_history.G92]" office:value-type="float" office:value="14.5656666666667" calcext:value-type="float">
            <text:p>14,5656666666667</text:p>
          </table:table-cell>
          <table:table-cell table:formula="of:=[$dbh2_english.O92]" office:value-type="string" office:string-value="Third person plural pronoun incidence" calcext:value-type="string">
            <text:p>Third person plural pronoun incidence</text:p>
          </table:table-cell>
          <table:table-cell table:formula="of:=[$dbh2_english.P92]" office:value-type="float" office:value="0" calcext:value-type="float">
            <text:p>0</text:p>
          </table:table-cell>
          <table:table-cell table:formula="of:=[.E92]-[.D92]" office:value-type="float" office:value="2.44186666666667" calcext:value-type="float">
            <text:p>2,44186666666667</text:p>
          </table:table-cell>
          <table:table-cell table:formula="of:=[.H92]*100/[.D92]" office:value-type="float" office:value="20.1410998751766" calcext:value-type="float">
            <text:p>20,141099875176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table:formula="of:=[$dbh2_english.N93]" office:value-type="float" office:value="2.3784" calcext:value-type="float">
            <text:p>2,3784</text:p>
          </table:table-cell>
          <table:table-cell table:formula="of:=[$DBH2_history.G93]" office:value-type="float" office:value="1.99766666666667" calcext:value-type="float">
            <text:p>1,99766666666667</text:p>
          </table:table-cell>
          <table:table-cell table:formula="of:=[$dbh2_english.O93]" office:value-type="string" office:string-value="CELEX word frequency for content words" calcext:value-type="string">
            <text:p>CELEX word frequency for content words</text:p>
          </table:table-cell>
          <table:table-cell table:formula="of:=[$dbh2_english.P93]" office:value-type="string" office:string-value=" mean" calcext:value-type="string">
            <text:p><text:s/>mean</text:p>
          </table:table-cell>
          <table:table-cell table:formula="of:=[.E93]-[.D93]" office:value-type="float" office:value="-0.380733333333333" calcext:value-type="float">
            <text:p>-0,380733333333333</text:p>
          </table:table-cell>
          <table:table-cell table:formula="of:=[.H93]*100/[.D93]" office:value-type="float" office:value="-16.0079605336921" calcext:value-type="float">
            <text:p>-16,007960533692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table:formula="of:=[$dbh2_english.N94]" office:value-type="float" office:value="3.0448" calcext:value-type="float">
            <text:p>3,0448</text:p>
          </table:table-cell>
          <table:table-cell table:formula="of:=[$DBH2_history.G94]" office:value-type="float" office:value="2.96566666666667" calcext:value-type="float">
            <text:p>2,96566666666667</text:p>
          </table:table-cell>
          <table:table-cell table:formula="of:=[$dbh2_english.O94]" office:value-type="string" office:string-value="CELEX Log frequency for all words" calcext:value-type="string">
            <text:p>CELEX Log frequency for all words</text:p>
          </table:table-cell>
          <table:table-cell table:formula="of:=[$dbh2_english.P94]" office:value-type="string" office:string-value=" mean" calcext:value-type="string">
            <text:p><text:s/>mean</text:p>
          </table:table-cell>
          <table:table-cell table:formula="of:=[.E94]-[.D94]" office:value-type="float" office:value="-0.0791333333333331" calcext:value-type="float">
            <text:p>-0,079133333333333</text:p>
          </table:table-cell>
          <table:table-cell table:formula="of:=[.H94]*100/[.D94]" office:value-type="float" office:value="-2.59896654405324" calcext:value-type="float">
            <text:p>-2,5989665440532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table:formula="of:=[$dbh2_english.N95]" office:value-type="float" office:value="1.3715" calcext:value-type="float">
            <text:p>1,3715</text:p>
          </table:table-cell>
          <table:table-cell table:formula="of:=[$DBH2_history.G95]" office:value-type="float" office:value="1.04866666666667" calcext:value-type="float">
            <text:p>1,04866666666667</text:p>
          </table:table-cell>
          <table:table-cell table:formula="of:=[$dbh2_english.O95]" office:value-type="string" office:string-value="CELEX Log minimum frequency for content words" calcext:value-type="string">
            <text:p>CELEX Log minimum frequency for content words</text:p>
          </table:table-cell>
          <table:table-cell table:formula="of:=[$dbh2_english.P95]" office:value-type="string" office:string-value=" mean" calcext:value-type="string">
            <text:p><text:s/>mean</text:p>
          </table:table-cell>
          <table:table-cell table:formula="of:=[.E95]-[.D95]" office:value-type="float" office:value="-0.322833333333334" calcext:value-type="float">
            <text:p>-0,322833333333334</text:p>
          </table:table-cell>
          <table:table-cell table:formula="of:=[.H95]*100/[.D95]" office:value-type="float" office:value="-23.5387045813586" calcext:value-type="float">
            <text:p>-23,538704581358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table:formula="of:=[$dbh2_english.N96]" office:value-type="float" office:value="303.7313" calcext:value-type="float">
            <text:p>303,7313</text:p>
          </table:table-cell>
          <table:table-cell table:formula="of:=[$DBH2_history.G96]" office:value-type="float" office:value="384.859333333333" calcext:value-type="float">
            <text:p>384,859333333333</text:p>
          </table:table-cell>
          <table:table-cell table:formula="of:=[$dbh2_english.O96]" office:value-type="string" office:string-value="Age of acquisition for content words" calcext:value-type="string">
            <text:p>Age of acquisition for content words</text:p>
          </table:table-cell>
          <table:table-cell table:formula="of:=[$dbh2_english.P96]" office:value-type="string" office:string-value=" mean" calcext:value-type="string">
            <text:p><text:s/>mean</text:p>
          </table:table-cell>
          <table:table-cell table:formula="of:=[.E96]-[.D96]" office:value-type="float" office:value="81.1280333333333" calcext:value-type="float">
            <text:p>81,1280333333333</text:p>
          </table:table-cell>
          <table:table-cell table:formula="of:=[.H96]*100/[.D96]" office:value-type="float" office:value="26.710461955463" calcext:value-type="float">
            <text:p>26,71046195546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table:formula="of:=[$dbh2_english.N97]" office:value-type="float" office:value="583.7842" calcext:value-type="float">
            <text:p>583,7842</text:p>
          </table:table-cell>
          <table:table-cell table:formula="of:=[$DBH2_history.G97]" office:value-type="float" office:value="554.082666666667" calcext:value-type="float">
            <text:p>554,082666666667</text:p>
          </table:table-cell>
          <table:table-cell table:formula="of:=[$dbh2_english.O97]" office:value-type="string" office:string-value="Familiarity for content words" calcext:value-type="string">
            <text:p>Familiarity for content words</text:p>
          </table:table-cell>
          <table:table-cell table:formula="of:=[$dbh2_english.P97]" office:value-type="string" office:string-value=" mean" calcext:value-type="string">
            <text:p><text:s/>mean</text:p>
          </table:table-cell>
          <table:table-cell table:formula="of:=[.E97]-[.D97]" office:value-type="float" office:value="-29.7015333333336" calcext:value-type="float">
            <text:p>-29,7015333333336</text:p>
          </table:table-cell>
          <table:table-cell table:formula="of:=[.H97]*100/[.D97]" office:value-type="float" office:value="-5.08775902693728" calcext:value-type="float">
            <text:p>-5,0877590269372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table:formula="of:=[$dbh2_english.N98]" office:value-type="float" office:value="411.775" calcext:value-type="float">
            <text:p>411,775</text:p>
          </table:table-cell>
          <table:table-cell table:formula="of:=[$DBH2_history.G98]" office:value-type="float" office:value="398.432" calcext:value-type="float">
            <text:p>398,432</text:p>
          </table:table-cell>
          <table:table-cell table:formula="of:=[$dbh2_english.O98]" office:value-type="string" office:string-value="Concreteness for content words" calcext:value-type="string">
            <text:p>Concreteness for content words</text:p>
          </table:table-cell>
          <table:table-cell table:formula="of:=[$dbh2_english.P98]" office:value-type="string" office:string-value=" mean" calcext:value-type="string">
            <text:p><text:s/>mean</text:p>
          </table:table-cell>
          <table:table-cell table:formula="of:=[.E98]-[.D98]" office:value-type="float" office:value="-13.3429999999999" calcext:value-type="float">
            <text:p>-13,3429999999999</text:p>
          </table:table-cell>
          <table:table-cell table:formula="of:=[.H98]*100/[.D98]" office:value-type="float" office:value="-3.24036184809663" calcext:value-type="float">
            <text:p>-3,2403618480966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table:formula="of:=[$dbh2_english.N99]" office:value-type="float" office:value="443.1557" calcext:value-type="float">
            <text:p>443,1557</text:p>
          </table:table-cell>
          <table:table-cell table:formula="of:=[$DBH2_history.G99]" office:value-type="float" office:value="426.304" calcext:value-type="float">
            <text:p>426,304</text:p>
          </table:table-cell>
          <table:table-cell table:formula="of:=[$dbh2_english.O99]" office:value-type="string" office:string-value="Imagability for content words" calcext:value-type="string">
            <text:p>Imagability for content words</text:p>
          </table:table-cell>
          <table:table-cell table:formula="of:=[$dbh2_english.P99]" office:value-type="string" office:string-value=" mean" calcext:value-type="string">
            <text:p><text:s/>mean</text:p>
          </table:table-cell>
          <table:table-cell table:formula="of:=[.E99]-[.D99]" office:value-type="float" office:value="-16.8516999999999" calcext:value-type="float">
            <text:p>-16,8516999999999</text:p>
          </table:table-cell>
          <table:table-cell table:formula="of:=[.H99]*100/[.D99]" office:value-type="float" office:value="-3.80265897516379" calcext:value-type="float">
            <text:p>-3,8026589751637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table:formula="of:=[$dbh2_english.N100]" office:value-type="float" office:value="450.4741" calcext:value-type="float">
            <text:p>450,4741</text:p>
          </table:table-cell>
          <table:table-cell table:formula="of:=[$DBH2_history.G100]" office:value-type="float" office:value="440.440666666667" calcext:value-type="float">
            <text:p>440,440666666667</text:p>
          </table:table-cell>
          <table:table-cell table:formula="of:=[$dbh2_english.O100]" office:value-type="string" office:string-value="Meaningfulness" calcext:value-type="string">
            <text:p>Meaningfulness</text:p>
          </table:table-cell>
          <table:table-cell table:formula="of:=[$dbh2_english.P100]" office:value-type="string" office:string-value=" Colorado norms" calcext:value-type="string">
            <text:p><text:s/>Colorado norms</text:p>
          </table:table-cell>
          <table:table-cell table:formula="of:=[.E100]-[.D100]" office:value-type="float" office:value="-10.0334333333334" calcext:value-type="float">
            <text:p>-10,0334333333334</text:p>
          </table:table-cell>
          <table:table-cell table:formula="of:=[.H100]*100/[.D100]" office:value-type="float" office:value="-2.22730526201915" calcext:value-type="float">
            <text:p>-2,227305262019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table:formula="of:=[$dbh2_english.N101]" office:value-type="float" office:value="3.961" calcext:value-type="float">
            <text:p>3,961</text:p>
          </table:table-cell>
          <table:table-cell table:formula="of:=[$DBH2_history.G101]" office:value-type="float" office:value="3.471" calcext:value-type="float">
            <text:p>3,471</text:p>
          </table:table-cell>
          <table:table-cell table:formula="of:=[$dbh2_english.O101]" office:value-type="string" office:string-value="Polysemy for content words" calcext:value-type="string">
            <text:p>Polysemy for content words</text:p>
          </table:table-cell>
          <table:table-cell table:formula="of:=[$dbh2_english.P101]" office:value-type="string" office:string-value=" mean" calcext:value-type="string">
            <text:p><text:s/>mean</text:p>
          </table:table-cell>
          <table:table-cell table:formula="of:=[.E101]-[.D101]" office:value-type="float" office:value="-0.49" calcext:value-type="float">
            <text:p>-0,49</text:p>
          </table:table-cell>
          <table:table-cell table:formula="of:=[.H101]*100/[.D101]" office:value-type="float" office:value="-12.3706134814441" calcext:value-type="float">
            <text:p>-12,370613481444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table:formula="of:=[$dbh2_english.N102]" office:value-type="float" office:value="6.3369" calcext:value-type="float">
            <text:p>6,3369</text:p>
          </table:table-cell>
          <table:table-cell table:formula="of:=[$DBH2_history.G102]" office:value-type="float" office:value="6.23766666666667" calcext:value-type="float">
            <text:p>6,23766666666667</text:p>
          </table:table-cell>
          <table:table-cell table:formula="of:=[$dbh2_english.O102]" office:value-type="string" office:string-value="Hypernymy for nouns" calcext:value-type="string">
            <text:p>Hypernymy for nouns</text:p>
          </table:table-cell>
          <table:table-cell table:formula="of:=[$dbh2_english.P102]" office:value-type="string" office:string-value=" mean" calcext:value-type="string">
            <text:p><text:s/>mean</text:p>
          </table:table-cell>
          <table:table-cell table:formula="of:=[.E102]-[.D102]" office:value-type="float" office:value="-0.0992333333333333" calcext:value-type="float">
            <text:p>-0,099233333333333</text:p>
          </table:table-cell>
          <table:table-cell table:formula="of:=[.H102]*100/[.D102]" office:value-type="float" office:value="-1.56596022240107" calcext:value-type="float">
            <text:p>-1,5659602224010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table:formula="of:=[$dbh2_english.N103]" office:value-type="float" office:value="1.4757" calcext:value-type="float">
            <text:p>1,4757</text:p>
          </table:table-cell>
          <table:table-cell table:formula="of:=[$DBH2_history.G103]" office:value-type="float" office:value="1.53166666666667" calcext:value-type="float">
            <text:p>1,53166666666667</text:p>
          </table:table-cell>
          <table:table-cell table:formula="of:=[$dbh2_english.O103]" office:value-type="string" office:string-value="Hypernymy for verbs" calcext:value-type="string">
            <text:p>Hypernymy for verbs</text:p>
          </table:table-cell>
          <table:table-cell table:formula="of:=[$dbh2_english.P103]" office:value-type="string" office:string-value=" mean" calcext:value-type="string">
            <text:p><text:s/>mean</text:p>
          </table:table-cell>
          <table:table-cell table:formula="of:=[.E103]-[.D103]" office:value-type="float" office:value="0.0559666666666672" calcext:value-type="float">
            <text:p>0,055966666666667</text:p>
          </table:table-cell>
          <table:table-cell table:formula="of:=[.H103]*100/[.D103]" office:value-type="float" office:value="3.79255042804548" calcext:value-type="float">
            <text:p>3,7925504280454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table:formula="of:=[$dbh2_english.N104]" office:value-type="float" office:value="1.8658" calcext:value-type="float">
            <text:p>1,8658</text:p>
          </table:table-cell>
          <table:table-cell table:formula="of:=[$DBH2_history.G104]" office:value-type="float" office:value="2.02966666666667" calcext:value-type="float">
            <text:p>2,02966666666667</text:p>
          </table:table-cell>
          <table:table-cell table:formula="of:=[$dbh2_english.O104]" office:value-type="string" office:string-value="Hypernymy for nouns and verbs" calcext:value-type="string">
            <text:p>Hypernymy for nouns and verbs</text:p>
          </table:table-cell>
          <table:table-cell table:formula="of:=[$dbh2_english.P104]" office:value-type="string" office:string-value=" mean" calcext:value-type="string">
            <text:p><text:s/>mean</text:p>
          </table:table-cell>
          <table:table-cell table:formula="of:=[.E104]-[.D104]" office:value-type="float" office:value="0.163866666666666" calcext:value-type="float">
            <text:p>0,163866666666666</text:p>
          </table:table-cell>
          <table:table-cell table:formula="of:=[.H104]*100/[.D104]" office:value-type="float" office:value="8.78264908707613" calcext:value-type="float">
            <text:p>8,7826490870761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table:formula="of:=[$dbh2_english.N105]" office:value-type="float" office:value="72.4374" calcext:value-type="float">
            <text:p>72,4374</text:p>
          </table:table-cell>
          <table:table-cell table:formula="of:=[$DBH2_history.G105]" office:value-type="float" office:value="44.8406666666667" calcext:value-type="float">
            <text:p>44,8406666666667</text:p>
          </table:table-cell>
          <table:table-cell table:formula="of:=[$dbh2_english.O105]" office:value-type="string" office:string-value="Flesch Reading Ease" calcext:value-type="string">
            <text:p>Flesch Reading Ease</text:p>
          </table:table-cell>
          <table:table-cell table:formula="of:=[$dbh2_english.P105]" office:value-type="float" office:value="0" calcext:value-type="float">
            <text:p>0</text:p>
          </table:table-cell>
          <table:table-cell table:formula="of:=[.E105]-[.D105]" office:value-type="float" office:value="-27.5967333333333" calcext:value-type="float">
            <text:p>-27,5967333333333</text:p>
          </table:table-cell>
          <table:table-cell table:formula="of:=[.H105]*100/[.D105]" office:value-type="float" office:value="-38.0973548654885" calcext:value-type="float">
            <text:p>-38,097354865488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table:formula="of:=[$dbh2_english.N106]" office:value-type="float" office:value="6.1297" calcext:value-type="float">
            <text:p>6,1297</text:p>
          </table:table-cell>
          <table:table-cell table:formula="of:=[$DBH2_history.G106]" office:value-type="float" office:value="10.8046666666667" calcext:value-type="float">
            <text:p>10,8046666666667</text:p>
          </table:table-cell>
          <table:table-cell table:formula="of:=[$dbh2_english.O106]" office:value-type="string" office:string-value="Flesch-Kincaid Grade level" calcext:value-type="string">
            <text:p>Flesch-Kincaid Grade level</text:p>
          </table:table-cell>
          <table:table-cell table:formula="of:=[$dbh2_english.P106]" office:value-type="float" office:value="0" calcext:value-type="float">
            <text:p>0</text:p>
          </table:table-cell>
          <table:table-cell table:formula="of:=[.E106]-[.D106]" office:value-type="float" office:value="4.67496666666667" calcext:value-type="float">
            <text:p>4,67496666666667</text:p>
          </table:table-cell>
          <table:table-cell table:formula="of:=[.H106]*100/[.D106]" office:value-type="float" office:value="76.2674627904574" calcext:value-type="float">
            <text:p>76,267462790457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table:formula="of:=[$dbh2_english.N107]" office:value-type="float" office:value="18.8206" calcext:value-type="float">
            <text:p>18,8206</text:p>
          </table:table-cell>
          <table:table-cell table:formula="of:=[$DBH2_history.G107]" office:value-type="float" office:value="9.71533333333333" calcext:value-type="float">
            <text:p>9,71533333333333</text:p>
          </table:table-cell>
          <table:table-cell table:formula="of:=[$dbh2_english.O107]" office:value-type="string" office:string-value="Coh-Metrix L2 Readability" calcext:value-type="string">
            <text:p>Coh-Metrix L2 Readability</text:p>
          </table:table-cell>
          <table:table-cell table:formula="of:=[$dbh2_english.P107]" office:value-type="float" office:value="0" calcext:value-type="float">
            <text:p>0</text:p>
          </table:table-cell>
          <table:table-cell table:formula="of:=[.E107]-[.D107]" office:value-type="float" office:value="-9.10526666666667" calcext:value-type="float">
            <text:p>-9,10526666666667</text:p>
          </table:table-cell>
          <table:table-cell table:formula="of:=[.H107]*100/[.D107]" office:value-type="float" office:value="-48.3792581887223" calcext:value-type="float">
            <text:p>-48,3792581887223</text:p>
          </table:table-cell>
          <table:table-cell/>
        </table:table-row>
        <table:table-row table:style-name="ro1" table:number-rows-repeated="10484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13:55:42.582000000</dc:date>
    <meta:editing-duration>PT1H5M5S</meta:editing-duration>
    <meta:editing-cycles>2</meta:editing-cycles>
    <meta:generator>LibreOffice/5.4.2.2$Windows_x86 LibreOffice_project/22b09f6418e8c2d508a9eaf86b2399209b0990f4</meta:generator>
    <meta:document-statistic meta:table-count="3" meta:cell-count="3685" meta:object-count="0"/>
  </office:meta>
</office:document-meta>
</file>